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69.5mm"/>
    </style:style>
    <style:style style:name="co4" style:family="table-column">
      <style:table-column-properties fo:break-before="auto" style:column-width="57.63mm"/>
    </style:style>
    <style:style style:name="co5" style:family="table-column">
      <style:table-column-properties fo:break-before="auto" style:column-width="52.88mm"/>
    </style:style>
    <style:style style:name="co6" style:family="table-column">
      <style:table-column-properties fo:break-before="auto" style:column-width="57.98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25.75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70.52mm"/>
    </style:style>
    <style:style style:name="co13" style:family="table-column">
      <style:table-column-properties fo:break-before="auto" style:column-width="66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41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41">
      <style:table-cell-properties fo:background-color="#c0c0c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0"/>
        <table:table-column table:style-name="co8" table:default-cell-style-name="ce4"/>
        <table:table-column table:style-name="co9" table:default-cell-style-name="ce11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ce14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ce17"/>
        <table:table-column table:style-name="co8" table:number-columns-repeated="2" table:default-cell-style-name="Default"/>
        <table:table-column table:style-name="co8" table:default-cell-style-name="ce2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400</text:p>
          </table:table-cell>
          <table:table-cell table:style-name="ce1" office:value-type="string" calcext:value-type="string">
            <text:p>Theorique</text:p>
          </table:table-cell>
          <table:table-cell table:style-name="ce1" office:value-type="string" calcext:value-type="string">
            <text:p>Pourcentage Battery</text:p>
          </table:table-cell>
          <table:table-cell table:style-name="ce1" office:value-type="string" calcext:value-type="string">
            <text:p>Correction</text:p>
          </table:table-cell>
          <table:table-cell table:style-name="ce1" office:value-type="string" calcext:value-type="string">
            <text:p>Correction Theorique</text:p>
          </table:table-cell>
          <table:table-cell table:number-columns-repeated="3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12" office:value-type="string" calcext:value-type="string">
            <text:p>Function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15" office:value-type="string" calcext:value-type="string">
            <text:p>Function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1400 MotorPower on balance</text:p>
          </table:table-cell>
          <table:table-cell table:style-name="ce1" office:value-type="string" calcext:value-type="string">
            <text:p>1400 Signal Ask (offet)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2.03" calcext:value-type="float">
            <text:p>12,03</text:p>
          </table:table-cell>
          <table:table-cell office:value-type="float" office:value="243" calcext:value-type="float">
            <text:p>243</text:p>
          </table:table-cell>
          <table:table-cell table:formula="of:=SUM([.B2]*[.P2])+[.Q2]" office:value-type="float" office:value="245.9" calcext:value-type="float">
            <text:p>245,9</text:p>
          </table:table-cell>
          <table:table-cell table:formula="of:=SUM([.B2]*[.T2])+[.U2]" office:value-type="float" office:value="100.3855" calcext:value-type="float">
            <text:p>100,3855</text:p>
          </table:table-cell>
          <table:table-cell table:formula="of:=SUM([.C2]+((100-[.E2])*[.C2]/100))" office:value-type="float" office:value="242.063235" calcext:value-type="float">
            <text:p>242,063235</text:p>
          </table:table-cell>
          <table:table-cell table:formula="of:=SUM([.D2]+((100-[.E2])*[.D2]/100))" office:value-type="float" office:value="244.9520555" calcext:value-type="float">
            <text:p>244,9520555</text:p>
          </table:table-cell>
          <table:table-cell table:number-columns-repeated="3"/>
          <table:table-cell office:value-type="time" office:time-value="PT00H00M15S" calcext:value-type="time">
            <text:p>00:00:15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table:style-name="ce15" office:value-type="string" calcext:value-type="string">
            <text:p>BATTERY</text:p>
          </table:table-cell>
          <table:table-cell office:value-type="float" office:value="12.85" calcext:value-type="float">
            <text:p>12,85</text:p>
          </table:table-cell>
          <table:table-cell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0M30S" calcext:value-type="time">
            <text:p>00:00:30</text:p>
          </table:table-cell>
          <table:table-cell office:value-type="float" office:value="11.89" calcext:value-type="float">
            <text:p>11,89</text:p>
          </table:table-cell>
          <table:table-cell office:value-type="float" office:value="259" calcext:value-type="float">
            <text:p>25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formula="of:=SUM([.B3]*[.P2])+[.Q2]" office:value-type="float" office:value="245" calcext:value-type="float">
            <text:p>245</text:p>
          </table:table-cell>
          <table:table-cell table:formula="of:=SUM([.B3]*[.T3])+[.U3]" office:value-type="float" office:value="100" calcext:value-type="float">
            <text:p>100</text:p>
          </table:table-cell>
          <table:table-cell table:formula="of:=SUM([.C3]+((100-[.E3])*[.C3]/100))" office:value-type="float" office:value="242" calcext:value-type="float">
            <text:p>242</text:p>
          </table:table-cell>
          <table:table-cell table:formula="of:=SUM([.D3]+((100-[.E3])*[.D3]/100))" office:value-type="float" office:value="245" calcext:value-type="float">
            <text:p>245</text:p>
          </table:table-cell>
          <table:table-cell table:number-columns-repeated="3"/>
          <table:table-cell office:value-type="time" office:time-value="PT00H00M30S" calcext:value-type="time">
            <text:p>00:00:30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3"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style-name="ce3"/>
          <table:table-cell table:formula="of:=[.T2]" office:value-type="float" office:value="12.85" calcext:value-type="float">
            <text:p>12,85</text:p>
          </table:table-cell>
          <table:table-cell table:formula="of:=[.U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1M00S" calcext:value-type="time">
            <text:p>00:01:00</text:p>
          </table:table-cell>
          <table:table-cell office:value-type="float" office:value="11.86" calcext:value-type="float">
            <text:p>11,86</text:p>
          </table:table-cell>
          <table:table-cell office:value-type="float" office:value="255" calcext:value-type="float">
            <text:p>25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.98" calcext:value-type="float">
            <text:p>11,98</text:p>
          </table:table-cell>
          <table:table-cell office:value-type="float" office:value="240" calcext:value-type="float">
            <text:p>240</text:p>
          </table:table-cell>
          <table:table-cell table:formula="of:=SUM([.B4]*[.P2])+[.Q2]" office:value-type="float" office:value="244.4" calcext:value-type="float">
            <text:p>244,4</text:p>
          </table:table-cell>
          <table:table-cell table:formula="of:=SUM([.B4]*[.T4])+[.U4]" office:value-type="float" office:value="99.743" calcext:value-type="float">
            <text:p>99,743</text:p>
          </table:table-cell>
          <table:table-cell table:formula="of:=SUM([.C4]+((100-[.E4])*[.C4]/100))" office:value-type="float" office:value="240.6168" calcext:value-type="float">
            <text:p>240,6168</text:p>
          </table:table-cell>
          <table:table-cell table:formula="of:=SUM([.D4]+((100-[.E4])*[.D4]/100))" office:value-type="float" office:value="245.028108" calcext:value-type="float">
            <text:p>245,028108</text:p>
          </table:table-cell>
          <table:table-cell table:number-columns-repeated="3"/>
          <table:table-cell office:value-type="time" office:time-value="PT00H00M45S" calcext:value-type="time">
            <text:p>00:00:45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formula="of:=[.P2]" office:value-type="float" office:value="30" calcext:value-type="float">
            <text:p>30</text:p>
          </table:table-cell>
          <table:table-cell table:formula="of:=[.Q2]" office:value-type="float" office:value="-115" calcext:value-type="float">
            <text:p>-115</text:p>
          </table:table-cell>
          <table:table-cell/>
          <table:table-cell table:style-name="ce3"/>
          <table:table-cell table:formula="of:=[.T3]" office:value-type="float" office:value="12.85" calcext:value-type="float">
            <text:p>12,85</text:p>
          </table:table-cell>
          <table:table-cell table:formula="of:=[.U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1M30S" calcext:value-type="time">
            <text:p>00:01:30</text:p>
          </table:table-cell>
          <table:table-cell office:value-type="float" office:value="11.82" calcext:value-type="float">
            <text:p>11,82</text:p>
          </table:table-cell>
          <table:table-cell office:value-type="float" office:value="257" calcext:value-type="float">
            <text:p>25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1.95" calcext:value-type="float">
            <text:p>11,95</text:p>
          </table:table-cell>
          <table:table-cell office:value-type="float" office:value="240" calcext:value-type="float">
            <text:p>240</text:p>
          </table:table-cell>
          <table:table-cell table:formula="of:=SUM([.B5]*[.P2])+[.Q2]" office:value-type="float" office:value="243.5" calcext:value-type="float">
            <text:p>243,5</text:p>
          </table:table-cell>
          <table:table-cell table:formula="of:=SUM([.B5]*[.T5])+[.U5]" office:value-type="float" office:value="99.3575" calcext:value-type="float">
            <text:p>99,3575</text:p>
          </table:table-cell>
          <table:table-cell table:formula="of:=SUM([.C5]+((100-[.E5])*[.C5]/100))" office:value-type="float" office:value="241.542" calcext:value-type="float">
            <text:p>241,542</text:p>
          </table:table-cell>
          <table:table-cell table:formula="of:=SUM([.D5]+((100-[.E5])*[.D5]/100))" office:value-type="float" office:value="245.0644875" calcext:value-type="float">
            <text:p>245,0644875</text:p>
          </table:table-cell>
          <table:table-cell table:number-columns-repeated="3"/>
          <table:table-cell office:value-type="time" office:time-value="PT00H01M00S" calcext:value-type="time">
            <text:p>00:01:00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 table:number-columns-repeated="2"/>
          <table:table-cell table:formula="of:=[.T4]" office:value-type="float" office:value="12.85" calcext:value-type="float">
            <text:p>12,85</text:p>
          </table:table-cell>
          <table:table-cell table:formula="of:=[.U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2M00S" calcext:value-type="time">
            <text:p>00:02:00</text:p>
          </table:table-cell>
          <table:table-cell office:value-type="float" office:value="11.8" calcext:value-type="float">
            <text:p>11,8</text:p>
          </table:table-cell>
          <table:table-cell office:value-type="float" office:value="256" calcext:value-type="float">
            <text:p>25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.92" calcext:value-type="float">
            <text:p>11,92</text:p>
          </table:table-cell>
          <table:table-cell office:value-type="float" office:value="240" calcext:value-type="float">
            <text:p>240</text:p>
          </table:table-cell>
          <table:table-cell table:formula="of:=SUM([.B6]*[.P2])+[.Q2]" office:value-type="float" office:value="242.6" calcext:value-type="float">
            <text:p>242,6</text:p>
          </table:table-cell>
          <table:table-cell table:formula="of:=SUM([.B6]*[.T6])+[.U6]" office:value-type="float" office:value="98.972" calcext:value-type="float">
            <text:p>98,972</text:p>
          </table:table-cell>
          <table:table-cell table:formula="of:=SUM([.C6]+((100-[.E6])*[.C6]/100))" office:value-type="float" office:value="242.4672" calcext:value-type="float">
            <text:p>242,4672</text:p>
          </table:table-cell>
          <table:table-cell table:formula="of:=SUM([.D6]+((100-[.E6])*[.D6]/100))" office:value-type="float" office:value="245.093928" calcext:value-type="float">
            <text:p>245,093928</text:p>
          </table:table-cell>
          <table:table-cell table:number-columns-repeated="3"/>
          <table:table-cell office:value-type="time" office:time-value="PT00H01M15S" calcext:value-type="time">
            <text:p>00:01:1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P4]" office:value-type="float" office:value="30" calcext:value-type="float">
            <text:p>30</text:p>
          </table:table-cell>
          <table:table-cell table:formula="of:=[.Q4]" office:value-type="float" office:value="-115" calcext:value-type="float">
            <text:p>-115</text:p>
          </table:table-cell>
          <table:table-cell table:number-columns-repeated="2"/>
          <table:table-cell table:formula="of:=[.T5]" office:value-type="float" office:value="12.85" calcext:value-type="float">
            <text:p>12,85</text:p>
          </table:table-cell>
          <table:table-cell table:formula="of:=[.U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2M30S" calcext:value-type="time">
            <text:p>00:02:30</text:p>
          </table:table-cell>
          <table:table-cell office:value-type="float" office:value="11.77" calcext:value-type="float">
            <text:p>11,77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.88" calcext:value-type="float">
            <text:p>11,88</text:p>
          </table:table-cell>
          <table:table-cell office:value-type="float" office:value="236" calcext:value-type="float">
            <text:p>236</text:p>
          </table:table-cell>
          <table:table-cell table:formula="of:=SUM([.B7]*[.P2])+[.Q2]" office:value-type="float" office:value="241.4" calcext:value-type="float">
            <text:p>241,4</text:p>
          </table:table-cell>
          <table:table-cell table:formula="of:=SUM([.B7]*[.T7])+[.U7]" office:value-type="float" office:value="98.458" calcext:value-type="float">
            <text:p>98,458</text:p>
          </table:table-cell>
          <table:table-cell table:formula="of:=SUM([.C7]+((100-[.E7])*[.C7]/100))" office:value-type="float" office:value="239.63912" calcext:value-type="float">
            <text:p>239,63912</text:p>
          </table:table-cell>
          <table:table-cell table:formula="of:=SUM([.D7]+((100-[.E7])*[.D7]/100))" office:value-type="float" office:value="245.122388" calcext:value-type="float">
            <text:p>245,122388</text:p>
          </table:table-cell>
          <table:table-cell table:number-columns-repeated="3"/>
          <table:table-cell office:value-type="time" office:time-value="PT00H01M30S" calcext:value-type="time">
            <text:p>00:01:30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 table:number-columns-repeated="2"/>
          <table:table-cell table:formula="of:=[.T6]" office:value-type="float" office:value="12.85" calcext:value-type="float">
            <text:p>12,85</text:p>
          </table:table-cell>
          <table:table-cell table:formula="of:=[.U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3M00S" calcext:value-type="time">
            <text:p>00:03:00</text:p>
          </table:table-cell>
          <table:table-cell office:value-type="float" office:value="11.74" calcext:value-type="float">
            <text:p>11,74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.85" calcext:value-type="float">
            <text:p>11,85</text:p>
          </table:table-cell>
          <table:table-cell office:value-type="float" office:value="237" calcext:value-type="float">
            <text:p>237</text:p>
          </table:table-cell>
          <table:table-cell table:formula="of:=SUM([.B8]*[.P2])+[.Q2]" office:value-type="float" office:value="240.5" calcext:value-type="float">
            <text:p>240,5</text:p>
          </table:table-cell>
          <table:table-cell table:formula="of:=SUM([.B8]*[.T8])+[.U8]" office:value-type="float" office:value="98.0725" calcext:value-type="float">
            <text:p>98,0725</text:p>
          </table:table-cell>
          <table:table-cell table:formula="of:=SUM([.C8]+((100-[.E8])*[.C8]/100))" office:value-type="float" office:value="241.568175" calcext:value-type="float">
            <text:p>241,568175</text:p>
          </table:table-cell>
          <table:table-cell table:formula="of:=SUM([.D8]+((100-[.E8])*[.D8]/100))" office:value-type="float" office:value="245.1356375" calcext:value-type="float">
            <text:p>245,1356375</text:p>
          </table:table-cell>
          <table:table-cell table:number-columns-repeated="3"/>
          <table:table-cell office:value-type="time" office:time-value="PT00H01M45S" calcext:value-type="time">
            <text:p>00:01:45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[.P6]" office:value-type="float" office:value="30" calcext:value-type="float">
            <text:p>30</text:p>
          </table:table-cell>
          <table:table-cell table:formula="of:=[.Q6]" office:value-type="float" office:value="-115" calcext:value-type="float">
            <text:p>-115</text:p>
          </table:table-cell>
          <table:table-cell table:number-columns-repeated="2"/>
          <table:table-cell table:formula="of:=[.T7]" office:value-type="float" office:value="12.85" calcext:value-type="float">
            <text:p>12,85</text:p>
          </table:table-cell>
          <table:table-cell table:formula="of:=[.U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3M30S" calcext:value-type="time">
            <text:p>00:03:30</text:p>
          </table:table-cell>
          <table:table-cell office:value-type="float" office:value="11.72" calcext:value-type="float">
            <text:p>11,72</text:p>
          </table:table-cell>
          <table:table-cell office:value-type="float" office:value="255" calcext:value-type="float">
            <text:p>25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.82" calcext:value-type="float">
            <text:p>11,82</text:p>
          </table:table-cell>
          <table:table-cell office:value-type="float" office:value="234" calcext:value-type="float">
            <text:p>234</text:p>
          </table:table-cell>
          <table:table-cell table:formula="of:=SUM([.B9]*[.P9])+[.Q9]" office:value-type="float" office:value="239.6" calcext:value-type="float">
            <text:p>239,6</text:p>
          </table:table-cell>
          <table:table-cell table:formula="of:=SUM([.B9]*[.T9])+[.U9]" office:value-type="float" office:value="97.687" calcext:value-type="float">
            <text:p>97,687</text:p>
          </table:table-cell>
          <table:table-cell table:formula="of:=SUM([.C9]+((100-[.E9])*[.C9]/100))" office:value-type="float" office:value="239.41242" calcext:value-type="float">
            <text:p>239,41242</text:p>
          </table:table-cell>
          <table:table-cell table:formula="of:=SUM([.D9]+((100-[.E9])*[.D9]/100))" office:value-type="float" office:value="245.141948" calcext:value-type="float">
            <text:p>245,141948</text:p>
          </table:table-cell>
          <table:table-cell table:number-columns-repeated="3"/>
          <table:table-cell office:value-type="time" office:time-value="PT00H02M00S" calcext:value-type="time">
            <text:p>00:02:00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 table:number-columns-repeated="2"/>
          <table:table-cell table:formula="of:=[.T8]" office:value-type="float" office:value="12.85" calcext:value-type="float">
            <text:p>12,85</text:p>
          </table:table-cell>
          <table:table-cell table:formula="of:=[.U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4M00S" calcext:value-type="time">
            <text:p>00:04:00</text:p>
          </table:table-cell>
          <table:table-cell office:value-type="float" office:value="11.68" calcext:value-type="float">
            <text:p>11,68</text:p>
          </table:table-cell>
          <table:table-cell office:value-type="float" office:value="255" calcext:value-type="float">
            <text:p>25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.77" calcext:value-type="float">
            <text:p>11,77</text:p>
          </table:table-cell>
          <table:table-cell office:value-type="float" office:value="235" calcext:value-type="float">
            <text:p>235</text:p>
          </table:table-cell>
          <table:table-cell table:formula="of:=SUM([.B10]*[.P9])+[.Q9]" office:value-type="float" office:value="238.1" calcext:value-type="float">
            <text:p>238,1</text:p>
          </table:table-cell>
          <table:table-cell table:formula="of:=SUM([.B10]*[.T10])+[.U10]" office:value-type="float" office:value="97.0445" calcext:value-type="float">
            <text:p>97,0445</text:p>
          </table:table-cell>
          <table:table-cell table:formula="of:=SUM([.C10]+((100-[.E10])*[.C10]/100))" office:value-type="float" office:value="241.945425" calcext:value-type="float">
            <text:p>241,945425</text:p>
          </table:table-cell>
          <table:table-cell table:formula="of:=SUM([.D10]+((100-[.E10])*[.D10]/100))" office:value-type="float" office:value="245.1370455" calcext:value-type="float">
            <text:p>245,1370455</text:p>
          </table:table-cell>
          <table:table-cell table:number-columns-repeated="3"/>
          <table:table-cell office:value-type="time" office:time-value="PT00H02M15S" calcext:value-type="time">
            <text:p>00:02:15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formula="of:=[.P8]" office:value-type="float" office:value="30" calcext:value-type="float">
            <text:p>30</text:p>
          </table:table-cell>
          <table:table-cell table:formula="of:=[.Q8]" office:value-type="float" office:value="-115" calcext:value-type="float">
            <text:p>-115</text:p>
          </table:table-cell>
          <table:table-cell table:number-columns-repeated="2"/>
          <table:table-cell table:formula="of:=[.T9]" office:value-type="float" office:value="12.85" calcext:value-type="float">
            <text:p>12,85</text:p>
          </table:table-cell>
          <table:table-cell table:formula="of:=[.U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4M30S" calcext:value-type="time">
            <text:p>00:04:30</text:p>
          </table:table-cell>
          <table:table-cell office:value-type="float" office:value="11.66" calcext:value-type="float">
            <text:p>11,66</text:p>
          </table:table-cell>
          <table:table-cell office:value-type="float" office:value="252" calcext:value-type="float">
            <text:p>25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.75" calcext:value-type="float">
            <text:p>11,75</text:p>
          </table:table-cell>
          <table:table-cell office:value-type="float" office:value="234" calcext:value-type="float">
            <text:p>234</text:p>
          </table:table-cell>
          <table:table-cell table:formula="of:=SUM([.B11]*[.P9])+[.Q9]" office:value-type="float" office:value="237.5" calcext:value-type="float">
            <text:p>237,5</text:p>
          </table:table-cell>
          <table:table-cell table:formula="of:=SUM([.B11]*[.T11])+[.U11]" office:value-type="float" office:value="96.7875" calcext:value-type="float">
            <text:p>96,7875</text:p>
          </table:table-cell>
          <table:table-cell table:formula="of:=SUM([.C11]+((100-[.E11])*[.C11]/100))" office:value-type="float" office:value="241.51725" calcext:value-type="float">
            <text:p>241,51725</text:p>
          </table:table-cell>
          <table:table-cell table:formula="of:=SUM([.D11]+((100-[.E11])*[.D11]/100))" office:value-type="float" office:value="245.1296875" calcext:value-type="float">
            <text:p>245,1296875</text:p>
          </table:table-cell>
          <table:table-cell table:number-columns-repeated="3"/>
          <table:table-cell office:value-type="time" office:time-value="PT00H02M30S" calcext:value-type="time">
            <text:p>00:02:3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P10]" office:value-type="float" office:value="30" calcext:value-type="float">
            <text:p>30</text:p>
          </table:table-cell>
          <table:table-cell table:formula="of:=[.Q10]" office:value-type="float" office:value="-115" calcext:value-type="float">
            <text:p>-115</text:p>
          </table:table-cell>
          <table:table-cell table:number-columns-repeated="2"/>
          <table:table-cell table:formula="of:=[.T10]" office:value-type="float" office:value="12.85" calcext:value-type="float">
            <text:p>12,85</text:p>
          </table:table-cell>
          <table:table-cell table:formula="of:=[.U1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5M00S" calcext:value-type="time">
            <text:p>00:05:00</text:p>
          </table:table-cell>
          <table:table-cell office:value-type="float" office:value="11.64" calcext:value-type="float">
            <text:p>11,64</text:p>
          </table:table-cell>
          <table:table-cell office:value-type="float" office:value="255" calcext:value-type="float">
            <text:p>25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.73" calcext:value-type="float">
            <text:p>11,73</text:p>
          </table:table-cell>
          <table:table-cell office:value-type="float" office:value="232" calcext:value-type="float">
            <text:p>232</text:p>
          </table:table-cell>
          <table:table-cell table:formula="of:=SUM([.B12]*[.P9])+[.Q9]" office:value-type="float" office:value="236.9" calcext:value-type="float">
            <text:p>236,9</text:p>
          </table:table-cell>
          <table:table-cell table:formula="of:=SUM([.B12]*[.T12])+[.U12]" office:value-type="float" office:value="96.5305" calcext:value-type="float">
            <text:p>96,5305</text:p>
          </table:table-cell>
          <table:table-cell table:formula="of:=SUM([.C12]+((100-[.E12])*[.C12]/100))" office:value-type="float" office:value="240.04924" calcext:value-type="float">
            <text:p>240,04924</text:p>
          </table:table-cell>
          <table:table-cell table:formula="of:=SUM([.D12]+((100-[.E12])*[.D12]/100))" office:value-type="float" office:value="245.1192455" calcext:value-type="float">
            <text:p>245,1192455</text:p>
          </table:table-cell>
          <table:table-cell table:number-columns-repeated="3"/>
          <table:table-cell office:value-type="time" office:time-value="PT00H02M45S" calcext:value-type="time">
            <text:p>00:02:45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 table:number-columns-repeated="2"/>
          <table:table-cell table:formula="of:=[.T11]" office:value-type="float" office:value="12.85" calcext:value-type="float">
            <text:p>12,85</text:p>
          </table:table-cell>
          <table:table-cell table:formula="of:=[.U1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5M30S" calcext:value-type="time">
            <text:p>00:05:30</text:p>
          </table:table-cell>
          <table:table-cell office:value-type="float" office:value="11.63" calcext:value-type="float">
            <text:p>11,63</text:p>
          </table:table-cell>
          <table:table-cell office:value-type="float" office:value="251" calcext:value-type="float">
            <text:p>25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.7" calcext:value-type="float">
            <text:p>11,7</text:p>
          </table:table-cell>
          <table:table-cell office:value-type="float" office:value="232" calcext:value-type="float">
            <text:p>232</text:p>
          </table:table-cell>
          <table:table-cell table:formula="of:=SUM([.B13]*[.P9])+[.Q9]" office:value-type="float" office:value="236" calcext:value-type="float">
            <text:p>236</text:p>
          </table:table-cell>
          <table:table-cell table:formula="of:=SUM([.B13]*[.T13])+[.U13]" office:value-type="float" office:value="96.145" calcext:value-type="float">
            <text:p>96,145</text:p>
          </table:table-cell>
          <table:table-cell table:formula="of:=SUM([.C13]+SUM((100-[.E13])*[.C13]/100))" office:value-type="float" office:value="240.9436" calcext:value-type="float">
            <text:p>240,9436</text:p>
          </table:table-cell>
          <table:table-cell table:formula="of:=SUM([.D13]+((100-[.E13])*[.D13]/100))" office:value-type="float" office:value="245.0978" calcext:value-type="float">
            <text:p>245,0978</text:p>
          </table:table-cell>
          <table:table-cell table:number-columns-repeated="3"/>
          <table:table-cell office:value-type="time" office:time-value="PT00H03M00S" calcext:value-type="time">
            <text:p>00:03:00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[.P11]" office:value-type="float" office:value="30" calcext:value-type="float">
            <text:p>30</text:p>
          </table:table-cell>
          <table:table-cell table:formula="of:=[.Q11]" office:value-type="float" office:value="-115" calcext:value-type="float">
            <text:p>-115</text:p>
          </table:table-cell>
          <table:table-cell table:number-columns-repeated="2"/>
          <table:table-cell table:formula="of:=[.T12]" office:value-type="float" office:value="12.85" calcext:value-type="float">
            <text:p>12,85</text:p>
          </table:table-cell>
          <table:table-cell table:formula="of:=[.U1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6M00S" calcext:value-type="time">
            <text:p>00:06:00</text:p>
          </table:table-cell>
          <table:table-cell office:value-type="string" calcext:value-type="string">
            <text:p>11.60</text:p>
          </table:table-cell>
          <table:table-cell office:value-type="float" office:value="250" calcext:value-type="float">
            <text:p>25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.67" calcext:value-type="float">
            <text:p>11,67</text:p>
          </table:table-cell>
          <table:table-cell office:value-type="float" office:value="232" calcext:value-type="float">
            <text:p>232</text:p>
          </table:table-cell>
          <table:table-cell table:formula="of:=SUM([.B14]*[.P9])+[.Q9]" office:value-type="float" office:value="235.1" calcext:value-type="float">
            <text:p>235,1</text:p>
          </table:table-cell>
          <table:table-cell table:formula="of:=SUM([.B14]*[.T14])+[.U14]" office:value-type="float" office:value="95.7595" calcext:value-type="float">
            <text:p>95,7595</text:p>
          </table:table-cell>
          <table:table-cell table:formula="of:=SUM([.C14]+SUM((100-[.E14])*[.C14]/100))" office:value-type="float" office:value="241.83796" calcext:value-type="float">
            <text:p>241,83796</text:p>
          </table:table-cell>
          <table:table-cell table:formula="of:=SUM([.D14]+((100-[.E14])*[.D14]/100))" office:value-type="float" office:value="245.0694155" calcext:value-type="float">
            <text:p>245,0694155</text:p>
          </table:table-cell>
          <table:table-cell table:number-columns-repeated="3"/>
          <table:table-cell office:value-type="time" office:time-value="PT00H03M15S" calcext:value-type="time">
            <text:p>00:03:15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 table:number-columns-repeated="2"/>
          <table:table-cell table:formula="of:=[.T13]" office:value-type="float" office:value="12.85" calcext:value-type="float">
            <text:p>12,85</text:p>
          </table:table-cell>
          <table:table-cell table:formula="of:=[.U1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6M30S" calcext:value-type="time">
            <text:p>00:06:30</text:p>
          </table:table-cell>
          <table:table-cell office:value-type="float" office:value="11.59" calcext:value-type="float">
            <text:p>11,59</text:p>
          </table:table-cell>
          <table:table-cell office:value-type="float" office:value="252" calcext:value-type="float">
            <text:p>25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.65" calcext:value-type="float">
            <text:p>11,65</text:p>
          </table:table-cell>
          <table:table-cell office:value-type="float" office:value="231" calcext:value-type="float">
            <text:p>231</text:p>
          </table:table-cell>
          <table:table-cell table:formula="of:=SUM([.B15]*[.P9])+[.Q9]" office:value-type="float" office:value="234.5" calcext:value-type="float">
            <text:p>234,5</text:p>
          </table:table-cell>
          <table:table-cell table:formula="of:=SUM([.B15]*[.T15])+[.U15]" office:value-type="float" office:value="95.5025" calcext:value-type="float">
            <text:p>95,5025</text:p>
          </table:table-cell>
          <table:table-cell table:formula="of:=SUM([.C15]+SUM((100-[.E15])*[.C15]/100))" office:value-type="float" office:value="241.389225" calcext:value-type="float">
            <text:p>241,389225</text:p>
          </table:table-cell>
          <table:table-cell table:formula="of:=SUM([.D15]+((100-[.E15])*[.D15]/100))" office:value-type="float" office:value="245.0466375" calcext:value-type="float">
            <text:p>245,0466375</text:p>
          </table:table-cell>
          <table:table-cell table:number-columns-repeated="3"/>
          <table:table-cell office:value-type="time" office:time-value="PT00H03M30S" calcext:value-type="time">
            <text:p>00:03:30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P13]" office:value-type="float" office:value="30" calcext:value-type="float">
            <text:p>30</text:p>
          </table:table-cell>
          <table:table-cell table:formula="of:=[.Q13]" office:value-type="float" office:value="-115" calcext:value-type="float">
            <text:p>-115</text:p>
          </table:table-cell>
          <table:table-cell table:number-columns-repeated="2"/>
          <table:table-cell table:formula="of:=[.T14]" office:value-type="float" office:value="12.85" calcext:value-type="float">
            <text:p>12,85</text:p>
          </table:table-cell>
          <table:table-cell table:formula="of:=[.U1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7M00S" calcext:value-type="time">
            <text:p>00:07:00</text:p>
          </table:table-cell>
          <table:table-cell office:value-type="float" office:value="11.56" calcext:value-type="float">
            <text:p>11,56</text:p>
          </table:table-cell>
          <table:table-cell office:value-type="float" office:value="251" calcext:value-type="float">
            <text:p>25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.63" calcext:value-type="float">
            <text:p>11,63</text:p>
          </table:table-cell>
          <table:table-cell office:value-type="float" office:value="229" calcext:value-type="float">
            <text:p>229</text:p>
          </table:table-cell>
          <table:table-cell table:formula="of:=SUM([.B16]*[.P16])+[.Q16]" office:value-type="float" office:value="233.9" calcext:value-type="float">
            <text:p>233,9</text:p>
          </table:table-cell>
          <table:table-cell table:formula="of:=SUM([.B16]*[.T16])+[.U16]" office:value-type="float" office:value="95.2455" calcext:value-type="float">
            <text:p>95,2455</text:p>
          </table:table-cell>
          <table:table-cell table:formula="of:=SUM([.C16]+SUM((100-[.E16])*[.C16]/100))" office:value-type="float" office:value="239.887805" calcext:value-type="float">
            <text:p>239,887805</text:p>
          </table:table-cell>
          <table:table-cell table:formula="of:=SUM([.D16]+((100-[.E16])*[.D16]/100))" office:value-type="float" office:value="245.0207755" calcext:value-type="float">
            <text:p>245,0207755</text:p>
          </table:table-cell>
          <table:table-cell table:number-columns-repeated="3"/>
          <table:table-cell office:value-type="time" office:time-value="PT00H03M45S" calcext:value-type="time">
            <text:p>00:03:4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 table:number-columns-repeated="2"/>
          <table:table-cell table:formula="of:=[.T15]" office:value-type="float" office:value="12.85" calcext:value-type="float">
            <text:p>12,85</text:p>
          </table:table-cell>
          <table:table-cell table:formula="of:=[.U1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7M30S" calcext:value-type="time">
            <text:p>00:07:30</text:p>
          </table:table-cell>
          <table:table-cell office:value-type="float" office:value="11.5" calcext:value-type="float">
            <text:p>11,5</text:p>
          </table:table-cell>
          <table:table-cell office:value-type="float" office:value="251" calcext:value-type="float">
            <text:p>25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1.62" calcext:value-type="float">
            <text:p>11,62</text:p>
          </table:table-cell>
          <table:table-cell office:value-type="float" office:value="230" calcext:value-type="float">
            <text:p>230</text:p>
          </table:table-cell>
          <table:table-cell table:formula="of:=SUM([.B17]*[.P16])+[.Q16]" office:value-type="float" office:value="233.6" calcext:value-type="float">
            <text:p>233,6</text:p>
          </table:table-cell>
          <table:table-cell table:formula="of:=SUM([.B17]*[.T17])+[.U17]" office:value-type="float" office:value="95.117" calcext:value-type="float">
            <text:p>95,117</text:p>
          </table:table-cell>
          <table:table-cell table:formula="of:=SUM([.C17]+SUM((100-[.E17])*[.C17]/100))" office:value-type="float" office:value="241.2309" calcext:value-type="float">
            <text:p>241,2309</text:p>
          </table:table-cell>
          <table:table-cell table:formula="of:=SUM([.D17]+((100-[.E17])*[.D17]/100))" office:value-type="float" office:value="245.006688" calcext:value-type="float">
            <text:p>245,006688</text:p>
          </table:table-cell>
          <table:table-cell table:number-columns-repeated="3"/>
          <table:table-cell office:value-type="time" office:time-value="PT00H04M00S" calcext:value-type="time">
            <text:p>00:04:00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5]" office:value-type="float" office:value="30" calcext:value-type="float">
            <text:p>30</text:p>
          </table:table-cell>
          <table:table-cell table:formula="of:=[.Q15]" office:value-type="float" office:value="-115" calcext:value-type="float">
            <text:p>-115</text:p>
          </table:table-cell>
          <table:table-cell table:number-columns-repeated="2"/>
          <table:table-cell table:formula="of:=[.T16]" office:value-type="float" office:value="12.85" calcext:value-type="float">
            <text:p>12,85</text:p>
          </table:table-cell>
          <table:table-cell table:formula="of:=[.U1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8M00S" calcext:value-type="time">
            <text:p>00:08:00</text:p>
          </table:table-cell>
          <table:table-cell office:value-type="float" office:value="11.46" calcext:value-type="float">
            <text:p>11,46</text:p>
          </table:table-cell>
          <table:table-cell office:value-type="float" office:value="252" calcext:value-type="float">
            <text:p>25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.59" calcext:value-type="float">
            <text:p>11,59</text:p>
          </table:table-cell>
          <table:table-cell office:value-type="float" office:value="229" calcext:value-type="float">
            <text:p>229</text:p>
          </table:table-cell>
          <table:table-cell table:formula="of:=SUM([.B18]*[.P16])+[.Q16]" office:value-type="float" office:value="232.7" calcext:value-type="float">
            <text:p>232,7</text:p>
          </table:table-cell>
          <table:table-cell table:formula="of:=SUM([.B18]*[.T18])+[.U18]" office:value-type="float" office:value="94.7315" calcext:value-type="float">
            <text:p>94,7315</text:p>
          </table:table-cell>
          <table:table-cell table:formula="of:=SUM([.C18]+SUM((100-[.E18])*[.C18]/100))" office:value-type="float" office:value="241.064865" calcext:value-type="float">
            <text:p>241,064865</text:p>
          </table:table-cell>
          <table:table-cell table:formula="of:=SUM([.D18]+((100-[.E18])*[.D18]/100))" office:value-type="float" office:value="244.9597995" calcext:value-type="float">
            <text:p>244,9597995</text:p>
          </table:table-cell>
          <table:table-cell table:number-columns-repeated="3"/>
          <table:table-cell office:value-type="time" office:time-value="PT00H04M15S" calcext:value-type="time">
            <text:p>00:04:15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 table:number-columns-repeated="2"/>
          <table:table-cell table:formula="of:=[.T17]" office:value-type="float" office:value="12.85" calcext:value-type="float">
            <text:p>12,85</text:p>
          </table:table-cell>
          <table:table-cell table:formula="of:=[.U1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8M30S" calcext:value-type="time">
            <text:p>00:08:30</text:p>
          </table:table-cell>
          <table:table-cell office:value-type="float" office:value="11.42" calcext:value-type="float">
            <text:p>11,42</text:p>
          </table:table-cell>
          <table:table-cell office:value-type="float" office:value="251" calcext:value-type="float">
            <text:p>25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.58" calcext:value-type="float">
            <text:p>11,58</text:p>
          </table:table-cell>
          <table:table-cell office:value-type="float" office:value="229" calcext:value-type="float">
            <text:p>229</text:p>
          </table:table-cell>
          <table:table-cell table:formula="of:=SUM([.B19]*[.P16])+[.Q16]" office:value-type="float" office:value="232.4" calcext:value-type="float">
            <text:p>232,4</text:p>
          </table:table-cell>
          <table:table-cell table:formula="of:=SUM([.B19]*[.T19])+[.U19]" office:value-type="float" office:value="94.603" calcext:value-type="float">
            <text:p>94,603</text:p>
          </table:table-cell>
          <table:table-cell table:formula="of:=SUM([.C19]+SUM((100-[.E19])*[.C19]/100))" office:value-type="float" office:value="241.35913" calcext:value-type="float">
            <text:p>241,35913</text:p>
          </table:table-cell>
          <table:table-cell table:formula="of:=SUM([.D19]+((100-[.E19])*[.D19]/100))" office:value-type="float" office:value="244.942628" calcext:value-type="float">
            <text:p>244,942628</text:p>
          </table:table-cell>
          <table:table-cell table:number-columns-repeated="3"/>
          <table:table-cell office:value-type="time" office:time-value="PT00H04M30S" calcext:value-type="time">
            <text:p>00:04:30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P17]" office:value-type="float" office:value="30" calcext:value-type="float">
            <text:p>30</text:p>
          </table:table-cell>
          <table:table-cell table:formula="of:=[.Q17]" office:value-type="float" office:value="-115" calcext:value-type="float">
            <text:p>-115</text:p>
          </table:table-cell>
          <table:table-cell table:number-columns-repeated="2"/>
          <table:table-cell table:formula="of:=[.T18]" office:value-type="float" office:value="12.85" calcext:value-type="float">
            <text:p>12,85</text:p>
          </table:table-cell>
          <table:table-cell table:formula="of:=[.U1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9M00S" calcext:value-type="time">
            <text:p>00:09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51" calcext:value-type="float">
            <text:p>25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.56" calcext:value-type="float">
            <text:p>11,56</text:p>
          </table:table-cell>
          <table:table-cell office:value-type="float" office:value="229" calcext:value-type="float">
            <text:p>229</text:p>
          </table:table-cell>
          <table:table-cell table:formula="of:=SUM([.B20]*[.P16])+[.Q16]" office:value-type="float" office:value="231.8" calcext:value-type="float">
            <text:p>231,8</text:p>
          </table:table-cell>
          <table:table-cell table:formula="of:=SUM([.B20]*[.T20])+[.U20]" office:value-type="float" office:value="94.346" calcext:value-type="float">
            <text:p>94,346</text:p>
          </table:table-cell>
          <table:table-cell table:formula="of:=SUM([.C20]+SUM((100-[.E20])*[.C20]/100))" office:value-type="float" office:value="241.94766" calcext:value-type="float">
            <text:p>241,94766</text:p>
          </table:table-cell>
          <table:table-cell table:formula="of:=SUM([.D20]+((100-[.E20])*[.D20]/100))" office:value-type="float" office:value="244.905972" calcext:value-type="float">
            <text:p>244,905972</text:p>
          </table:table-cell>
          <table:table-cell table:number-columns-repeated="3"/>
          <table:table-cell office:value-type="time" office:time-value="PT00H04M45S" calcext:value-type="time">
            <text:p>00:04:45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P19]" office:value-type="float" office:value="30" calcext:value-type="float">
            <text:p>30</text:p>
          </table:table-cell>
          <table:table-cell table:formula="of:=[.Q19]" office:value-type="float" office:value="-115" calcext:value-type="float">
            <text:p>-115</text:p>
          </table:table-cell>
          <table:table-cell table:number-columns-repeated="2"/>
          <table:table-cell table:formula="of:=[.T19]" office:value-type="float" office:value="12.85" calcext:value-type="float">
            <text:p>12,85</text:p>
          </table:table-cell>
          <table:table-cell table:formula="of:=[.U1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09M30S" calcext:value-type="time">
            <text:p>00:09:30</text:p>
          </table:table-cell>
          <table:table-cell office:value-type="float" office:value="11.33" calcext:value-type="float">
            <text:p>11,33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.55" calcext:value-type="float">
            <text:p>11,55</text:p>
          </table:table-cell>
          <table:table-cell office:value-type="float" office:value="230" calcext:value-type="float">
            <text:p>230</text:p>
          </table:table-cell>
          <table:table-cell table:formula="of:=SUM([.B21]*[.P16])+[.Q16]" office:value-type="float" office:value="231.5" calcext:value-type="float">
            <text:p>231,5</text:p>
          </table:table-cell>
          <table:table-cell table:formula="of:=SUM([.B21]*[.T21])+[.U21]" office:value-type="float" office:value="94.2175" calcext:value-type="float">
            <text:p>94,2175</text:p>
          </table:table-cell>
          <table:table-cell table:formula="of:=SUM([.C21]+SUM((100-[.E21])*[.C21]/100))" office:value-type="float" office:value="243.29975" calcext:value-type="float">
            <text:p>243,29975</text:p>
          </table:table-cell>
          <table:table-cell table:formula="of:=SUM([.D21]+((100-[.E21])*[.D21]/100))" office:value-type="float" office:value="244.8864875" calcext:value-type="float">
            <text:p>244,8864875</text:p>
          </table:table-cell>
          <table:table-cell table:number-columns-repeated="3"/>
          <table:table-cell office:value-type="time" office:time-value="PT00H05M00S" calcext:value-type="time">
            <text:p>00:05:0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 table:number-columns-repeated="2"/>
          <table:table-cell table:formula="of:=[.T20]" office:value-type="float" office:value="12.85" calcext:value-type="float">
            <text:p>12,85</text:p>
          </table:table-cell>
          <table:table-cell table:formula="of:=[.U2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0M00S" calcext:value-type="time">
            <text:p>00:10:00</text:p>
          </table:table-cell>
          <table:table-cell office:value-type="float" office:value="11.34" calcext:value-type="float">
            <text:p>11,34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.52" calcext:value-type="float">
            <text:p>11,52</text:p>
          </table:table-cell>
          <table:table-cell office:value-type="float" office:value="227" calcext:value-type="float">
            <text:p>227</text:p>
          </table:table-cell>
          <table:table-cell table:formula="of:=SUM([.B22]*[.P16])+[.Q16]" office:value-type="float" office:value="230.6" calcext:value-type="float">
            <text:p>230,6</text:p>
          </table:table-cell>
          <table:table-cell table:formula="of:=SUM([.B22]*[.T22])+[.U22]" office:value-type="float" office:value="93.832" calcext:value-type="float">
            <text:p>93,832</text:p>
          </table:table-cell>
          <table:table-cell table:formula="of:=SUM([.C22]+SUM((100-[.E22])*[.C22]/100))" office:value-type="float" office:value="241.00136" calcext:value-type="float">
            <text:p>241,00136</text:p>
          </table:table-cell>
          <table:table-cell table:formula="of:=SUM([.D22]+((100-[.E22])*[.D22]/100))" office:value-type="float" office:value="244.823408" calcext:value-type="float">
            <text:p>244,823408</text:p>
          </table:table-cell>
          <table:table-cell table:number-columns-repeated="3"/>
          <table:table-cell office:value-type="time" office:time-value="PT00H05M15S" calcext:value-type="time">
            <text:p>00:05:15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P20]" office:value-type="float" office:value="30" calcext:value-type="float">
            <text:p>30</text:p>
          </table:table-cell>
          <table:table-cell table:formula="of:=[.Q20]" office:value-type="float" office:value="-115" calcext:value-type="float">
            <text:p>-115</text:p>
          </table:table-cell>
          <table:table-cell table:number-columns-repeated="2"/>
          <table:table-cell table:formula="of:=[.T21]" office:value-type="float" office:value="12.85" calcext:value-type="float">
            <text:p>12,85</text:p>
          </table:table-cell>
          <table:table-cell table:formula="of:=[.U2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0M30S" calcext:value-type="time">
            <text:p>00:10:30</text:p>
          </table:table-cell>
          <table:table-cell office:value-type="float" office:value="11.32" calcext:value-type="float">
            <text:p>11,32</text:p>
          </table:table-cell>
          <table:table-cell office:value-type="float" office:value="249" calcext:value-type="float">
            <text:p>24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.5" calcext:value-type="float">
            <text:p>11,5</text:p>
          </table:table-cell>
          <table:table-cell office:value-type="float" office:value="226" calcext:value-type="float">
            <text:p>226</text:p>
          </table:table-cell>
          <table:table-cell table:formula="of:=SUM([.B23]*[.P23])+[.Q23]" office:value-type="float" office:value="230" calcext:value-type="float">
            <text:p>230</text:p>
          </table:table-cell>
          <table:table-cell table:formula="of:=SUM([.B23]*[.T23])+[.U23]" office:value-type="float" office:value="93.575" calcext:value-type="float">
            <text:p>93,575</text:p>
          </table:table-cell>
          <table:table-cell table:formula="of:=SUM([.C23]+SUM((100-[.E23])*[.C23]/100))" office:value-type="float" office:value="240.5205" calcext:value-type="float">
            <text:p>240,5205</text:p>
          </table:table-cell>
          <table:table-cell table:formula="of:=SUM([.D23]+((100-[.E23])*[.D23]/100))" office:value-type="float" office:value="244.7775" calcext:value-type="float">
            <text:p>244,7775</text:p>
          </table:table-cell>
          <table:table-cell table:number-columns-repeated="3"/>
          <table:table-cell office:value-type="time" office:time-value="PT00H05M30S" calcext:value-type="time">
            <text:p>00:05:30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 table:number-columns-repeated="2"/>
          <table:table-cell table:formula="of:=[.T22]" office:value-type="float" office:value="12.85" calcext:value-type="float">
            <text:p>12,85</text:p>
          </table:table-cell>
          <table:table-cell table:formula="of:=[.U2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1M00S" calcext:value-type="time">
            <text:p>00:11:00</text:p>
          </table:table-cell>
          <table:table-cell office:value-type="float" office:value="11.29" calcext:value-type="float">
            <text:p>11,29</text:p>
          </table:table-cell>
          <table:table-cell office:value-type="float" office:value="251" calcext:value-type="float">
            <text:p>25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.47" calcext:value-type="float">
            <text:p>11,47</text:p>
          </table:table-cell>
          <table:table-cell office:value-type="float" office:value="225" calcext:value-type="float">
            <text:p>225</text:p>
          </table:table-cell>
          <table:table-cell table:formula="of:=SUM([.B24]*[.P23])+[.Q23]" office:value-type="float" office:value="229.1" calcext:value-type="float">
            <text:p>229,1</text:p>
          </table:table-cell>
          <table:table-cell table:formula="of:=SUM([.B24]*[.T24])+[.U24]" office:value-type="float" office:value="93.1895" calcext:value-type="float">
            <text:p>93,1895</text:p>
          </table:table-cell>
          <table:table-cell table:formula="of:=SUM([.C24]+SUM((100-[.E24])*[.C24]/100))" office:value-type="float" office:value="240.323625" calcext:value-type="float">
            <text:p>240,323625</text:p>
          </table:table-cell>
          <table:table-cell table:formula="of:=SUM([.D24]+((100-[.E24])*[.D24]/100))" office:value-type="float" office:value="244.7028555" calcext:value-type="float">
            <text:p>244,7028555</text:p>
          </table:table-cell>
          <table:table-cell table:number-columns-repeated="3"/>
          <table:table-cell office:value-type="time" office:time-value="PT00H05M45S" calcext:value-type="time">
            <text:p>00:05:45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formula="of:=[.P22]" office:value-type="float" office:value="30" calcext:value-type="float">
            <text:p>30</text:p>
          </table:table-cell>
          <table:table-cell table:formula="of:=[.Q22]" office:value-type="float" office:value="-115" calcext:value-type="float">
            <text:p>-115</text:p>
          </table:table-cell>
          <table:table-cell table:number-columns-repeated="2"/>
          <table:table-cell table:formula="of:=[.T23]" office:value-type="float" office:value="12.85" calcext:value-type="float">
            <text:p>12,85</text:p>
          </table:table-cell>
          <table:table-cell table:formula="of:=[.U2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1M30S" calcext:value-type="time">
            <text:p>00:11:30</text:p>
          </table:table-cell>
          <table:table-cell office:value-type="float" office:value="11.28" calcext:value-type="float">
            <text:p>11,28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.43" calcext:value-type="float">
            <text:p>11,43</text:p>
          </table:table-cell>
          <table:table-cell office:value-type="float" office:value="227" calcext:value-type="float">
            <text:p>227</text:p>
          </table:table-cell>
          <table:table-cell table:formula="of:=SUM([.B25]*[.P23])+[.Q23]" office:value-type="float" office:value="227.9" calcext:value-type="float">
            <text:p>227,9</text:p>
          </table:table-cell>
          <table:table-cell table:formula="of:=SUM([.B25]*[.T25])+[.U25]" office:value-type="float" office:value="92.6755" calcext:value-type="float">
            <text:p>92,6755</text:p>
          </table:table-cell>
          <table:table-cell table:formula="of:=SUM([.C25]+SUM((100-[.E25])*[.C25]/100))" office:value-type="float" office:value="243.626615" calcext:value-type="float">
            <text:p>243,626615</text:p>
          </table:table-cell>
          <table:table-cell table:formula="of:=SUM([.D25]+((100-[.E25])*[.D25]/100))" office:value-type="float" office:value="244.5925355" calcext:value-type="float">
            <text:p>244,5925355</text:p>
          </table:table-cell>
          <table:table-cell table:number-columns-repeated="3"/>
          <table:table-cell office:value-type="time" office:time-value="PT00H06M00S" calcext:value-type="time">
            <text:p>00:06:00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 table:number-columns-repeated="2"/>
          <table:table-cell table:formula="of:=[.T24]" office:value-type="float" office:value="12.85" calcext:value-type="float">
            <text:p>12,85</text:p>
          </table:table-cell>
          <table:table-cell table:formula="of:=[.U2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2M00S" calcext:value-type="time">
            <text:p>00:12:00</text:p>
          </table:table-cell>
          <table:table-cell office:value-type="float" office:value="11.25" calcext:value-type="float">
            <text:p>11,25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.42" calcext:value-type="float">
            <text:p>11,42</text:p>
          </table:table-cell>
          <table:table-cell office:value-type="float" office:value="225" calcext:value-type="float">
            <text:p>225</text:p>
          </table:table-cell>
          <table:table-cell table:formula="of:=SUM([.B26]*[.P23])+[.Q23]" office:value-type="float" office:value="227.6" calcext:value-type="float">
            <text:p>227,6</text:p>
          </table:table-cell>
          <table:table-cell table:formula="of:=SUM([.B26]*[.T26])+[.U26]" office:value-type="float" office:value="92.547" calcext:value-type="float">
            <text:p>92,547</text:p>
          </table:table-cell>
          <table:table-cell table:formula="of:=SUM([.C26]+SUM((100-[.E26])*[.C26]/100))" office:value-type="float" office:value="241.76925" calcext:value-type="float">
            <text:p>241,76925</text:p>
          </table:table-cell>
          <table:table-cell table:formula="of:=SUM([.D26]+((100-[.E26])*[.D26]/100))" office:value-type="float" office:value="244.563028" calcext:value-type="float">
            <text:p>244,563028</text:p>
          </table:table-cell>
          <table:table-cell table:number-columns-repeated="3"/>
          <table:table-cell office:value-type="time" office:time-value="PT00H06M15S" calcext:value-type="time">
            <text:p>00:06:1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P24]" office:value-type="float" office:value="30" calcext:value-type="float">
            <text:p>30</text:p>
          </table:table-cell>
          <table:table-cell table:formula="of:=[.Q24]" office:value-type="float" office:value="-115" calcext:value-type="float">
            <text:p>-115</text:p>
          </table:table-cell>
          <table:table-cell table:number-columns-repeated="2"/>
          <table:table-cell table:formula="of:=[.T25]" office:value-type="float" office:value="12.85" calcext:value-type="float">
            <text:p>12,85</text:p>
          </table:table-cell>
          <table:table-cell table:formula="of:=[.U2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2M30S" calcext:value-type="time">
            <text:p>00:12:30</text:p>
          </table:table-cell>
          <table:table-cell office:value-type="float" office:value="11.25" calcext:value-type="float">
            <text:p>11,25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.39" calcext:value-type="float">
            <text:p>11,39</text:p>
          </table:table-cell>
          <table:table-cell office:value-type="float" office:value="229" calcext:value-type="float">
            <text:p>229</text:p>
          </table:table-cell>
          <table:table-cell table:formula="of:=SUM([.B27]*[.P23])+[.Q23]" office:value-type="float" office:value="226.7" calcext:value-type="float">
            <text:p>226,7</text:p>
          </table:table-cell>
          <table:table-cell table:formula="of:=SUM([.B27]*[.T27])+[.U27]" office:value-type="float" office:value="92.1615" calcext:value-type="float">
            <text:p>92,1615</text:p>
          </table:table-cell>
          <table:table-cell table:formula="of:=SUM([.C27]+SUM((100-[.E27])*[.C27]/100))" office:value-type="float" office:value="246.950165" calcext:value-type="float">
            <text:p>246,950165</text:p>
          </table:table-cell>
          <table:table-cell table:formula="of:=SUM([.D27]+((100-[.E27])*[.D27]/100))" office:value-type="float" office:value="244.4698795" calcext:value-type="float">
            <text:p>244,4698795</text:p>
          </table:table-cell>
          <table:table-cell table:number-columns-repeated="3"/>
          <table:table-cell office:value-type="time" office:time-value="PT00H06M30S" calcext:value-type="time">
            <text:p>00:06:30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 table:number-columns-repeated="2"/>
          <table:table-cell table:formula="of:=[.T26]" office:value-type="float" office:value="12.85" calcext:value-type="float">
            <text:p>12,85</text:p>
          </table:table-cell>
          <table:table-cell table:formula="of:=[.U2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3M00S" calcext:value-type="time">
            <text:p>00:13:00</text:p>
          </table:table-cell>
          <table:table-cell office:value-type="float" office:value="11.23" calcext:value-type="float">
            <text:p>11,23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.37" calcext:value-type="float">
            <text:p>11,37</text:p>
          </table:table-cell>
          <table:table-cell office:value-type="float" office:value="227" calcext:value-type="float">
            <text:p>227</text:p>
          </table:table-cell>
          <table:table-cell table:formula="of:=SUM([.B28]*[.P23])+[.Q23]" office:value-type="float" office:value="226.1" calcext:value-type="float">
            <text:p>226,1</text:p>
          </table:table-cell>
          <table:table-cell table:formula="of:=SUM([.B28]*[.T28])+[.U28]" office:value-type="float" office:value="91.9045" calcext:value-type="float">
            <text:p>91,9045</text:p>
          </table:table-cell>
          <table:table-cell table:formula="of:=SUM([.C28]+SUM((100-[.E28])*[.C28]/100))" office:value-type="float" office:value="245.376785" calcext:value-type="float">
            <text:p>245,376785</text:p>
          </table:table-cell>
          <table:table-cell table:formula="of:=SUM([.D28]+((100-[.E28])*[.D28]/100))" office:value-type="float" office:value="244.4039255" calcext:value-type="float">
            <text:p>244,4039255</text:p>
          </table:table-cell>
          <table:table-cell table:number-columns-repeated="3"/>
          <table:table-cell office:value-type="time" office:time-value="PT00H06M45S" calcext:value-type="time">
            <text:p>00:06:45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[.P26]" office:value-type="float" office:value="30" calcext:value-type="float">
            <text:p>30</text:p>
          </table:table-cell>
          <table:table-cell table:formula="of:=[.Q26]" office:value-type="float" office:value="-115" calcext:value-type="float">
            <text:p>-115</text:p>
          </table:table-cell>
          <table:table-cell table:number-columns-repeated="2"/>
          <table:table-cell table:formula="of:=[.T27]" office:value-type="float" office:value="12.85" calcext:value-type="float">
            <text:p>12,85</text:p>
          </table:table-cell>
          <table:table-cell table:formula="of:=[.U2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3M30S" calcext:value-type="time">
            <text:p>00:13:30</text:p>
          </table:table-cell>
          <table:table-cell office:value-type="float" office:value="11.21" calcext:value-type="float">
            <text:p>11,21</text:p>
          </table:table-cell>
          <table:table-cell office:value-type="float" office:value="244" calcext:value-type="float">
            <text:p>24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.36" calcext:value-type="float">
            <text:p>11,36</text:p>
          </table:table-cell>
          <table:table-cell office:value-type="float" office:value="228" calcext:value-type="float">
            <text:p>228</text:p>
          </table:table-cell>
          <table:table-cell table:formula="of:=SUM([.B29]*[.P23])+[.Q23]" office:value-type="float" office:value="225.8" calcext:value-type="float">
            <text:p>225,8</text:p>
          </table:table-cell>
          <table:table-cell table:formula="of:=SUM([.B29]*[.T29])+[.U29]" office:value-type="float" office:value="91.776" calcext:value-type="float">
            <text:p>91,776</text:p>
          </table:table-cell>
          <table:table-cell table:formula="of:=SUM([.C29]+SUM((100-[.E29])*[.C29]/100))" office:value-type="float" office:value="246.75072" calcext:value-type="float">
            <text:p>246,75072</text:p>
          </table:table-cell>
          <table:table-cell table:formula="of:=SUM([.D29]+((100-[.E29])*[.D29]/100))" office:value-type="float" office:value="244.369792" calcext:value-type="float">
            <text:p>244,369792</text:p>
          </table:table-cell>
          <table:table-cell table:number-columns-repeated="3"/>
          <table:table-cell office:value-type="time" office:time-value="PT00H07M00S" calcext:value-type="time">
            <text:p>00:07:00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P28]" office:value-type="float" office:value="30" calcext:value-type="float">
            <text:p>30</text:p>
          </table:table-cell>
          <table:table-cell table:formula="of:=[.Q28]" office:value-type="float" office:value="-115" calcext:value-type="float">
            <text:p>-115</text:p>
          </table:table-cell>
          <table:table-cell table:number-columns-repeated="2"/>
          <table:table-cell table:formula="of:=[.T28]" office:value-type="float" office:value="12.85" calcext:value-type="float">
            <text:p>12,85</text:p>
          </table:table-cell>
          <table:table-cell table:formula="of:=[.U2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4M00S" calcext:value-type="time">
            <text:p>00:14:00</text:p>
          </table:table-cell>
          <table:table-cell office:value-type="float" office:value="11.2" calcext:value-type="float">
            <text:p>11,2</text:p>
          </table:table-cell>
          <table:table-cell office:value-type="float" office:value="246" calcext:value-type="float">
            <text:p>24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.34" calcext:value-type="float">
            <text:p>11,34</text:p>
          </table:table-cell>
          <table:table-cell office:value-type="float" office:value="223" calcext:value-type="float">
            <text:p>223</text:p>
          </table:table-cell>
          <table:table-cell table:formula="of:=SUM([.B30]*[.P30])+[.Q30]" office:value-type="float" office:value="225.2" calcext:value-type="float">
            <text:p>225,2</text:p>
          </table:table-cell>
          <table:table-cell table:formula="of:=SUM([.B30]*[.T30])+[.U30]" office:value-type="float" office:value="91.519" calcext:value-type="float">
            <text:p>91,519</text:p>
          </table:table-cell>
          <table:table-cell table:formula="of:=SUM([.C30]+SUM((100-[.E30])*[.C30]/100))" office:value-type="float" office:value="241.91263" calcext:value-type="float">
            <text:p>241,91263</text:p>
          </table:table-cell>
          <table:table-cell table:formula="of:=SUM([.D30]+((100-[.E30])*[.D30]/100))" office:value-type="float" office:value="244.299212" calcext:value-type="float">
            <text:p>244,299212</text:p>
          </table:table-cell>
          <table:table-cell table:number-columns-repeated="3"/>
          <table:table-cell office:value-type="time" office:time-value="PT00H07M15S" calcext:value-type="time">
            <text:p>00:07:15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 table:number-columns-repeated="2"/>
          <table:table-cell table:formula="of:=[.T29]" office:value-type="float" office:value="12.85" calcext:value-type="float">
            <text:p>12,85</text:p>
          </table:table-cell>
          <table:table-cell table:formula="of:=[.U2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4M30S" calcext:value-type="time">
            <text:p>00:14:30</text:p>
          </table:table-cell>
          <table:table-cell office:value-type="float" office:value="11.18" calcext:value-type="float">
            <text:p>11,18</text:p>
          </table:table-cell>
          <table:table-cell office:value-type="float" office:value="247" calcext:value-type="float">
            <text:p>24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1.32" calcext:value-type="float">
            <text:p>11,32</text:p>
          </table:table-cell>
          <table:table-cell office:value-type="float" office:value="226" calcext:value-type="float">
            <text:p>226</text:p>
          </table:table-cell>
          <table:table-cell table:formula="of:=SUM([.B31]*[.P30])+[.Q30]" office:value-type="float" office:value="224.6" calcext:value-type="float">
            <text:p>224,6</text:p>
          </table:table-cell>
          <table:table-cell table:formula="of:=SUM([.B31]*[.T31])+[.U31]" office:value-type="float" office:value="91.262" calcext:value-type="float">
            <text:p>91,262</text:p>
          </table:table-cell>
          <table:table-cell table:formula="of:=SUM([.C31]+SUM((100-[.E31])*[.C31]/100))" office:value-type="float" office:value="245.74788" calcext:value-type="float">
            <text:p>245,74788</text:p>
          </table:table-cell>
          <table:table-cell table:formula="of:=SUM([.D31]+((100-[.E31])*[.D31]/100))" office:value-type="float" office:value="244.225548" calcext:value-type="float">
            <text:p>244,225548</text:p>
          </table:table-cell>
          <table:table-cell table:number-columns-repeated="3"/>
          <table:table-cell office:value-type="time" office:time-value="PT00H07M30S" calcext:value-type="time">
            <text:p>00:07: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P29]" office:value-type="float" office:value="30" calcext:value-type="float">
            <text:p>30</text:p>
          </table:table-cell>
          <table:table-cell table:formula="of:=[.Q29]" office:value-type="float" office:value="-115" calcext:value-type="float">
            <text:p>-115</text:p>
          </table:table-cell>
          <table:table-cell table:number-columns-repeated="2"/>
          <table:table-cell table:formula="of:=[.T30]" office:value-type="float" office:value="12.85" calcext:value-type="float">
            <text:p>12,85</text:p>
          </table:table-cell>
          <table:table-cell table:formula="of:=[.U3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5M00S" calcext:value-type="time">
            <text:p>00:15:00</text:p>
          </table:table-cell>
          <table:table-cell office:value-type="float" office:value="11.16" calcext:value-type="float">
            <text:p>11,16</text:p>
          </table:table-cell>
          <table:table-cell office:value-type="float" office:value="247" calcext:value-type="float">
            <text:p>24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.31" calcext:value-type="float">
            <text:p>11,31</text:p>
          </table:table-cell>
          <table:table-cell office:value-type="float" office:value="222" calcext:value-type="float">
            <text:p>222</text:p>
          </table:table-cell>
          <table:table-cell table:formula="of:=SUM([.B32]*[.P30])+[.Q30]" office:value-type="float" office:value="224.3" calcext:value-type="float">
            <text:p>224,3</text:p>
          </table:table-cell>
          <table:table-cell table:formula="of:=SUM([.B32]*[.T32])+[.U32]" office:value-type="float" office:value="91.1335" calcext:value-type="float">
            <text:p>91,1335</text:p>
          </table:table-cell>
          <table:table-cell table:formula="of:=SUM([.C32]+SUM((100-[.E32])*[.C32]/100))" office:value-type="float" office:value="241.68363" calcext:value-type="float">
            <text:p>241,68363</text:p>
          </table:table-cell>
          <table:table-cell table:formula="of:=SUM([.D32]+((100-[.E32])*[.D32]/100))" office:value-type="float" office:value="244.1875595" calcext:value-type="float">
            <text:p>244,1875595</text:p>
          </table:table-cell>
          <table:table-cell table:number-columns-repeated="3"/>
          <table:table-cell office:value-type="time" office:time-value="PT00H07M45S" calcext:value-type="time">
            <text:p>00:07:45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 table:number-columns-repeated="2"/>
          <table:table-cell table:formula="of:=[.T31]" office:value-type="float" office:value="12.85" calcext:value-type="float">
            <text:p>12,85</text:p>
          </table:table-cell>
          <table:table-cell table:formula="of:=[.U3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5M30S" calcext:value-type="time">
            <text:p>00:15:30</text:p>
          </table:table-cell>
          <table:table-cell office:value-type="float" office:value="11.13" calcext:value-type="float">
            <text:p>11,13</text:p>
          </table:table-cell>
          <table:table-cell office:value-type="float" office:value="245" calcext:value-type="float">
            <text:p>24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1.3" calcext:value-type="float">
            <text:p>11,3</text:p>
          </table:table-cell>
          <table:table-cell office:value-type="float" office:value="220" calcext:value-type="float">
            <text:p>220</text:p>
          </table:table-cell>
          <table:table-cell table:formula="of:=SUM([.B33]*[.P30])+[.Q30]" office:value-type="float" office:value="224" calcext:value-type="float">
            <text:p>224</text:p>
          </table:table-cell>
          <table:table-cell table:formula="of:=SUM([.B33]*[.T33])+[.U33]" office:value-type="float" office:value="91.005" calcext:value-type="float">
            <text:p>91,005</text:p>
          </table:table-cell>
          <table:table-cell table:formula="of:=SUM([.C33]+SUM((100-[.E33])*[.C33]/100))" office:value-type="float" office:value="239.789" calcext:value-type="float">
            <text:p>239,789</text:p>
          </table:table-cell>
          <table:table-cell table:formula="of:=SUM([.D33]+((100-[.E33])*[.D33]/100))" office:value-type="float" office:value="244.1488" calcext:value-type="float">
            <text:p>244,1488</text:p>
          </table:table-cell>
          <table:table-cell table:number-columns-repeated="3"/>
          <table:table-cell office:value-type="time" office:time-value="PT00H08M00S" calcext:value-type="time">
            <text:p>00:08:00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P31]" office:value-type="float" office:value="30" calcext:value-type="float">
            <text:p>30</text:p>
          </table:table-cell>
          <table:table-cell table:formula="of:=[.Q31]" office:value-type="float" office:value="-115" calcext:value-type="float">
            <text:p>-115</text:p>
          </table:table-cell>
          <table:table-cell table:number-columns-repeated="2"/>
          <table:table-cell table:formula="of:=[.T32]" office:value-type="float" office:value="12.85" calcext:value-type="float">
            <text:p>12,85</text:p>
          </table:table-cell>
          <table:table-cell table:formula="of:=[.U3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6M00S" calcext:value-type="time">
            <text:p>00:16:00</text:p>
          </table:table-cell>
          <table:table-cell office:value-type="float" office:value="11.12" calcext:value-type="float">
            <text:p>11,12</text:p>
          </table:table-cell>
          <table:table-cell office:value-type="float" office:value="245" calcext:value-type="float">
            <text:p>24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.28" calcext:value-type="float">
            <text:p>11,28</text:p>
          </table:table-cell>
          <table:table-cell office:value-type="float" office:value="222" calcext:value-type="float">
            <text:p>222</text:p>
          </table:table-cell>
          <table:table-cell table:formula="of:=SUM([.B34]*[.P30])+[.Q30]" office:value-type="float" office:value="223.4" calcext:value-type="float">
            <text:p>223,4</text:p>
          </table:table-cell>
          <table:table-cell table:formula="of:=SUM([.B34]*[.T34])+[.U34]" office:value-type="float" office:value="90.748" calcext:value-type="float">
            <text:p>90,748</text:p>
          </table:table-cell>
          <table:table-cell table:formula="of:=SUM([.C34]+SUM((100-[.E34])*[.C34]/100))" office:value-type="float" office:value="242.53944" calcext:value-type="float">
            <text:p>242,53944</text:p>
          </table:table-cell>
          <table:table-cell table:formula="of:=SUM([.D34]+((100-[.E34])*[.D34]/100))" office:value-type="float" office:value="244.068968" calcext:value-type="float">
            <text:p>244,068968</text:p>
          </table:table-cell>
          <table:table-cell table:number-columns-repeated="3"/>
          <table:table-cell office:value-type="time" office:time-value="PT00H08M15S" calcext:value-type="time">
            <text:p>00:08:15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 table:number-columns-repeated="2"/>
          <table:table-cell table:formula="of:=[.T33]" office:value-type="float" office:value="12.85" calcext:value-type="float">
            <text:p>12,85</text:p>
          </table:table-cell>
          <table:table-cell table:formula="of:=[.U3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6M30S" calcext:value-type="time">
            <text:p>00:16:30</text:p>
          </table:table-cell>
          <table:table-cell office:value-type="float" office:value="11.1" calcext:value-type="float">
            <text:p>11,1</text:p>
          </table:table-cell>
          <table:table-cell office:value-type="float" office:value="246" calcext:value-type="float">
            <text:p>24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5]*[.P30])+[.Q30]" office:value-type="float" office:value="222.8" calcext:value-type="float">
            <text:p>222,8</text:p>
          </table:table-cell>
          <table:table-cell table:formula="of:=SUM([.B35]*[.T35])+[.U35]" office:value-type="float" office:value="90.491" calcext:value-type="float">
            <text:p>90,491</text:p>
          </table:table-cell>
          <table:table-cell table:formula="of:=SUM([.C35]+SUM((100-[.E35])*[.C35]/100))" office:value-type="float" office:value="242.01489" calcext:value-type="float">
            <text:p>242,01489</text:p>
          </table:table-cell>
          <table:table-cell table:formula="of:=SUM([.D35]+((100-[.E35])*[.D35]/100))" office:value-type="float" office:value="243.986052" calcext:value-type="float">
            <text:p>243,986052</text:p>
          </table:table-cell>
          <table:table-cell table:number-columns-repeated="3"/>
          <table:table-cell office:value-type="time" office:time-value="PT00H08M30S" calcext:value-type="time">
            <text:p>00:08:30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P33]" office:value-type="float" office:value="30" calcext:value-type="float">
            <text:p>30</text:p>
          </table:table-cell>
          <table:table-cell table:formula="of:=[.Q33]" office:value-type="float" office:value="-115" calcext:value-type="float">
            <text:p>-115</text:p>
          </table:table-cell>
          <table:table-cell table:number-columns-repeated="2"/>
          <table:table-cell table:formula="of:=[.T34]" office:value-type="float" office:value="12.85" calcext:value-type="float">
            <text:p>12,85</text:p>
          </table:table-cell>
          <table:table-cell table:formula="of:=[.U3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7M00S" calcext:value-type="time">
            <text:p>00:17:00</text:p>
          </table:table-cell>
          <table:table-cell office:value-type="float" office:value="11.07" calcext:value-type="float">
            <text:p>11,07</text:p>
          </table:table-cell>
          <table:table-cell office:value-type="float" office:value="245" calcext:value-type="float">
            <text:p>24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1.26" calcext:value-type="float">
            <text:p>11,26</text:p>
          </table:table-cell>
          <table:table-cell office:value-type="float" office:value="221" calcext:value-type="float">
            <text:p>221</text:p>
          </table:table-cell>
          <table:table-cell table:formula="of:=SUM([.B36]*[.P30])+[.Q30]" office:value-type="float" office:value="222.8" calcext:value-type="float">
            <text:p>222,8</text:p>
          </table:table-cell>
          <table:table-cell table:formula="of:=SUM([.B36]*[.T36])+[.U36]" office:value-type="float" office:value="90.491" calcext:value-type="float">
            <text:p>90,491</text:p>
          </table:table-cell>
          <table:table-cell table:formula="of:=SUM([.C36]+SUM((100-[.E36])*[.C36]/100))" office:value-type="float" office:value="242.01489" calcext:value-type="float">
            <text:p>242,01489</text:p>
          </table:table-cell>
          <table:table-cell table:formula="of:=SUM([.D36]+((100-[.E36])*[.D36]/100))" office:value-type="float" office:value="243.986052" calcext:value-type="float">
            <text:p>243,986052</text:p>
          </table:table-cell>
          <table:table-cell table:number-columns-repeated="3"/>
          <table:table-cell office:value-type="time" office:time-value="PT00H08M45S" calcext:value-type="time">
            <text:p>00:08:4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 table:number-columns-repeated="2"/>
          <table:table-cell table:formula="of:=[.T35]" office:value-type="float" office:value="12.85" calcext:value-type="float">
            <text:p>12,85</text:p>
          </table:table-cell>
          <table:table-cell table:formula="of:=[.U3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7M30S" calcext:value-type="time">
            <text:p>00:17:30</text:p>
          </table:table-cell>
          <table:table-cell office:value-type="float" office:value="11.05" calcext:value-type="float">
            <text:p>11,05</text:p>
          </table:table-cell>
          <table:table-cell office:value-type="float" office:value="244" calcext:value-type="float">
            <text:p>24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.24" calcext:value-type="float">
            <text:p>11,24</text:p>
          </table:table-cell>
          <table:table-cell office:value-type="float" office:value="218" calcext:value-type="float">
            <text:p>218</text:p>
          </table:table-cell>
          <table:table-cell table:formula="of:=SUM([.B37]*[.P37])+[.Q37]" office:value-type="float" office:value="222.2" calcext:value-type="float">
            <text:p>222,2</text:p>
          </table:table-cell>
          <table:table-cell table:formula="of:=SUM([.B37]*[.T37])+[.U37]" office:value-type="float" office:value="90.234" calcext:value-type="float">
            <text:p>90,234</text:p>
          </table:table-cell>
          <table:table-cell table:formula="of:=SUM([.C37]+SUM((100-[.E37])*[.C37]/100))" office:value-type="float" office:value="239.28988" calcext:value-type="float">
            <text:p>239,28988</text:p>
          </table:table-cell>
          <table:table-cell table:formula="of:=SUM([.D37]+((100-[.E37])*[.D37]/100))" office:value-type="float" office:value="243.900052" calcext:value-type="float">
            <text:p>243,900052</text:p>
          </table:table-cell>
          <table:table-cell table:number-columns-repeated="3"/>
          <table:table-cell office:value-type="time" office:time-value="PT00H09M00S" calcext:value-type="time">
            <text:p>00:09:00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[.P35]" office:value-type="float" office:value="30" calcext:value-type="float">
            <text:p>30</text:p>
          </table:table-cell>
          <table:table-cell table:formula="of:=[.Q35]" office:value-type="float" office:value="-115" calcext:value-type="float">
            <text:p>-115</text:p>
          </table:table-cell>
          <table:table-cell table:number-columns-repeated="2"/>
          <table:table-cell table:formula="of:=[.T36]" office:value-type="float" office:value="12.85" calcext:value-type="float">
            <text:p>12,85</text:p>
          </table:table-cell>
          <table:table-cell table:formula="of:=[.U3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8M00S" calcext:value-type="time">
            <text:p>00:18:00</text:p>
          </table:table-cell>
          <table:table-cell office:value-type="float" office:value="11.04" calcext:value-type="float">
            <text:p>11,04</text:p>
          </table:table-cell>
          <table:table-cell office:value-type="float" office:value="244" calcext:value-type="float">
            <text:p>24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.22" calcext:value-type="float">
            <text:p>11,22</text:p>
          </table:table-cell>
          <table:table-cell office:value-type="float" office:value="220" calcext:value-type="float">
            <text:p>220</text:p>
          </table:table-cell>
          <table:table-cell table:formula="of:=SUM([.B38]*[.P37])+[.Q37]" office:value-type="float" office:value="221.6" calcext:value-type="float">
            <text:p>221,6</text:p>
          </table:table-cell>
          <table:table-cell table:formula="of:=SUM([.B38]*[.T38])+[.U38]" office:value-type="float" office:value="89.977" calcext:value-type="float">
            <text:p>89,977</text:p>
          </table:table-cell>
          <table:table-cell table:formula="of:=SUM([.C38]+SUM((100-[.E38])*[.C38]/100))" office:value-type="float" office:value="242.0506" calcext:value-type="float">
            <text:p>242,0506</text:p>
          </table:table-cell>
          <table:table-cell table:formula="of:=SUM([.D38]+((100-[.E38])*[.D38]/100))" office:value-type="float" office:value="243.810968" calcext:value-type="float">
            <text:p>243,810968</text:p>
          </table:table-cell>
          <table:table-cell table:number-columns-repeated="3"/>
          <table:table-cell office:value-type="time" office:time-value="PT00H09M15S" calcext:value-type="time">
            <text:p>00:09:15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37]" office:value-type="float" office:value="30" calcext:value-type="float">
            <text:p>30</text:p>
          </table:table-cell>
          <table:table-cell table:formula="of:=[.Q37]" office:value-type="float" office:value="-115" calcext:value-type="float">
            <text:p>-115</text:p>
          </table:table-cell>
          <table:table-cell table:number-columns-repeated="2"/>
          <table:table-cell table:formula="of:=[.T37]" office:value-type="float" office:value="12.85" calcext:value-type="float">
            <text:p>12,85</text:p>
          </table:table-cell>
          <table:table-cell table:formula="of:=[.U3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8M30S" calcext:value-type="time">
            <text:p>00:18:30</text:p>
          </table:table-cell>
          <table:table-cell office:value-type="float" office:value="11.03" calcext:value-type="float">
            <text:p>11,03</text:p>
          </table:table-cell>
          <table:table-cell office:value-type="float" office:value="244" calcext:value-type="float">
            <text:p>24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1.21" calcext:value-type="float">
            <text:p>11,21</text:p>
          </table:table-cell>
          <table:table-cell office:value-type="float" office:value="220" calcext:value-type="float">
            <text:p>220</text:p>
          </table:table-cell>
          <table:table-cell table:formula="of:=SUM([.B39]*[.P37])+[.Q37]" office:value-type="float" office:value="221.3" calcext:value-type="float">
            <text:p>221,3</text:p>
          </table:table-cell>
          <table:table-cell table:formula="of:=SUM([.B39]*[.T39])+[.U39]" office:value-type="float" office:value="89.8485" calcext:value-type="float">
            <text:p>89,8485</text:p>
          </table:table-cell>
          <table:table-cell table:formula="of:=SUM([.C39]+SUM((100-[.E39])*[.C39]/100))" office:value-type="float" office:value="242.3333" calcext:value-type="float">
            <text:p>242,3333</text:p>
          </table:table-cell>
          <table:table-cell table:formula="of:=SUM([.D39]+((100-[.E39])*[.D39]/100))" office:value-type="float" office:value="243.7652695" calcext:value-type="float">
            <text:p>243,7652695</text:p>
          </table:table-cell>
          <table:table-cell table:number-columns-repeated="3"/>
          <table:table-cell office:value-type="time" office:time-value="PT00H09M30S" calcext:value-type="time">
            <text:p>00:09:30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 table:number-columns-repeated="2"/>
          <table:table-cell table:formula="of:=[.T38]" office:value-type="float" office:value="12.85" calcext:value-type="float">
            <text:p>12,85</text:p>
          </table:table-cell>
          <table:table-cell table:formula="of:=[.U3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9M00S" calcext:value-type="time">
            <text:p>00:19:00</text:p>
          </table:table-cell>
          <table:table-cell office:value-type="float" office:value="11.01" calcext:value-type="float">
            <text:p>11,01</text:p>
          </table:table-cell>
          <table:table-cell office:value-type="float" office:value="245" calcext:value-type="float">
            <text:p>245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.19" calcext:value-type="float">
            <text:p>11,19</text:p>
          </table:table-cell>
          <table:table-cell office:value-type="float" office:value="218" calcext:value-type="float">
            <text:p>218</text:p>
          </table:table-cell>
          <table:table-cell table:formula="of:=SUM([.B40]*[.P37])+[.Q37]" office:value-type="float" office:value="220.7" calcext:value-type="float">
            <text:p>220,7</text:p>
          </table:table-cell>
          <table:table-cell table:formula="of:=SUM([.B40]*[.T40])+[.U40]" office:value-type="float" office:value="89.5915" calcext:value-type="float">
            <text:p>89,5915</text:p>
          </table:table-cell>
          <table:table-cell table:formula="of:=SUM([.C40]+SUM((100-[.E40])*[.C40]/100))" office:value-type="float" office:value="240.69053" calcext:value-type="float">
            <text:p>240,69053</text:p>
          </table:table-cell>
          <table:table-cell table:formula="of:=SUM([.D40]+((100-[.E40])*[.D40]/100))" office:value-type="float" office:value="243.6715595" calcext:value-type="float">
            <text:p>243,6715595</text:p>
          </table:table-cell>
          <table:table-cell table:number-columns-repeated="3"/>
          <table:table-cell office:value-type="time" office:time-value="PT00H09M45S" calcext:value-type="time">
            <text:p>00:09:45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P38]" office:value-type="float" office:value="30" calcext:value-type="float">
            <text:p>30</text:p>
          </table:table-cell>
          <table:table-cell table:formula="of:=[.Q38]" office:value-type="float" office:value="-115" calcext:value-type="float">
            <text:p>-115</text:p>
          </table:table-cell>
          <table:table-cell table:number-columns-repeated="2"/>
          <table:table-cell table:formula="of:=[.T39]" office:value-type="float" office:value="12.85" calcext:value-type="float">
            <text:p>12,85</text:p>
          </table:table-cell>
          <table:table-cell table:formula="of:=[.U3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19M30S" calcext:value-type="time">
            <text:p>00:19:30</text:p>
          </table:table-cell>
          <table:table-cell office:value-type="float" office:value="11.01" calcext:value-type="float">
            <text:p>11,01</text:p>
          </table:table-cell>
          <table:table-cell office:value-type="float" office:value="244" calcext:value-type="float">
            <text:p>24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.19" calcext:value-type="float">
            <text:p>11,19</text:p>
          </table:table-cell>
          <table:table-cell office:value-type="float" office:value="219" calcext:value-type="float">
            <text:p>219</text:p>
          </table:table-cell>
          <table:table-cell table:formula="of:=SUM([.B41]*[.P37])+[.Q37]" office:value-type="float" office:value="220.7" calcext:value-type="float">
            <text:p>220,7</text:p>
          </table:table-cell>
          <table:table-cell table:formula="of:=SUM([.B41]*[.T41])+[.U41]" office:value-type="float" office:value="89.5915" calcext:value-type="float">
            <text:p>89,5915</text:p>
          </table:table-cell>
          <table:table-cell table:formula="of:=SUM([.C41]+SUM((100-[.E41])*[.C41]/100))" office:value-type="float" office:value="241.794615" calcext:value-type="float">
            <text:p>241,794615</text:p>
          </table:table-cell>
          <table:table-cell table:formula="of:=SUM([.D41]+((100-[.E41])*[.D41]/100))" office:value-type="float" office:value="243.6715595" calcext:value-type="float">
            <text:p>243,6715595</text:p>
          </table:table-cell>
          <table:table-cell table:number-columns-repeated="3"/>
          <table:table-cell office:value-type="time" office:time-value="PT00H10M00S" calcext:value-type="time">
            <text:p>00:10:0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 table:number-columns-repeated="2"/>
          <table:table-cell table:formula="of:=[.T40]" office:value-type="float" office:value="12.85" calcext:value-type="float">
            <text:p>12,85</text:p>
          </table:table-cell>
          <table:table-cell table:formula="of:=[.U4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0M00S" calcext:value-type="time">
            <text:p>00:20:00</text:p>
          </table:table-cell>
          <table:table-cell office:value-type="float" office:value="10.97" calcext:value-type="float">
            <text:p>10,97</text:p>
          </table:table-cell>
          <table:table-cell office:value-type="float" office:value="244" calcext:value-type="float">
            <text:p>24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.17" calcext:value-type="float">
            <text:p>11,17</text:p>
          </table:table-cell>
          <table:table-cell office:value-type="float" office:value="218" calcext:value-type="float">
            <text:p>218</text:p>
          </table:table-cell>
          <table:table-cell table:formula="of:=SUM([.B42]*[.P37])+[.Q37]" office:value-type="float" office:value="220.1" calcext:value-type="float">
            <text:p>220,1</text:p>
          </table:table-cell>
          <table:table-cell table:formula="of:=SUM([.B42]*[.T42])+[.U42]" office:value-type="float" office:value="89.3345" calcext:value-type="float">
            <text:p>89,3345</text:p>
          </table:table-cell>
          <table:table-cell table:formula="of:=SUM([.C42]+SUM((100-[.E42])*[.C42]/100))" office:value-type="float" office:value="241.25079" calcext:value-type="float">
            <text:p>241,25079</text:p>
          </table:table-cell>
          <table:table-cell table:formula="of:=SUM([.D42]+((100-[.E42])*[.D42]/100))" office:value-type="float" office:value="243.5747655" calcext:value-type="float">
            <text:p>243,5747655</text:p>
          </table:table-cell>
          <table:table-cell table:number-columns-repeated="3"/>
          <table:table-cell office:value-type="time" office:time-value="PT00H10M15S" calcext:value-type="time">
            <text:p>00:10:15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P40]" office:value-type="float" office:value="30" calcext:value-type="float">
            <text:p>30</text:p>
          </table:table-cell>
          <table:table-cell table:formula="of:=[.Q40]" office:value-type="float" office:value="-115" calcext:value-type="float">
            <text:p>-115</text:p>
          </table:table-cell>
          <table:table-cell table:number-columns-repeated="2"/>
          <table:table-cell table:formula="of:=[.T41]" office:value-type="float" office:value="12.85" calcext:value-type="float">
            <text:p>12,85</text:p>
          </table:table-cell>
          <table:table-cell table:formula="of:=[.U4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0M30S" calcext:value-type="time">
            <text:p>00:20:30</text:p>
          </table:table-cell>
          <table:table-cell office:value-type="float" office:value="10.98" calcext:value-type="float">
            <text:p>10,98</text:p>
          </table:table-cell>
          <table:table-cell office:value-type="float" office:value="245" calcext:value-type="float">
            <text:p>24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.16" calcext:value-type="float">
            <text:p>11,16</text:p>
          </table:table-cell>
          <table:table-cell office:value-type="float" office:value="218" calcext:value-type="float">
            <text:p>218</text:p>
          </table:table-cell>
          <table:table-cell table:formula="of:=SUM([.B43]*[.P37])+[.Q37]" office:value-type="float" office:value="219.8" calcext:value-type="float">
            <text:p>219,8</text:p>
          </table:table-cell>
          <table:table-cell table:formula="of:=SUM([.B43]*[.T43])+[.U43]" office:value-type="float" office:value="89.206" calcext:value-type="float">
            <text:p>89,206</text:p>
          </table:table-cell>
          <table:table-cell table:formula="of:=SUM([.C43]+SUM((100-[.E43])*[.C43]/100))" office:value-type="float" office:value="241.53092" calcext:value-type="float">
            <text:p>241,53092</text:p>
          </table:table-cell>
          <table:table-cell table:formula="of:=SUM([.D43]+((100-[.E43])*[.D43]/100))" office:value-type="float" office:value="243.525212" calcext:value-type="float">
            <text:p>243,525212</text:p>
          </table:table-cell>
          <table:table-cell table:number-columns-repeated="3"/>
          <table:table-cell office:value-type="time" office:time-value="PT00H10M30S" calcext:value-type="time">
            <text:p>00:10:30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 table:number-columns-repeated="2"/>
          <table:table-cell table:formula="of:=[.T42]" office:value-type="float" office:value="12.85" calcext:value-type="float">
            <text:p>12,85</text:p>
          </table:table-cell>
          <table:table-cell table:formula="of:=[.U4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1M00S" calcext:value-type="time">
            <text:p>00:21:00</text:p>
          </table:table-cell>
          <table:table-cell office:value-type="float" office:value="10.89" calcext:value-type="float">
            <text:p>10,89</text:p>
          </table:table-cell>
          <table:table-cell office:value-type="float" office:value="244" calcext:value-type="float">
            <text:p>24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.15" calcext:value-type="float">
            <text:p>11,15</text:p>
          </table:table-cell>
          <table:table-cell office:value-type="float" office:value="216" calcext:value-type="float">
            <text:p>216</text:p>
          </table:table-cell>
          <table:table-cell table:formula="of:=SUM([.B44]*[.P44])+[.Q44]" office:value-type="float" office:value="219.5" calcext:value-type="float">
            <text:p>219,5</text:p>
          </table:table-cell>
          <table:table-cell table:formula="of:=SUM([.B44]*[.T44])+[.U44]" office:value-type="float" office:value="89.0775" calcext:value-type="float">
            <text:p>89,0775</text:p>
          </table:table-cell>
          <table:table-cell table:formula="of:=SUM([.C44]+SUM((100-[.E44])*[.C44]/100))" office:value-type="float" office:value="239.5926" calcext:value-type="float">
            <text:p>239,5926</text:p>
          </table:table-cell>
          <table:table-cell table:formula="of:=SUM([.D44]+((100-[.E44])*[.D44]/100))" office:value-type="float" office:value="243.4748875" calcext:value-type="float">
            <text:p>243,4748875</text:p>
          </table:table-cell>
          <table:table-cell table:number-columns-repeated="3"/>
          <table:table-cell office:value-type="time" office:time-value="PT00H10M45S" calcext:value-type="time">
            <text:p>00:10:45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2]" office:value-type="float" office:value="30" calcext:value-type="float">
            <text:p>30</text:p>
          </table:table-cell>
          <table:table-cell table:formula="of:=[.Q42]" office:value-type="float" office:value="-115" calcext:value-type="float">
            <text:p>-115</text:p>
          </table:table-cell>
          <table:table-cell table:number-columns-repeated="2"/>
          <table:table-cell table:formula="of:=[.T43]" office:value-type="float" office:value="12.85" calcext:value-type="float">
            <text:p>12,85</text:p>
          </table:table-cell>
          <table:table-cell table:formula="of:=[.U4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1M30S" calcext:value-type="time">
            <text:p>00:21:30</text:p>
          </table:table-cell>
          <table:table-cell office:value-type="float" office:value="10.88" calcext:value-type="float">
            <text:p>10,88</text:p>
          </table:table-cell>
          <table:table-cell office:value-type="float" office:value="244" calcext:value-type="float">
            <text:p>2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.13" calcext:value-type="float">
            <text:p>11,13</text:p>
          </table:table-cell>
          <table:table-cell office:value-type="float" office:value="214" calcext:value-type="float">
            <text:p>214</text:p>
          </table:table-cell>
          <table:table-cell table:formula="of:=SUM([.B45]*[.P44])+[.Q44]" office:value-type="float" office:value="218.9" calcext:value-type="float">
            <text:p>218,9</text:p>
          </table:table-cell>
          <table:table-cell table:formula="of:=SUM([.B45]*[.T45])+[.U45]" office:value-type="float" office:value="88.8205" calcext:value-type="float">
            <text:p>88,8205</text:p>
          </table:table-cell>
          <table:table-cell table:formula="of:=SUM([.C45]+SUM((100-[.E45])*[.C45]/100))" office:value-type="float" office:value="237.92413" calcext:value-type="float">
            <text:p>237,92413</text:p>
          </table:table-cell>
          <table:table-cell table:formula="of:=SUM([.D45]+((100-[.E45])*[.D45]/100))" office:value-type="float" office:value="243.3719255" calcext:value-type="float">
            <text:p>243,3719255</text:p>
          </table:table-cell>
          <table:table-cell table:number-columns-repeated="3"/>
          <table:table-cell office:value-type="time" office:time-value="PT00H11M00S" calcext:value-type="time">
            <text:p>00:11:00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 table:number-columns-repeated="2"/>
          <table:table-cell table:formula="of:=[.T44]" office:value-type="float" office:value="12.85" calcext:value-type="float">
            <text:p>12,85</text:p>
          </table:table-cell>
          <table:table-cell table:formula="of:=[.U4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2M00S" calcext:value-type="time">
            <text:p>00:22:00</text:p>
          </table:table-cell>
          <table:table-cell office:value-type="float" office:value="10.88" calcext:value-type="float">
            <text:p>10,88</text:p>
          </table:table-cell>
          <table:table-cell office:value-type="float" office:value="242" calcext:value-type="float">
            <text:p>24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.11" calcext:value-type="float">
            <text:p>11,11</text:p>
          </table:table-cell>
          <table:table-cell office:value-type="float" office:value="215" calcext:value-type="float">
            <text:p>215</text:p>
          </table:table-cell>
          <table:table-cell table:formula="of:=SUM([.B46]*[.P44])+[.Q44]" office:value-type="float" office:value="218.3" calcext:value-type="float">
            <text:p>218,3</text:p>
          </table:table-cell>
          <table:table-cell table:formula="of:=SUM([.B46]*[.T46])+[.U46]" office:value-type="float" office:value="88.5635" calcext:value-type="float">
            <text:p>88,5635</text:p>
          </table:table-cell>
          <table:table-cell table:formula="of:=SUM([.C46]+SUM((100-[.E46])*[.C46]/100))" office:value-type="float" office:value="239.588475" calcext:value-type="float">
            <text:p>239,588475</text:p>
          </table:table-cell>
          <table:table-cell table:formula="of:=SUM([.D46]+((100-[.E46])*[.D46]/100))" office:value-type="float" office:value="243.2658795" calcext:value-type="float">
            <text:p>243,2658795</text:p>
          </table:table-cell>
          <table:table-cell table:number-columns-repeated="3"/>
          <table:table-cell office:value-type="time" office:time-value="PT00H11M15S" calcext:value-type="time">
            <text:p>00:11:1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P44]" office:value-type="float" office:value="30" calcext:value-type="float">
            <text:p>30</text:p>
          </table:table-cell>
          <table:table-cell table:formula="of:=[.Q44]" office:value-type="float" office:value="-115" calcext:value-type="float">
            <text:p>-115</text:p>
          </table:table-cell>
          <table:table-cell table:number-columns-repeated="2"/>
          <table:table-cell table:formula="of:=[.T45]" office:value-type="float" office:value="12.85" calcext:value-type="float">
            <text:p>12,85</text:p>
          </table:table-cell>
          <table:table-cell table:formula="of:=[.U4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2M30S" calcext:value-type="time">
            <text:p>00:22:30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7]*[.P44])+[.Q44]" office:value-type="float" office:value="218" calcext:value-type="float">
            <text:p>218</text:p>
          </table:table-cell>
          <table:table-cell table:formula="of:=SUM([.B47]*[.T47])+[.U47]" office:value-type="float" office:value="88.435" calcext:value-type="float">
            <text:p>88,435</text:p>
          </table:table-cell>
          <table:table-cell table:formula="of:=SUM([.C47]+SUM((100-[.E47])*[.C47]/100))" office:value-type="float" office:value="239.86475" calcext:value-type="float">
            <text:p>239,86475</text:p>
          </table:table-cell>
          <table:table-cell table:formula="of:=SUM([.D47]+((100-[.E47])*[.D47]/100))" office:value-type="float" office:value="243.2117" calcext:value-type="float">
            <text:p>243,2117</text:p>
          </table:table-cell>
          <table:table-cell table:number-columns-repeated="3"/>
          <table:table-cell office:value-type="time" office:time-value="PT00H11M30S" calcext:value-type="time">
            <text:p>00:11:30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P46]" office:value-type="float" office:value="30" calcext:value-type="float">
            <text:p>30</text:p>
          </table:table-cell>
          <table:table-cell table:formula="of:=[.Q46]" office:value-type="float" office:value="-115" calcext:value-type="float">
            <text:p>-115</text:p>
          </table:table-cell>
          <table:table-cell table:number-columns-repeated="2"/>
          <table:table-cell table:formula="of:=[.T46]" office:value-type="float" office:value="12.85" calcext:value-type="float">
            <text:p>12,85</text:p>
          </table:table-cell>
          <table:table-cell table:formula="of:=[.U4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3M00S" calcext:value-type="time">
            <text:p>00:23:00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.1" calcext:value-type="float">
            <text:p>11,1</text:p>
          </table:table-cell>
          <table:table-cell office:value-type="float" office:value="215" calcext:value-type="float">
            <text:p>215</text:p>
          </table:table-cell>
          <table:table-cell table:formula="of:=SUM([.B48]*[.P44])+[.Q44]" office:value-type="float" office:value="218" calcext:value-type="float">
            <text:p>218</text:p>
          </table:table-cell>
          <table:table-cell table:formula="of:=SUM([.B48]*[.T48])+[.U48]" office:value-type="float" office:value="88.435" calcext:value-type="float">
            <text:p>88,435</text:p>
          </table:table-cell>
          <table:table-cell table:formula="of:=SUM([.C48]+SUM((100-[.E48])*[.C48]/100))" office:value-type="float" office:value="239.86475" calcext:value-type="float">
            <text:p>239,86475</text:p>
          </table:table-cell>
          <table:table-cell table:formula="of:=SUM([.D48]+((100-[.E48])*[.D48]/100))" office:value-type="float" office:value="243.2117" calcext:value-type="float">
            <text:p>243,2117</text:p>
          </table:table-cell>
          <table:table-cell table:number-columns-repeated="3"/>
          <table:table-cell office:value-type="time" office:time-value="PT00H11M45S" calcext:value-type="time">
            <text:p>00:11:45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 table:number-columns-repeated="2"/>
          <table:table-cell table:formula="of:=[.T47]" office:value-type="float" office:value="12.85" calcext:value-type="float">
            <text:p>12,85</text:p>
          </table:table-cell>
          <table:table-cell table:formula="of:=[.U4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3M30S" calcext:value-type="time">
            <text:p>00:23:30</text:p>
          </table:table-cell>
          <table:table-cell office:value-type="float" office:value="10.73" calcext:value-type="float">
            <text:p>10,73</text:p>
          </table:table-cell>
          <table:table-cell office:value-type="float" office:value="243" calcext:value-type="float">
            <text:p>24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.08" calcext:value-type="float">
            <text:p>11,08</text:p>
          </table:table-cell>
          <table:table-cell office:value-type="float" office:value="215" calcext:value-type="float">
            <text:p>215</text:p>
          </table:table-cell>
          <table:table-cell table:formula="of:=SUM([.B49]*[.P44])+[.Q44]" office:value-type="float" office:value="217.4" calcext:value-type="float">
            <text:p>217,4</text:p>
          </table:table-cell>
          <table:table-cell table:formula="of:=SUM([.B49]*[.T49])+[.U49]" office:value-type="float" office:value="88.178" calcext:value-type="float">
            <text:p>88,178</text:p>
          </table:table-cell>
          <table:table-cell table:formula="of:=SUM([.C49]+SUM((100-[.E49])*[.C49]/100))" office:value-type="float" office:value="240.4173" calcext:value-type="float">
            <text:p>240,4173</text:p>
          </table:table-cell>
          <table:table-cell table:formula="of:=SUM([.D49]+((100-[.E49])*[.D49]/100))" office:value-type="float" office:value="243.101028" calcext:value-type="float">
            <text:p>243,101028</text:p>
          </table:table-cell>
          <table:table-cell table:number-columns-repeated="3"/>
          <table:table-cell office:value-type="time" office:time-value="PT00H12M00S" calcext:value-type="time">
            <text:p>00:12:00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7]" office:value-type="float" office:value="30" calcext:value-type="float">
            <text:p>30</text:p>
          </table:table-cell>
          <table:table-cell table:formula="of:=[.Q47]" office:value-type="float" office:value="-115" calcext:value-type="float">
            <text:p>-115</text:p>
          </table:table-cell>
          <table:table-cell table:number-columns-repeated="2"/>
          <table:table-cell table:formula="of:=[.T48]" office:value-type="float" office:value="12.85" calcext:value-type="float">
            <text:p>12,85</text:p>
          </table:table-cell>
          <table:table-cell table:formula="of:=[.U4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4M00S" calcext:value-type="time">
            <text:p>00:24:00</text:p>
          </table:table-cell>
          <table:table-cell office:value-type="float" office:value="10.73" calcext:value-type="float">
            <text:p>10,73</text:p>
          </table:table-cell>
          <table:table-cell office:value-type="float" office:value="244" calcext:value-type="float">
            <text:p>24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.08" calcext:value-type="float">
            <text:p>11,08</text:p>
          </table:table-cell>
          <table:table-cell office:value-type="float" office:value="214" calcext:value-type="float">
            <text:p>214</text:p>
          </table:table-cell>
          <table:table-cell table:formula="of:=SUM([.B50]*[.P44])+[.Q44]" office:value-type="float" office:value="217.4" calcext:value-type="float">
            <text:p>217,4</text:p>
          </table:table-cell>
          <table:table-cell table:formula="of:=SUM([.B50]*[.T50])+[.U50]" office:value-type="float" office:value="88.178" calcext:value-type="float">
            <text:p>88,178</text:p>
          </table:table-cell>
          <table:table-cell table:formula="of:=SUM([.C50]+SUM((100-[.E50])*[.C50]/100))" office:value-type="float" office:value="239.29908" calcext:value-type="float">
            <text:p>239,29908</text:p>
          </table:table-cell>
          <table:table-cell table:formula="of:=SUM([.D50]+((100-[.E50])*[.D50]/100))" office:value-type="float" office:value="243.101028" calcext:value-type="float">
            <text:p>243,101028</text:p>
          </table:table-cell>
          <table:table-cell table:number-columns-repeated="3"/>
          <table:table-cell office:value-type="time" office:time-value="PT00H12M15S" calcext:value-type="time">
            <text:p>00:12:15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 table:number-columns-repeated="2"/>
          <table:table-cell table:formula="of:=[.T49]" office:value-type="float" office:value="12.85" calcext:value-type="float">
            <text:p>12,85</text:p>
          </table:table-cell>
          <table:table-cell table:formula="of:=[.U4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4M30S" calcext:value-type="time">
            <text:p>00:24:30</text:p>
          </table:table-cell>
          <table:table-cell office:value-type="float" office:value="10.82" calcext:value-type="float">
            <text:p>10,82</text:p>
          </table:table-cell>
          <table:table-cell office:value-type="float" office:value="245" calcext:value-type="float">
            <text:p>24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.07" calcext:value-type="float">
            <text:p>11,07</text:p>
          </table:table-cell>
          <table:table-cell office:value-type="float" office:value="214" calcext:value-type="float">
            <text:p>214</text:p>
          </table:table-cell>
          <table:table-cell table:formula="of:=SUM([.B51]*[.P51])+[.Q51]" office:value-type="float" office:value="217.1" calcext:value-type="float">
            <text:p>217,1</text:p>
          </table:table-cell>
          <table:table-cell table:formula="of:=SUM([.B51]*[.T51])+[.U51]" office:value-type="float" office:value="88.0495" calcext:value-type="float">
            <text:p>88,0495</text:p>
          </table:table-cell>
          <table:table-cell table:formula="of:=SUM([.C51]+SUM((100-[.E51])*[.C51]/100))" office:value-type="float" office:value="239.57407" calcext:value-type="float">
            <text:p>239,57407</text:p>
          </table:table-cell>
          <table:table-cell table:formula="of:=SUM([.D51]+((100-[.E51])*[.D51]/100))" office:value-type="float" office:value="243.0445355" calcext:value-type="float">
            <text:p>243,0445355</text:p>
          </table:table-cell>
          <table:table-cell table:number-columns-repeated="3"/>
          <table:table-cell office:value-type="time" office:time-value="PT00H12M30S" calcext:value-type="time">
            <text:p>00:12:3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49]" office:value-type="float" office:value="30" calcext:value-type="float">
            <text:p>30</text:p>
          </table:table-cell>
          <table:table-cell table:formula="of:=[.Q49]" office:value-type="float" office:value="-115" calcext:value-type="float">
            <text:p>-115</text:p>
          </table:table-cell>
          <table:table-cell table:number-columns-repeated="2"/>
          <table:table-cell table:formula="of:=[.T50]" office:value-type="float" office:value="12.85" calcext:value-type="float">
            <text:p>12,85</text:p>
          </table:table-cell>
          <table:table-cell table:formula="of:=[.U5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5M00S" calcext:value-type="time">
            <text:p>00:25:00</text:p>
          </table:table-cell>
          <table:table-cell office:value-type="float" office:value="10.66" calcext:value-type="float">
            <text:p>10,66</text:p>
          </table:table-cell>
          <table:table-cell office:value-type="float" office:value="244" calcext:value-type="float">
            <text:p>24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time" office:time-value="PT00H25M30S" calcext:value-type="time">
            <text:p>00:25:30</text:p>
          </table:table-cell>
          <table:table-cell office:value-type="float" office:value="11.05" calcext:value-type="float">
            <text:p>11,05</text:p>
          </table:table-cell>
          <table:table-cell office:value-type="float" office:value="213" calcext:value-type="float">
            <text:p>213</text:p>
          </table:table-cell>
          <table:table-cell table:formula="of:=SUM([.B52]*[.P51])+[.Q51]" office:value-type="float" office:value="216.5" calcext:value-type="float">
            <text:p>216,5</text:p>
          </table:table-cell>
          <table:table-cell table:formula="of:=SUM([.B52]*[.T52])+[.U52]" office:value-type="float" office:value="87.7925" calcext:value-type="float">
            <text:p>87,7925</text:p>
          </table:table-cell>
          <table:table-cell table:formula="of:=SUM([.C52]+SUM((100-[.E52])*[.C52]/100))" office:value-type="float" office:value="239.001975" calcext:value-type="float">
            <text:p>239,001975</text:p>
          </table:table-cell>
          <table:table-cell table:formula="of:=SUM([.D52]+((100-[.E52])*[.D52]/100))" office:value-type="float" office:value="242.9292375" calcext:value-type="float">
            <text:p>242,9292375</text:p>
          </table:table-cell>
          <table:table-cell table:number-columns-repeated="3"/>
          <table:table-cell office:value-type="time" office:time-value="PT00H12M45S" calcext:value-type="time">
            <text:p>00:12:45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 table:number-columns-repeated="2"/>
          <table:table-cell table:formula="of:=[.T51]" office:value-type="float" office:value="12.85" calcext:value-type="float">
            <text:p>12,85</text:p>
          </table:table-cell>
          <table:table-cell table:formula="of:=[.U5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5M30S" calcext:value-type="time">
            <text:p>00:25:30</text:p>
          </table:table-cell>
          <table:table-cell office:value-type="float" office:value="10.62" calcext:value-type="float">
            <text:p>10,62</text:p>
          </table:table-cell>
          <table:table-cell office:value-type="float" office:value="244" calcext:value-type="float">
            <text:p>24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time" office:time-value="PT00H26M00S" calcext:value-type="time">
            <text:p>00:26:00</text:p>
          </table:table-cell>
          <table:table-cell office:value-type="float" office:value="11.04" calcext:value-type="float">
            <text:p>11,04</text:p>
          </table:table-cell>
          <table:table-cell office:value-type="float" office:value="215" calcext:value-type="float">
            <text:p>215</text:p>
          </table:table-cell>
          <table:table-cell table:formula="of:=SUM([.B53]*[.P51])+[.Q51]" office:value-type="float" office:value="216.2" calcext:value-type="float">
            <text:p>216,2</text:p>
          </table:table-cell>
          <table:table-cell table:formula="of:=SUM([.B53]*[.T53])+[.U53]" office:value-type="float" office:value="87.664" calcext:value-type="float">
            <text:p>87,664</text:p>
          </table:table-cell>
          <table:table-cell table:formula="of:=SUM([.C53]+SUM((100-[.E53])*[.C53]/100))" office:value-type="float" office:value="241.5224" calcext:value-type="float">
            <text:p>241,5224</text:p>
          </table:table-cell>
          <table:table-cell table:formula="of:=SUM([.D53]+((100-[.E53])*[.D53]/100))" office:value-type="float" office:value="242.870432" calcext:value-type="float">
            <text:p>242,870432</text:p>
          </table:table-cell>
          <table:table-cell table:number-columns-repeated="3"/>
          <table:table-cell office:value-type="time" office:time-value="PT00H13M00S" calcext:value-type="time">
            <text:p>00:13:00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1]" office:value-type="float" office:value="30" calcext:value-type="float">
            <text:p>30</text:p>
          </table:table-cell>
          <table:table-cell table:formula="of:=[.Q51]" office:value-type="float" office:value="-115" calcext:value-type="float">
            <text:p>-115</text:p>
          </table:table-cell>
          <table:table-cell table:number-columns-repeated="2"/>
          <table:table-cell table:formula="of:=[.T52]" office:value-type="float" office:value="12.85" calcext:value-type="float">
            <text:p>12,85</text:p>
          </table:table-cell>
          <table:table-cell table:formula="of:=[.U5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6M00S" calcext:value-type="time">
            <text:p>00:26:00</text:p>
          </table:table-cell>
          <table:table-cell office:value-type="float" office:value="10.64" calcext:value-type="float">
            <text:p>10,64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6M30S" calcext:value-type="time">
            <text:p>00:26:30</text:p>
          </table:table-cell>
          <table:table-cell office:value-type="float" office:value="11.03" calcext:value-type="float">
            <text:p>11,03</text:p>
          </table:table-cell>
          <table:table-cell office:value-type="float" office:value="214" calcext:value-type="float">
            <text:p>214</text:p>
          </table:table-cell>
          <table:table-cell table:formula="of:=SUM([.B54]*[.P51])+[.Q51]" office:value-type="float" office:value="215.9" calcext:value-type="float">
            <text:p>215,9</text:p>
          </table:table-cell>
          <table:table-cell table:formula="of:=SUM([.B54]*[.T54])+[.U54]" office:value-type="float" office:value="87.5355" calcext:value-type="float">
            <text:p>87,5355</text:p>
          </table:table-cell>
          <table:table-cell table:formula="of:=SUM([.C54]+SUM((100-[.E54])*[.C54]/100))" office:value-type="float" office:value="240.67403" calcext:value-type="float">
            <text:p>240,67403</text:p>
          </table:table-cell>
          <table:table-cell table:formula="of:=SUM([.D54]+((100-[.E54])*[.D54]/100))" office:value-type="float" office:value="242.8108555" calcext:value-type="float">
            <text:p>242,8108555</text:p>
          </table:table-cell>
          <table:table-cell table:number-columns-repeated="3"/>
          <table:table-cell office:value-type="time" office:time-value="PT00H13M15S" calcext:value-type="time">
            <text:p>00:13:15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 table:number-columns-repeated="2"/>
          <table:table-cell table:formula="of:=[.T53]" office:value-type="float" office:value="12.85" calcext:value-type="float">
            <text:p>12,85</text:p>
          </table:table-cell>
          <table:table-cell table:formula="of:=[.U5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6M30S" calcext:value-type="time">
            <text:p>00:26:30</text:p>
          </table:table-cell>
          <table:table-cell office:value-type="float" office:value="10.69" calcext:value-type="float">
            <text:p>10,69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7M00S" calcext:value-type="time">
            <text:p>00:27:00</text:p>
          </table:table-cell>
          <table:table-cell office:value-type="float" office:value="11.02" calcext:value-type="float">
            <text:p>11,02</text:p>
          </table:table-cell>
          <table:table-cell office:value-type="float" office:value="214" calcext:value-type="float">
            <text:p>214</text:p>
          </table:table-cell>
          <table:table-cell table:formula="of:=SUM([.B55]*[.P51])+[.Q51]" office:value-type="float" office:value="215.6" calcext:value-type="float">
            <text:p>215,6</text:p>
          </table:table-cell>
          <table:table-cell table:formula="of:=SUM([.B55]*[.T55])+[.U55]" office:value-type="float" office:value="87.407" calcext:value-type="float">
            <text:p>87,407</text:p>
          </table:table-cell>
          <table:table-cell table:formula="of:=SUM([.C55]+SUM((100-[.E55])*[.C55]/100))" office:value-type="float" office:value="240.94902" calcext:value-type="float">
            <text:p>240,94902</text:p>
          </table:table-cell>
          <table:table-cell table:formula="of:=SUM([.D55]+((100-[.E55])*[.D55]/100))" office:value-type="float" office:value="242.750508" calcext:value-type="float">
            <text:p>242,750508</text:p>
          </table:table-cell>
          <table:table-cell table:number-columns-repeated="3"/>
          <table:table-cell office:value-type="time" office:time-value="PT00H13M30S" calcext:value-type="time">
            <text:p>00:13:30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53]" office:value-type="float" office:value="30" calcext:value-type="float">
            <text:p>30</text:p>
          </table:table-cell>
          <table:table-cell table:formula="of:=[.Q53]" office:value-type="float" office:value="-115" calcext:value-type="float">
            <text:p>-115</text:p>
          </table:table-cell>
          <table:table-cell table:number-columns-repeated="2"/>
          <table:table-cell table:formula="of:=[.T54]" office:value-type="float" office:value="12.85" calcext:value-type="float">
            <text:p>12,85</text:p>
          </table:table-cell>
          <table:table-cell table:formula="of:=[.U5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7M00S" calcext:value-type="time">
            <text:p>00:27:00</text:p>
          </table:table-cell>
          <table:table-cell office:value-type="float" office:value="10.69" calcext:value-type="float">
            <text:p>10,69</text:p>
          </table:table-cell>
          <table:table-cell office:value-type="float" office:value="245" calcext:value-type="float">
            <text:p>24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7M30S" calcext:value-type="time">
            <text:p>00:27:30</text:p>
          </table:table-cell>
          <table:table-cell office:value-type="float" office:value="11.01" calcext:value-type="float">
            <text:p>11,01</text:p>
          </table:table-cell>
          <table:table-cell office:value-type="float" office:value="212" calcext:value-type="float">
            <text:p>212</text:p>
          </table:table-cell>
          <table:table-cell table:formula="of:=SUM([.B56]*[.P51])+[.Q51]" office:value-type="float" office:value="215.3" calcext:value-type="float">
            <text:p>215,3</text:p>
          </table:table-cell>
          <table:table-cell table:formula="of:=SUM([.B56]*[.T56])+[.U56]" office:value-type="float" office:value="87.2785" calcext:value-type="float">
            <text:p>87,2785</text:p>
          </table:table-cell>
          <table:table-cell table:formula="of:=SUM([.C56]+SUM((100-[.E56])*[.C56]/100))" office:value-type="float" office:value="238.96958" calcext:value-type="float">
            <text:p>238,96958</text:p>
          </table:table-cell>
          <table:table-cell table:formula="of:=SUM([.D56]+((100-[.E56])*[.D56]/100))" office:value-type="float" office:value="242.6893895" calcext:value-type="float">
            <text:p>242,6893895</text:p>
          </table:table-cell>
          <table:table-cell table:number-columns-repeated="3"/>
          <table:table-cell office:value-type="time" office:time-value="PT00H13M45S" calcext:value-type="time">
            <text:p>00:13:4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5]" office:value-type="float" office:value="30" calcext:value-type="float">
            <text:p>30</text:p>
          </table:table-cell>
          <table:table-cell table:formula="of:=[.Q55]" office:value-type="float" office:value="-115" calcext:value-type="float">
            <text:p>-115</text:p>
          </table:table-cell>
          <table:table-cell table:number-columns-repeated="2"/>
          <table:table-cell table:formula="of:=[.T55]" office:value-type="float" office:value="12.85" calcext:value-type="float">
            <text:p>12,85</text:p>
          </table:table-cell>
          <table:table-cell table:formula="of:=[.U5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7M30S" calcext:value-type="time">
            <text:p>00:27:30</text:p>
          </table:table-cell>
          <table:table-cell office:value-type="float" office:value="10.59" calcext:value-type="float">
            <text:p>10,59</text:p>
          </table:table-cell>
          <table:table-cell office:value-type="float" office:value="246" calcext:value-type="float">
            <text:p>24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time" office:time-value="PT00H28M00S" calcext:value-type="time">
            <text:p>00:28:00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7]*[.P51])+[.Q51]" office:value-type="float" office:value="215" calcext:value-type="float">
            <text:p>215</text:p>
          </table:table-cell>
          <table:table-cell table:formula="of:=SUM([.B57]*[.T57])+[.U57]" office:value-type="float" office:value="87.15" calcext:value-type="float">
            <text:p>87,15</text:p>
          </table:table-cell>
          <table:table-cell table:formula="of:=SUM([.C57]+SUM((100-[.E57])*[.C57]/100))" office:value-type="float" office:value="239.242" calcext:value-type="float">
            <text:p>239,242</text:p>
          </table:table-cell>
          <table:table-cell table:formula="of:=SUM([.D57]+((100-[.E57])*[.D57]/100))" office:value-type="float" office:value="242.6275" calcext:value-type="float">
            <text:p>242,6275</text:p>
          </table:table-cell>
          <table:table-cell table:number-columns-repeated="3"/>
          <table:table-cell office:value-type="time" office:time-value="PT00H14M00S" calcext:value-type="time">
            <text:p>00:14:00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 table:number-columns-repeated="2"/>
          <table:table-cell table:formula="of:=[.T56]" office:value-type="float" office:value="12.85" calcext:value-type="float">
            <text:p>12,85</text:p>
          </table:table-cell>
          <table:table-cell table:formula="of:=[.U5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8M00S" calcext:value-type="time">
            <text:p>00:28:00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time" office:time-value="PT00H28M30S" calcext:value-type="time">
            <text:p>00:28:30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table:formula="of:=SUM([.B58]*[.P58])+[.Q58]" office:value-type="float" office:value="215" calcext:value-type="float">
            <text:p>215</text:p>
          </table:table-cell>
          <table:table-cell table:formula="of:=SUM([.B58]*[.T58])+[.U58]" office:value-type="float" office:value="87.15" calcext:value-type="float">
            <text:p>87,15</text:p>
          </table:table-cell>
          <table:table-cell table:formula="of:=SUM([.C58]+SUM((100-[.E58])*[.C58]/100))" office:value-type="float" office:value="239.242" calcext:value-type="float">
            <text:p>239,242</text:p>
          </table:table-cell>
          <table:table-cell table:formula="of:=SUM([.D58]+((100-[.E58])*[.D58]/100))" office:value-type="float" office:value="242.6275" calcext:value-type="float">
            <text:p>242,6275</text:p>
          </table:table-cell>
          <table:table-cell table:number-columns-repeated="3"/>
          <table:table-cell office:value-type="time" office:time-value="PT00H14M15S" calcext:value-type="time">
            <text:p>00:14:15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P56]" office:value-type="float" office:value="30" calcext:value-type="float">
            <text:p>30</text:p>
          </table:table-cell>
          <table:table-cell table:formula="of:=[.Q56]" office:value-type="float" office:value="-115" calcext:value-type="float">
            <text:p>-115</text:p>
          </table:table-cell>
          <table:table-cell table:number-columns-repeated="2"/>
          <table:table-cell table:formula="of:=[.T57]" office:value-type="float" office:value="12.85" calcext:value-type="float">
            <text:p>12,85</text:p>
          </table:table-cell>
          <table:table-cell table:formula="of:=[.U5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8M30S" calcext:value-type="time">
            <text:p>00:28:30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time" office:time-value="PT00H29M00S" calcext:value-type="time">
            <text:p>00:29:00</text:p>
          </table:table-cell>
          <table:table-cell office:value-type="float" office:value="10.98" calcext:value-type="float">
            <text:p>10,98</text:p>
          </table:table-cell>
          <table:table-cell office:value-type="float" office:value="210" calcext:value-type="float">
            <text:p>210</text:p>
          </table:table-cell>
          <table:table-cell table:formula="of:=SUM([.B59]*[.P58])+[.Q58]" office:value-type="float" office:value="214.4" calcext:value-type="float">
            <text:p>214,4</text:p>
          </table:table-cell>
          <table:table-cell table:formula="of:=SUM([.B59]*[.T59])+[.U59]" office:value-type="float" office:value="86.893" calcext:value-type="float">
            <text:p>86,893</text:p>
          </table:table-cell>
          <table:table-cell table:formula="of:=SUM([.C59]+SUM((100-[.E59])*[.C59]/100))" office:value-type="float" office:value="237.5247" calcext:value-type="float">
            <text:p>237,5247</text:p>
          </table:table-cell>
          <table:table-cell table:formula="of:=SUM([.D59]+((100-[.E59])*[.D59]/100))" office:value-type="float" office:value="242.501408" calcext:value-type="float">
            <text:p>242,501408</text:p>
          </table:table-cell>
          <table:table-cell table:number-columns-repeated="3"/>
          <table:table-cell office:value-type="time" office:time-value="PT00H14M30S" calcext:value-type="time">
            <text:p>00:14:30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 table:number-columns-repeated="2"/>
          <table:table-cell table:formula="of:=[.T58]" office:value-type="float" office:value="12.85" calcext:value-type="float">
            <text:p>12,85</text:p>
          </table:table-cell>
          <table:table-cell table:formula="of:=[.U5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9M00S" calcext:value-type="time">
            <text:p>00:29:00</text:p>
          </table:table-cell>
          <table:table-cell office:value-type="float" office:value="10.57" calcext:value-type="float">
            <text:p>10,57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29M30S" calcext:value-type="time">
            <text:p>00:29:30</text:p>
          </table:table-cell>
          <table:table-cell office:value-type="float" office:value="10.97" calcext:value-type="float">
            <text:p>10,97</text:p>
          </table:table-cell>
          <table:table-cell office:value-type="float" office:value="212" calcext:value-type="float">
            <text:p>212</text:p>
          </table:table-cell>
          <table:table-cell table:formula="of:=SUM([.B60]*[.P58])+[.Q58]" office:value-type="float" office:value="214.1" calcext:value-type="float">
            <text:p>214,1</text:p>
          </table:table-cell>
          <table:table-cell table:formula="of:=SUM([.B60]*[.T60])+[.U60]" office:value-type="float" office:value="86.7645" calcext:value-type="float">
            <text:p>86,7645</text:p>
          </table:table-cell>
          <table:table-cell table:formula="of:=SUM([.C60]+SUM((100-[.E60])*[.C60]/100))" office:value-type="float" office:value="240.05926" calcext:value-type="float">
            <text:p>240,05926</text:p>
          </table:table-cell>
          <table:table-cell table:formula="of:=SUM([.D60]+((100-[.E60])*[.D60]/100))" office:value-type="float" office:value="242.4372055" calcext:value-type="float">
            <text:p>242,4372055</text:p>
          </table:table-cell>
          <table:table-cell table:number-columns-repeated="3"/>
          <table:table-cell office:value-type="time" office:time-value="PT00H14M45S" calcext:value-type="time">
            <text:p>00:14:45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P58]" office:value-type="float" office:value="30" calcext:value-type="float">
            <text:p>30</text:p>
          </table:table-cell>
          <table:table-cell table:formula="of:=[.Q58]" office:value-type="float" office:value="-115" calcext:value-type="float">
            <text:p>-115</text:p>
          </table:table-cell>
          <table:table-cell table:number-columns-repeated="2"/>
          <table:table-cell table:formula="of:=[.T59]" office:value-type="float" office:value="12.85" calcext:value-type="float">
            <text:p>12,85</text:p>
          </table:table-cell>
          <table:table-cell table:formula="of:=[.U5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29M30S" calcext:value-type="time">
            <text:p>00:29:30</text:p>
          </table:table-cell>
          <table:table-cell office:value-type="float" office:value="10.56" calcext:value-type="float">
            <text:p>10,56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1]*[.P58])+[.Q58]" office:value-type="float" office:value="213.8" calcext:value-type="float">
            <text:p>213,8</text:p>
          </table:table-cell>
          <table:table-cell table:formula="of:=SUM([.B61]*[.T61])+[.U61]" office:value-type="float" office:value="86.636" calcext:value-type="float">
            <text:p>86,636</text:p>
          </table:table-cell>
          <table:table-cell table:formula="of:=SUM([.C61]+SUM((100-[.E61])*[.C61]/100))" office:value-type="float" office:value="240.33168" calcext:value-type="float">
            <text:p>240,33168</text:p>
          </table:table-cell>
          <table:table-cell table:formula="of:=SUM([.D61]+((100-[.E61])*[.D61]/100))" office:value-type="float" office:value="242.372232" calcext:value-type="float">
            <text:p>242,372232</text:p>
          </table:table-cell>
          <table:table-cell table:number-columns-repeated="3"/>
          <table:table-cell office:value-type="time" office:time-value="PT00H15M00S" calcext:value-type="time">
            <text:p>00:15:0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 table:number-columns-repeated="2"/>
          <table:table-cell table:formula="of:=[.T60]" office:value-type="float" office:value="12.85" calcext:value-type="float">
            <text:p>12,85</text:p>
          </table:table-cell>
          <table:table-cell table:formula="of:=[.U6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0M00S" calcext:value-type="time">
            <text:p>00:30:00</text:p>
          </table:table-cell>
          <table:table-cell office:value-type="float" office:value="10.54" calcext:value-type="float">
            <text:p>10,54</text:p>
          </table:table-cell>
          <table:table-cell office:value-type="float" office:value="243" calcext:value-type="float">
            <text:p>24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time" office:time-value="PT00H30M30S" calcext:value-type="time">
            <text:p>00:30:30</text:p>
          </table:table-cell>
          <table:table-cell office:value-type="float" office:value="10.96" calcext:value-type="float">
            <text:p>10,96</text:p>
          </table:table-cell>
          <table:table-cell office:value-type="float" office:value="212" calcext:value-type="float">
            <text:p>212</text:p>
          </table:table-cell>
          <table:table-cell table:formula="of:=SUM([.B62]*[.P58])+[.Q58]" office:value-type="float" office:value="213.8" calcext:value-type="float">
            <text:p>213,8</text:p>
          </table:table-cell>
          <table:table-cell table:formula="of:=SUM([.B62]*[.T62])+[.U62]" office:value-type="float" office:value="86.636" calcext:value-type="float">
            <text:p>86,636</text:p>
          </table:table-cell>
          <table:table-cell table:formula="of:=SUM([.C62]+SUM((100-[.E62])*[.C62]/100))" office:value-type="float" office:value="240.33168" calcext:value-type="float">
            <text:p>240,33168</text:p>
          </table:table-cell>
          <table:table-cell table:formula="of:=SUM([.D62]+((100-[.E62])*[.D62]/100))" office:value-type="float" office:value="242.372232" calcext:value-type="float">
            <text:p>242,372232</text:p>
          </table:table-cell>
          <table:table-cell table:number-columns-repeated="3"/>
          <table:table-cell office:value-type="time" office:time-value="PT00H15M15S" calcext:value-type="time">
            <text:p>00:15:15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P60]" office:value-type="float" office:value="30" calcext:value-type="float">
            <text:p>30</text:p>
          </table:table-cell>
          <table:table-cell table:formula="of:=[.Q60]" office:value-type="float" office:value="-115" calcext:value-type="float">
            <text:p>-115</text:p>
          </table:table-cell>
          <table:table-cell table:number-columns-repeated="2"/>
          <table:table-cell table:formula="of:=[.T61]" office:value-type="float" office:value="12.85" calcext:value-type="float">
            <text:p>12,85</text:p>
          </table:table-cell>
          <table:table-cell table:formula="of:=[.U6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0M30S" calcext:value-type="time">
            <text:p>00:30:30</text:p>
          </table:table-cell>
          <table:table-cell office:value-type="float" office:value="10.54" calcext:value-type="float">
            <text:p>10,54</text:p>
          </table:table-cell>
          <table:table-cell office:value-type="float" office:value="245" calcext:value-type="float">
            <text:p>2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1M00S" calcext:value-type="time">
            <text:p>00:31:00</text:p>
          </table:table-cell>
          <table:table-cell office:value-type="float" office:value="10.95" calcext:value-type="float">
            <text:p>10,95</text:p>
          </table:table-cell>
          <table:table-cell office:value-type="float" office:value="211" calcext:value-type="float">
            <text:p>211</text:p>
          </table:table-cell>
          <table:table-cell table:formula="of:=SUM([.B63]*[.P58])+[.Q58]" office:value-type="float" office:value="213.5" calcext:value-type="float">
            <text:p>213,5</text:p>
          </table:table-cell>
          <table:table-cell table:formula="of:=SUM([.B63]*[.T63])+[.U63]" office:value-type="float" office:value="86.5075" calcext:value-type="float">
            <text:p>86,5075</text:p>
          </table:table-cell>
          <table:table-cell table:formula="of:=SUM([.C63]+SUM((100-[.E63])*[.C63]/100))" office:value-type="float" office:value="239.469175" calcext:value-type="float">
            <text:p>239,469175</text:p>
          </table:table-cell>
          <table:table-cell table:formula="of:=SUM([.D63]+((100-[.E63])*[.D63]/100))" office:value-type="float" office:value="242.3064875" calcext:value-type="float">
            <text:p>242,3064875</text:p>
          </table:table-cell>
          <table:table-cell table:number-columns-repeated="3"/>
          <table:table-cell office:value-type="time" office:time-value="PT00H15M30S" calcext:value-type="time">
            <text:p>00:15:30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 table:number-columns-repeated="2"/>
          <table:table-cell table:formula="of:=[.T62]" office:value-type="float" office:value="12.85" calcext:value-type="float">
            <text:p>12,85</text:p>
          </table:table-cell>
          <table:table-cell table:formula="of:=[.U6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1M00S" calcext:value-type="time">
            <text:p>00:31:00</text:p>
          </table:table-cell>
          <table:table-cell office:value-type="float" office:value="10.53" calcext:value-type="float">
            <text:p>10,53</text:p>
          </table:table-cell>
          <table:table-cell office:value-type="float" office:value="244" calcext:value-type="float">
            <text:p>24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1M30S" calcext:value-type="time">
            <text:p>00:31:30</text:p>
          </table:table-cell>
          <table:table-cell office:value-type="float" office:value="10.94" calcext:value-type="float">
            <text:p>10,94</text:p>
          </table:table-cell>
          <table:table-cell office:value-type="float" office:value="211" calcext:value-type="float">
            <text:p>211</text:p>
          </table:table-cell>
          <table:table-cell table:formula="of:=SUM([.B64]*[.P58])+[.Q58]" office:value-type="float" office:value="213.2" calcext:value-type="float">
            <text:p>213,2</text:p>
          </table:table-cell>
          <table:table-cell table:formula="of:=SUM([.B64]*[.T64])+[.U64]" office:value-type="float" office:value="86.379" calcext:value-type="float">
            <text:p>86,379</text:p>
          </table:table-cell>
          <table:table-cell table:formula="of:=SUM([.C64]+SUM((100-[.E64])*[.C64]/100))" office:value-type="float" office:value="239.74031" calcext:value-type="float">
            <text:p>239,74031</text:p>
          </table:table-cell>
          <table:table-cell table:formula="of:=SUM([.D64]+((100-[.E64])*[.D64]/100))" office:value-type="float" office:value="242.239972" calcext:value-type="float">
            <text:p>242,239972</text:p>
          </table:table-cell>
          <table:table-cell table:number-columns-repeated="3"/>
          <table:table-cell office:value-type="time" office:time-value="PT00H15M45S" calcext:value-type="time">
            <text:p>00:15:45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formula="of:=[.P62]" office:value-type="float" office:value="30" calcext:value-type="float">
            <text:p>30</text:p>
          </table:table-cell>
          <table:table-cell table:formula="of:=[.Q62]" office:value-type="float" office:value="-115" calcext:value-type="float">
            <text:p>-115</text:p>
          </table:table-cell>
          <table:table-cell table:number-columns-repeated="2"/>
          <table:table-cell table:formula="of:=[.T63]" office:value-type="float" office:value="12.85" calcext:value-type="float">
            <text:p>12,85</text:p>
          </table:table-cell>
          <table:table-cell table:formula="of:=[.U6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1M30S" calcext:value-type="time">
            <text:p>00:31:30</text:p>
          </table:table-cell>
          <table:table-cell office:value-type="float" office:value="10.53" calcext:value-type="float">
            <text:p>10,53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2M00S" calcext:value-type="time">
            <text:p>00:32:00</text:p>
          </table:table-cell>
          <table:table-cell office:value-type="float" office:value="10.93" calcext:value-type="float">
            <text:p>10,93</text:p>
          </table:table-cell>
          <table:table-cell office:value-type="float" office:value="210" calcext:value-type="float">
            <text:p>210</text:p>
          </table:table-cell>
          <table:table-cell table:formula="of:=SUM([.B65]*[.P65])+[.Q65]" office:value-type="float" office:value="212.9" calcext:value-type="float">
            <text:p>212,9</text:p>
          </table:table-cell>
          <table:table-cell table:formula="of:=SUM([.B65]*[.T65])+[.U65]" office:value-type="float" office:value="86.2505" calcext:value-type="float">
            <text:p>86,2505</text:p>
          </table:table-cell>
          <table:table-cell table:formula="of:=SUM([.C65]+SUM((100-[.E65])*[.C65]/100))" office:value-type="float" office:value="238.87395" calcext:value-type="float">
            <text:p>238,87395</text:p>
          </table:table-cell>
          <table:table-cell table:formula="of:=SUM([.D65]+((100-[.E65])*[.D65]/100))" office:value-type="float" office:value="242.1726855" calcext:value-type="float">
            <text:p>242,1726855</text:p>
          </table:table-cell>
          <table:table-cell table:number-columns-repeated="3"/>
          <table:table-cell office:value-type="time" office:time-value="PT00H16M00S" calcext:value-type="time">
            <text:p>00:16:00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P64]" office:value-type="float" office:value="30" calcext:value-type="float">
            <text:p>30</text:p>
          </table:table-cell>
          <table:table-cell table:formula="of:=[.Q64]" office:value-type="float" office:value="-115" calcext:value-type="float">
            <text:p>-115</text:p>
          </table:table-cell>
          <table:table-cell table:number-columns-repeated="2"/>
          <table:table-cell table:formula="of:=[.T64]" office:value-type="float" office:value="12.85" calcext:value-type="float">
            <text:p>12,85</text:p>
          </table:table-cell>
          <table:table-cell table:formula="of:=[.U6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2M00S" calcext:value-type="time">
            <text:p>00:32:00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time" office:time-value="PT00H32M30S" calcext:value-type="time">
            <text:p>00:32:30</text:p>
          </table:table-cell>
          <table:table-cell office:value-type="float" office:value="10.93" calcext:value-type="float">
            <text:p>10,93</text:p>
          </table:table-cell>
          <table:table-cell office:value-type="float" office:value="211" calcext:value-type="float">
            <text:p>211</text:p>
          </table:table-cell>
          <table:table-cell table:formula="of:=SUM([.B66]*[.P65])+[.Q65]" office:value-type="float" office:value="212.9" calcext:value-type="float">
            <text:p>212,9</text:p>
          </table:table-cell>
          <table:table-cell table:formula="of:=SUM([.B66]*[.T66])+[.U66]" office:value-type="float" office:value="86.2505" calcext:value-type="float">
            <text:p>86,2505</text:p>
          </table:table-cell>
          <table:table-cell table:formula="of:=SUM([.C66]+SUM((100-[.E66])*[.C66]/100))" office:value-type="float" office:value="240.011445" calcext:value-type="float">
            <text:p>240,011445</text:p>
          </table:table-cell>
          <table:table-cell table:formula="of:=SUM([.D66]+((100-[.E66])*[.D66]/100))" office:value-type="float" office:value="242.1726855" calcext:value-type="float">
            <text:p>242,1726855</text:p>
          </table:table-cell>
          <table:table-cell table:number-columns-repeated="3"/>
          <table:table-cell office:value-type="time" office:time-value="PT00H16M15S" calcext:value-type="time">
            <text:p>00:16:1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 table:number-columns-repeated="2"/>
          <table:table-cell table:formula="of:=[.T65]" office:value-type="float" office:value="12.85" calcext:value-type="float">
            <text:p>12,85</text:p>
          </table:table-cell>
          <table:table-cell table:formula="of:=[.U6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2M30S" calcext:value-type="time">
            <text:p>00:32:30</text:p>
          </table:table-cell>
          <table:table-cell office:value-type="float" office:value="10.52" calcext:value-type="float">
            <text:p>10,52</text:p>
          </table:table-cell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3M00S" calcext:value-type="time">
            <text:p>00:33:00</text:p>
          </table:table-cell>
          <table:table-cell office:value-type="float" office:value="10.92" calcext:value-type="float">
            <text:p>10,92</text:p>
          </table:table-cell>
          <table:table-cell office:value-type="float" office:value="210" calcext:value-type="float">
            <text:p>210</text:p>
          </table:table-cell>
          <table:table-cell table:formula="of:=SUM([.B67]*[.P65])+[.Q65]" office:value-type="float" office:value="212.6" calcext:value-type="float">
            <text:p>212,6</text:p>
          </table:table-cell>
          <table:table-cell table:formula="of:=SUM([.B67]*[.T67])+[.U67]" office:value-type="float" office:value="86.122" calcext:value-type="float">
            <text:p>86,122</text:p>
          </table:table-cell>
          <table:table-cell table:formula="of:=SUM([.C67]+SUM((100-[.E67])*[.C67]/100))" office:value-type="float" office:value="239.1438" calcext:value-type="float">
            <text:p>239,1438</text:p>
          </table:table-cell>
          <table:table-cell table:formula="of:=SUM([.D67]+((100-[.E67])*[.D67]/100))" office:value-type="float" office:value="242.104628" calcext:value-type="float">
            <text:p>242,104628</text:p>
          </table:table-cell>
          <table:table-cell table:number-columns-repeated="3"/>
          <table:table-cell office:value-type="time" office:time-value="PT00H16M30S" calcext:value-type="time">
            <text:p>00:16:30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[.P65]" office:value-type="float" office:value="30" calcext:value-type="float">
            <text:p>30</text:p>
          </table:table-cell>
          <table:table-cell table:formula="of:=[.Q65]" office:value-type="float" office:value="-115" calcext:value-type="float">
            <text:p>-115</text:p>
          </table:table-cell>
          <table:table-cell table:number-columns-repeated="2"/>
          <table:table-cell table:formula="of:=[.T66]" office:value-type="float" office:value="12.85" calcext:value-type="float">
            <text:p>12,85</text:p>
          </table:table-cell>
          <table:table-cell table:formula="of:=[.U6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3M00S" calcext:value-type="time">
            <text:p>00:33:00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3M30S" calcext:value-type="time">
            <text:p>00:33:30</text:p>
          </table:table-cell>
          <table:table-cell office:value-type="float" office:value="10.91" calcext:value-type="float">
            <text:p>10,91</text:p>
          </table:table-cell>
          <table:table-cell office:value-type="float" office:value="210" calcext:value-type="float">
            <text:p>210</text:p>
          </table:table-cell>
          <table:table-cell table:formula="of:=SUM([.B68]*[.P65])+[.Q65]" office:value-type="float" office:value="212.3" calcext:value-type="float">
            <text:p>212,3</text:p>
          </table:table-cell>
          <table:table-cell table:formula="of:=SUM([.B68]*[.T68])+[.U68]" office:value-type="float" office:value="85.9935" calcext:value-type="float">
            <text:p>85,9935</text:p>
          </table:table-cell>
          <table:table-cell table:formula="of:=SUM([.C68]+SUM((100-[.E68])*[.C68]/100))" office:value-type="float" office:value="239.41365" calcext:value-type="float">
            <text:p>239,41365</text:p>
          </table:table-cell>
          <table:table-cell table:formula="of:=SUM([.D68]+((100-[.E68])*[.D68]/100))" office:value-type="float" office:value="242.0357995" calcext:value-type="float">
            <text:p>242,03579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 table:number-columns-repeated="2"/>
          <table:table-cell table:formula="of:=[.T67]" office:value-type="float" office:value="12.85" calcext:value-type="float">
            <text:p>12,85</text:p>
          </table:table-cell>
          <table:table-cell table:formula="of:=[.U6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3M30S" calcext:value-type="time">
            <text:p>00:33:30</text:p>
          </table:table-cell>
          <table:table-cell office:value-type="float" office:value="10.51" calcext:value-type="float">
            <text:p>10,51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4M00S" calcext:value-type="time">
            <text:p>00:34:00</text:p>
          </table:table-cell>
          <table:table-cell office:value-type="float" office:value="10.89" calcext:value-type="float">
            <text:p>10,89</text:p>
          </table:table-cell>
          <table:table-cell office:value-type="float" office:value="210" calcext:value-type="float">
            <text:p>210</text:p>
          </table:table-cell>
          <table:table-cell table:formula="of:=SUM([.B69]*[.P65])+[.Q65]" office:value-type="float" office:value="211.7" calcext:value-type="float">
            <text:p>211,7</text:p>
          </table:table-cell>
          <table:table-cell table:formula="of:=SUM([.B69]*[.T69])+[.U69]" office:value-type="float" office:value="85.7365" calcext:value-type="float">
            <text:p>85,7365</text:p>
          </table:table-cell>
          <table:table-cell table:formula="of:=SUM([.C69]+SUM((100-[.E69])*[.C69]/100))" office:value-type="float" office:value="239.95335" calcext:value-type="float">
            <text:p>239,95335</text:p>
          </table:table-cell>
          <table:table-cell table:formula="of:=SUM([.D69]+((100-[.E69])*[.D69]/100))" office:value-type="float" office:value="241.8958295" calcext:value-type="float">
            <text:p>241,89582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7]" office:value-type="float" office:value="30" calcext:value-type="float">
            <text:p>30</text:p>
          </table:table-cell>
          <table:table-cell table:formula="of:=[.Q67]" office:value-type="float" office:value="-115" calcext:value-type="float">
            <text:p>-115</text:p>
          </table:table-cell>
          <table:table-cell table:number-columns-repeated="2"/>
          <table:table-cell table:formula="of:=[.T68]" office:value-type="float" office:value="12.85" calcext:value-type="float">
            <text:p>12,85</text:p>
          </table:table-cell>
          <table:table-cell table:formula="of:=[.U6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4M00S" calcext:value-type="time">
            <text:p>00:34:00</text:p>
          </table:table-cell>
          <table:table-cell office:value-type="float" office:value="10.5" calcext:value-type="float">
            <text:p>10,5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4M30S" calcext:value-type="time">
            <text:p>00:34:3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0]*[.P65])+[.Q65]" office:value-type="float" office:value="211.4" calcext:value-type="float">
            <text:p>211,4</text:p>
          </table:table-cell>
          <table:table-cell table:formula="of:=SUM([.B70]*[.T70])+[.U70]" office:value-type="float" office:value="85.608" calcext:value-type="float">
            <text:p>85,608</text:p>
          </table:table-cell>
          <table:table-cell table:formula="of:=SUM([.C70]+SUM((100-[.E70])*[.C70]/100))" office:value-type="float" office:value="239.07928" calcext:value-type="float">
            <text:p>239,07928</text:p>
          </table:table-cell>
          <table:table-cell table:formula="of:=SUM([.D70]+((100-[.E70])*[.D70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 table:number-columns-repeated="2"/>
          <table:table-cell table:formula="of:=[.T69]" office:value-type="float" office:value="12.85" calcext:value-type="float">
            <text:p>12,85</text:p>
          </table:table-cell>
          <table:table-cell table:formula="of:=[.U6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4M30S" calcext:value-type="time">
            <text:p>00:34:30</text:p>
          </table:table-cell>
          <table:table-cell office:value-type="float" office:value="10.49" calcext:value-type="float">
            <text:p>10,49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time" office:time-value="PT00H35M00S" calcext:value-type="time">
            <text:p>00:35:00</text:p>
          </table:table-cell>
          <table:table-cell office:value-type="float" office:value="10.88" calcext:value-type="float">
            <text:p>10,88</text:p>
          </table:table-cell>
          <table:table-cell office:value-type="float" office:value="209" calcext:value-type="float">
            <text:p>209</text:p>
          </table:table-cell>
          <table:table-cell table:formula="of:=SUM([.B71]*[.P65])+[.Q65]" office:value-type="float" office:value="211.4" calcext:value-type="float">
            <text:p>211,4</text:p>
          </table:table-cell>
          <table:table-cell table:formula="of:=SUM([.B71]*[.T71])+[.U71]" office:value-type="float" office:value="85.608" calcext:value-type="float">
            <text:p>85,608</text:p>
          </table:table-cell>
          <table:table-cell table:formula="of:=SUM([.C71]+SUM((100-[.E71])*[.C71]/100))" office:value-type="float" office:value="239.07928" calcext:value-type="float">
            <text:p>239,07928</text:p>
          </table:table-cell>
          <table:table-cell table:formula="of:=SUM([.D71]+((100-[.E71])*[.D71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69]" office:value-type="float" office:value="30" calcext:value-type="float">
            <text:p>30</text:p>
          </table:table-cell>
          <table:table-cell table:formula="of:=[.Q69]" office:value-type="float" office:value="-115" calcext:value-type="float">
            <text:p>-115</text:p>
          </table:table-cell>
          <table:table-cell table:number-columns-repeated="2"/>
          <table:table-cell table:formula="of:=[.T70]" office:value-type="float" office:value="12.85" calcext:value-type="float">
            <text:p>12,85</text:p>
          </table:table-cell>
          <table:table-cell table:formula="of:=[.U7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5M00S" calcext:value-type="time">
            <text:p>00:35:00</text:p>
          </table:table-cell>
          <table:table-cell office:value-type="float" office:value="10.48" calcext:value-type="float">
            <text:p>10,48</text:p>
          </table:table-cell>
          <table:table-cell office:value-type="float" office:value="244" calcext:value-type="float">
            <text:p>24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5M30S" calcext:value-type="time">
            <text:p>00:35:30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2]*[.P72])+[.Q72]" office:value-type="float" office:value="211.1" calcext:value-type="float">
            <text:p>211,1</text:p>
          </table:table-cell>
          <table:table-cell table:formula="of:=SUM([.B72]*[.T72])+[.U72]" office:value-type="float" office:value="85.4795" calcext:value-type="float">
            <text:p>85,4795</text:p>
          </table:table-cell>
          <table:table-cell table:formula="of:=SUM([.C72]+SUM((100-[.E72])*[.C72]/100))" office:value-type="float" office:value="239.347845" calcext:value-type="float">
            <text:p>239,347845</text:p>
          </table:table-cell>
          <table:table-cell table:formula="of:=SUM([.D72]+((100-[.E72])*[.D72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 table:number-columns-repeated="2"/>
          <table:table-cell table:formula="of:=[.T71]" office:value-type="float" office:value="12.85" calcext:value-type="float">
            <text:p>12,85</text:p>
          </table:table-cell>
          <table:table-cell table:formula="of:=[.U7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5M30S" calcext:value-type="time">
            <text:p>00:35:30</text:p>
          </table:table-cell>
          <table:table-cell office:value-type="float" office:value="10.48" calcext:value-type="float">
            <text:p>10,48</text:p>
          </table:table-cell>
          <table:table-cell office:value-type="float" office:value="242" calcext:value-type="float">
            <text:p>24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6M00S" calcext:value-type="time">
            <text:p>00:36:00</text:p>
          </table:table-cell>
          <table:table-cell office:value-type="float" office:value="10.87" calcext:value-type="float">
            <text:p>10,87</text:p>
          </table:table-cell>
          <table:table-cell office:value-type="float" office:value="209" calcext:value-type="float">
            <text:p>209</text:p>
          </table:table-cell>
          <table:table-cell table:formula="of:=SUM([.B73]*[.P72])+[.Q72]" office:value-type="float" office:value="211.1" calcext:value-type="float">
            <text:p>211,1</text:p>
          </table:table-cell>
          <table:table-cell table:formula="of:=SUM([.B73]*[.T73])+[.U73]" office:value-type="float" office:value="85.4795" calcext:value-type="float">
            <text:p>85,4795</text:p>
          </table:table-cell>
          <table:table-cell table:formula="of:=SUM([.C73]+SUM((100-[.E73])*[.C73]/100))" office:value-type="float" office:value="239.347845" calcext:value-type="float">
            <text:p>239,347845</text:p>
          </table:table-cell>
          <table:table-cell table:formula="of:=SUM([.D73]+((100-[.E73])*[.D73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P71]" office:value-type="float" office:value="30" calcext:value-type="float">
            <text:p>30</text:p>
          </table:table-cell>
          <table:table-cell table:formula="of:=[.Q71]" office:value-type="float" office:value="-115" calcext:value-type="float">
            <text:p>-115</text:p>
          </table:table-cell>
          <table:table-cell table:number-columns-repeated="2"/>
          <table:table-cell table:formula="of:=[.T72]" office:value-type="float" office:value="12.85" calcext:value-type="float">
            <text:p>12,85</text:p>
          </table:table-cell>
          <table:table-cell table:formula="of:=[.U7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6M00S" calcext:value-type="time">
            <text:p>00:36:00</text:p>
          </table:table-cell>
          <table:table-cell office:value-type="float" office:value="10.48" calcext:value-type="float">
            <text:p>10,48</text:p>
          </table:table-cell>
          <table:table-cell office:value-type="float" office:value="243" calcext:value-type="float">
            <text:p>24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time" office:time-value="PT00H36M30S" calcext:value-type="time">
            <text:p>00:36:30</text:p>
          </table:table-cell>
          <table:table-cell office:value-type="float" office:value="10.85" calcext:value-type="float">
            <text:p>10,85</text:p>
          </table:table-cell>
          <table:table-cell office:value-type="float" office:value="208" calcext:value-type="float">
            <text:p>208</text:p>
          </table:table-cell>
          <table:table-cell table:formula="of:=SUM([.B74]*[.P72])+[.Q72]" office:value-type="float" office:value="210.5" calcext:value-type="float">
            <text:p>210,5</text:p>
          </table:table-cell>
          <table:table-cell table:formula="of:=SUM([.B74]*[.T74])+[.U74]" office:value-type="float" office:value="85.2225" calcext:value-type="float">
            <text:p>85,2225</text:p>
          </table:table-cell>
          <table:table-cell table:formula="of:=SUM([.C74]+SUM((100-[.E74])*[.C74]/100))" office:value-type="float" office:value="238.7372" calcext:value-type="float">
            <text:p>238,7372</text:p>
          </table:table-cell>
          <table:table-cell table:formula="of:=SUM([.D74]+((100-[.E74])*[.D74]/100))" office:value-type="float" office:value="241.6066375" calcext:value-type="float">
            <text:p>241,60663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3]" office:value-type="float" office:value="30" calcext:value-type="float">
            <text:p>30</text:p>
          </table:table-cell>
          <table:table-cell table:formula="of:=[.Q73]" office:value-type="float" office:value="-115" calcext:value-type="float">
            <text:p>-115</text:p>
          </table:table-cell>
          <table:table-cell table:number-columns-repeated="2"/>
          <table:table-cell table:formula="of:=[.T73]" office:value-type="float" office:value="12.85" calcext:value-type="float">
            <text:p>12,85</text:p>
          </table:table-cell>
          <table:table-cell table:formula="of:=[.U7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6M30S" calcext:value-type="time">
            <text:p>00:36:30</text:p>
          </table:table-cell>
          <table:table-cell office:value-type="float" office:value="10.47" calcext:value-type="float">
            <text:p>10,47</text:p>
          </table:table-cell>
          <table:table-cell office:value-type="float" office:value="244" calcext:value-type="float">
            <text:p>24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7M00S" calcext:value-type="time">
            <text:p>00:37:00</text:p>
          </table:table-cell>
          <table:table-cell office:value-type="float" office:value="10.84" calcext:value-type="float">
            <text:p>10,84</text:p>
          </table:table-cell>
          <table:table-cell office:value-type="float" office:value="207" calcext:value-type="float">
            <text:p>207</text:p>
          </table:table-cell>
          <table:table-cell table:formula="of:=SUM([.B75]*[.P72])+[.Q72]" office:value-type="float" office:value="210.2" calcext:value-type="float">
            <text:p>210,2</text:p>
          </table:table-cell>
          <table:table-cell table:formula="of:=SUM([.B75]*[.T75])+[.U75]" office:value-type="float" office:value="85.094" calcext:value-type="float">
            <text:p>85,094</text:p>
          </table:table-cell>
          <table:table-cell table:formula="of:=SUM([.C75]+SUM((100-[.E75])*[.C75]/100))" office:value-type="float" office:value="237.85542" calcext:value-type="float">
            <text:p>237,85542</text:p>
          </table:table-cell>
          <table:table-cell table:formula="of:=SUM([.D75]+((100-[.E75])*[.D75]/100))" office:value-type="float" office:value="241.532412" calcext:value-type="float">
            <text:p>241,53241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 table:number-columns-repeated="2"/>
          <table:table-cell table:formula="of:=[.T74]" office:value-type="float" office:value="12.85" calcext:value-type="float">
            <text:p>12,85</text:p>
          </table:table-cell>
          <table:table-cell table:formula="of:=[.U7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7M00S" calcext:value-type="time">
            <text:p>00:37:00</text:p>
          </table:table-cell>
          <table:table-cell office:value-type="float" office:value="10.47" calcext:value-type="float">
            <text:p>10,47</text:p>
          </table:table-cell>
          <table:table-cell office:value-type="float" office:value="243" calcext:value-type="float">
            <text:p>24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7M30S" calcext:value-type="time">
            <text:p>00:37:30</text:p>
          </table:table-cell>
          <table:table-cell office:value-type="float" office:value="10.83" calcext:value-type="float">
            <text:p>10,83</text:p>
          </table:table-cell>
          <table:table-cell office:value-type="float" office:value="208" calcext:value-type="float">
            <text:p>208</text:p>
          </table:table-cell>
          <table:table-cell table:formula="of:=SUM([.B76]*[.P72])+[.Q72]" office:value-type="float" office:value="209.9" calcext:value-type="float">
            <text:p>209,9</text:p>
          </table:table-cell>
          <table:table-cell table:formula="of:=SUM([.B76]*[.T76])+[.U76]" office:value-type="float" office:value="84.9655" calcext:value-type="float">
            <text:p>84,9655</text:p>
          </table:table-cell>
          <table:table-cell table:formula="of:=SUM([.C76]+SUM((100-[.E76])*[.C76]/100))" office:value-type="float" office:value="239.27176" calcext:value-type="float">
            <text:p>239,27176</text:p>
          </table:table-cell>
          <table:table-cell table:formula="of:=SUM([.D76]+((100-[.E76])*[.D76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4]" office:value-type="float" office:value="30" calcext:value-type="float">
            <text:p>30</text:p>
          </table:table-cell>
          <table:table-cell table:formula="of:=[.Q74]" office:value-type="float" office:value="-115" calcext:value-type="float">
            <text:p>-115</text:p>
          </table:table-cell>
          <table:table-cell table:number-columns-repeated="2"/>
          <table:table-cell table:formula="of:=[.T75]" office:value-type="float" office:value="12.85" calcext:value-type="float">
            <text:p>12,85</text:p>
          </table:table-cell>
          <table:table-cell table:formula="of:=[.U7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7M30S" calcext:value-type="time">
            <text:p>00:37:30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time" office:time-value="PT00H38M00S" calcext:value-type="time">
            <text:p>00:38:00</text:p>
          </table:table-cell>
          <table:table-cell office:value-type="float" office:value="10.83" calcext:value-type="float">
            <text:p>10,83</text:p>
          </table:table-cell>
          <table:table-cell office:value-type="float" office:value="207" calcext:value-type="float">
            <text:p>207</text:p>
          </table:table-cell>
          <table:table-cell table:formula="of:=SUM([.B77]*[.P72])+[.Q72]" office:value-type="float" office:value="209.9" calcext:value-type="float">
            <text:p>209,9</text:p>
          </table:table-cell>
          <table:table-cell table:formula="of:=SUM([.B77]*[.T77])+[.U77]" office:value-type="float" office:value="84.9655" calcext:value-type="float">
            <text:p>84,9655</text:p>
          </table:table-cell>
          <table:table-cell table:formula="of:=SUM([.C77]+SUM((100-[.E77])*[.C77]/100))" office:value-type="float" office:value="238.121415" calcext:value-type="float">
            <text:p>238,121415</text:p>
          </table:table-cell>
          <table:table-cell table:formula="of:=SUM([.D77]+((100-[.E77])*[.D77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 table:number-columns-repeated="2"/>
          <table:table-cell table:formula="of:=[.T76]" office:value-type="float" office:value="12.85" calcext:value-type="float">
            <text:p>12,85</text:p>
          </table:table-cell>
          <table:table-cell table:formula="of:=[.U7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8M00S" calcext:value-type="time">
            <text:p>00:38:00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time" office:time-value="PT00H38M30S" calcext:value-type="time">
            <text:p>00:38:30</text:p>
          </table:table-cell>
          <table:table-cell office:value-type="float" office:value="10.82" calcext:value-type="float">
            <text:p>10,82</text:p>
          </table:table-cell>
          <table:table-cell office:value-type="float" office:value="205" calcext:value-type="float">
            <text:p>205</text:p>
          </table:table-cell>
          <table:table-cell table:formula="of:=SUM([.B78]*[.P72])+[.Q72]" office:value-type="float" office:value="209.6" calcext:value-type="float">
            <text:p>209,6</text:p>
          </table:table-cell>
          <table:table-cell table:formula="of:=SUM([.B78]*[.T78])+[.U78]" office:value-type="float" office:value="84.837" calcext:value-type="float">
            <text:p>84,837</text:p>
          </table:table-cell>
          <table:table-cell table:formula="of:=SUM([.C78]+SUM((100-[.E78])*[.C78]/100))" office:value-type="float" office:value="236.08415" calcext:value-type="float">
            <text:p>236,08415</text:p>
          </table:table-cell>
          <table:table-cell table:formula="of:=SUM([.D78]+((100-[.E78])*[.D78]/100))" office:value-type="float" office:value="241.381648" calcext:value-type="float">
            <text:p>241,3816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6]" office:value-type="float" office:value="30" calcext:value-type="float">
            <text:p>30</text:p>
          </table:table-cell>
          <table:table-cell table:formula="of:=[.Q76]" office:value-type="float" office:value="-115" calcext:value-type="float">
            <text:p>-115</text:p>
          </table:table-cell>
          <table:table-cell table:number-columns-repeated="2"/>
          <table:table-cell table:formula="of:=[.T77]" office:value-type="float" office:value="12.85" calcext:value-type="float">
            <text:p>12,85</text:p>
          </table:table-cell>
          <table:table-cell table:formula="of:=[.U7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8M30S" calcext:value-type="time">
            <text:p>00:38:30</text:p>
          </table:table-cell>
          <table:table-cell office:value-type="float" office:value="10.43" calcext:value-type="float">
            <text:p>10,43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time" office:time-value="PT00H39M00S" calcext:value-type="time">
            <text:p>00:39:00</text:p>
          </table:table-cell>
          <table:table-cell office:value-type="float" office:value="10.81" calcext:value-type="float">
            <text:p>10,81</text:p>
          </table:table-cell>
          <table:table-cell office:value-type="float" office:value="204" calcext:value-type="float">
            <text:p>204</text:p>
          </table:table-cell>
          <table:table-cell table:formula="of:=SUM([.B79]*[.P79])+[.Q79]" office:value-type="float" office:value="209.3" calcext:value-type="float">
            <text:p>209,3</text:p>
          </table:table-cell>
          <table:table-cell table:formula="of:=SUM([.B79]*[.T79])+[.U79]" office:value-type="float" office:value="84.7085" calcext:value-type="float">
            <text:p>84,7085</text:p>
          </table:table-cell>
          <table:table-cell table:formula="of:=SUM([.C79]+SUM((100-[.E79])*[.C79]/100))" office:value-type="float" office:value="235.19466" calcext:value-type="float">
            <text:p>235,19466</text:p>
          </table:table-cell>
          <table:table-cell table:formula="of:=SUM([.D79]+((100-[.E79])*[.D79]/100))" office:value-type="float" office:value="241.3051095" calcext:value-type="float">
            <text:p>241,30510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 table:number-columns-repeated="2"/>
          <table:table-cell table:formula="of:=[.T78]" office:value-type="float" office:value="12.85" calcext:value-type="float">
            <text:p>12,85</text:p>
          </table:table-cell>
          <table:table-cell table:formula="of:=[.U7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9M00S" calcext:value-type="time">
            <text:p>00:39:00</text:p>
          </table:table-cell>
          <table:table-cell office:value-type="float" office:value="10.41" calcext:value-type="float">
            <text:p>10,41</text:p>
          </table:table-cell>
          <table:table-cell office:value-type="float" office:value="241" calcext:value-type="float">
            <text:p>24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39M30S" calcext:value-type="time">
            <text:p>00:39:30</text:p>
          </table:table-cell>
          <table:table-cell office:value-type="float" office:value="10.79" calcext:value-type="float">
            <text:p>10,79</text:p>
          </table:table-cell>
          <table:table-cell office:value-type="float" office:value="204" calcext:value-type="float">
            <text:p>204</text:p>
          </table:table-cell>
          <table:table-cell table:formula="of:=SUM([.B80]*[.P79])+[.Q79]" office:value-type="float" office:value="208.7" calcext:value-type="float">
            <text:p>208,7</text:p>
          </table:table-cell>
          <table:table-cell table:formula="of:=SUM([.B80]*[.T80])+[.U80]" office:value-type="float" office:value="84.4515" calcext:value-type="float">
            <text:p>84,4515</text:p>
          </table:table-cell>
          <table:table-cell table:formula="of:=SUM([.C80]+SUM((100-[.E80])*[.C80]/100))" office:value-type="float" office:value="235.71894" calcext:value-type="float">
            <text:p>235,71894</text:p>
          </table:table-cell>
          <table:table-cell table:formula="of:=SUM([.D80]+((100-[.E80])*[.D80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78]" office:value-type="float" office:value="30" calcext:value-type="float">
            <text:p>30</text:p>
          </table:table-cell>
          <table:table-cell table:formula="of:=[.Q78]" office:value-type="float" office:value="-115" calcext:value-type="float">
            <text:p>-115</text:p>
          </table:table-cell>
          <table:table-cell table:number-columns-repeated="2"/>
          <table:table-cell table:formula="of:=[.T79]" office:value-type="float" office:value="12.85" calcext:value-type="float">
            <text:p>12,85</text:p>
          </table:table-cell>
          <table:table-cell table:formula="of:=[.U7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39M30S" calcext:value-type="time">
            <text:p>00:39:30</text:p>
          </table:table-cell>
          <table:table-cell office:value-type="float" office:value="10.4" calcext:value-type="float">
            <text:p>10,4</text:p>
          </table:table-cell>
          <table:table-cell office:value-type="float" office:value="240" calcext:value-type="float">
            <text:p>24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40M00S" calcext:value-type="time">
            <text:p>00:40:00</text:p>
          </table:table-cell>
          <table:table-cell office:value-type="float" office:value="10.8" calcext:value-type="float">
            <text:p>10,8</text:p>
          </table:table-cell>
          <table:table-cell office:value-type="float" office:value="205" calcext:value-type="float">
            <text:p>205</text:p>
          </table:table-cell>
          <table:table-cell table:formula="of:=SUM([.B81]*[.P79])+[.Q79]" office:value-type="float" office:value="209" calcext:value-type="float">
            <text:p>209</text:p>
          </table:table-cell>
          <table:table-cell table:formula="of:=SUM([.B81]*[.T81])+[.U81]" office:value-type="float" office:value="84.58" calcext:value-type="float">
            <text:p>84,58</text:p>
          </table:table-cell>
          <table:table-cell table:formula="of:=SUM([.C81]+SUM((100-[.E81])*[.C81]/100))" office:value-type="float" office:value="236.611" calcext:value-type="float">
            <text:p>236,611</text:p>
          </table:table-cell>
          <table:table-cell table:formula="of:=SUM([.D81]+((100-[.E81])*[.D81]/100))" office:value-type="float" office:value="241.2278" calcext:value-type="float">
            <text:p>241,227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 table:number-columns-repeated="2"/>
          <table:table-cell table:formula="of:=[.T80]" office:value-type="float" office:value="12.85" calcext:value-type="float">
            <text:p>12,85</text:p>
          </table:table-cell>
          <table:table-cell table:formula="of:=[.U8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0M00S" calcext:value-type="time">
            <text:p>00:40:00</text:p>
          </table:table-cell>
          <table:table-cell office:value-type="float" office:value="10.4" calcext:value-type="float">
            <text:p>10,4</text:p>
          </table:table-cell>
          <table:table-cell office:value-type="float" office:value="242" calcext:value-type="float">
            <text:p>24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time" office:time-value="PT00H40M30S" calcext:value-type="time">
            <text:p>00:40:30</text:p>
          </table:table-cell>
          <table:table-cell office:value-type="float" office:value="10.79" calcext:value-type="float">
            <text:p>10,79</text:p>
          </table:table-cell>
          <table:table-cell office:value-type="float" office:value="205" calcext:value-type="float">
            <text:p>205</text:p>
          </table:table-cell>
          <table:table-cell table:formula="of:=SUM([.B82]*[.P79])+[.Q79]" office:value-type="float" office:value="208.7" calcext:value-type="float">
            <text:p>208,7</text:p>
          </table:table-cell>
          <table:table-cell table:formula="of:=SUM([.B82]*[.T82])+[.U82]" office:value-type="float" office:value="84.4515" calcext:value-type="float">
            <text:p>84,4515</text:p>
          </table:table-cell>
          <table:table-cell table:formula="of:=SUM([.C82]+SUM((100-[.E82])*[.C82]/100))" office:value-type="float" office:value="236.874425" calcext:value-type="float">
            <text:p>236,874425</text:p>
          </table:table-cell>
          <table:table-cell table:formula="of:=SUM([.D82]+((100-[.E82])*[.D82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0]" office:value-type="float" office:value="30" calcext:value-type="float">
            <text:p>30</text:p>
          </table:table-cell>
          <table:table-cell table:formula="of:=[.Q80]" office:value-type="float" office:value="-115" calcext:value-type="float">
            <text:p>-115</text:p>
          </table:table-cell>
          <table:table-cell table:number-columns-repeated="2"/>
          <table:table-cell table:formula="of:=[.T81]" office:value-type="float" office:value="12.85" calcext:value-type="float">
            <text:p>12,85</text:p>
          </table:table-cell>
          <table:table-cell table:formula="of:=[.U8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0M30S" calcext:value-type="time">
            <text:p>00:40:30</text:p>
          </table:table-cell>
          <table:table-cell office:value-type="float" office:value="10.39" calcext:value-type="float">
            <text:p>10,39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1M00S" calcext:value-type="time">
            <text:p>00:41:00</text:p>
          </table:table-cell>
          <table:table-cell office:value-type="float" office:value="10.77" calcext:value-type="float">
            <text:p>10,77</text:p>
          </table:table-cell>
          <table:table-cell office:value-type="float" office:value="205" calcext:value-type="float">
            <text:p>205</text:p>
          </table:table-cell>
          <table:table-cell table:formula="of:=SUM([.B83]*[.P79])+[.Q79]" office:value-type="float" office:value="208.1" calcext:value-type="float">
            <text:p>208,1</text:p>
          </table:table-cell>
          <table:table-cell table:formula="of:=SUM([.B83]*[.T83])+[.U83]" office:value-type="float" office:value="84.1945" calcext:value-type="float">
            <text:p>84,1945</text:p>
          </table:table-cell>
          <table:table-cell table:formula="of:=SUM([.C83]+SUM((100-[.E83])*[.C83]/100))" office:value-type="float" office:value="237.401275" calcext:value-type="float">
            <text:p>237,401275</text:p>
          </table:table-cell>
          <table:table-cell table:formula="of:=SUM([.D83]+((100-[.E83])*[.D83]/100))" office:value-type="float" office:value="240.9912455" calcext:value-type="float">
            <text:p>240,99124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2]" office:value-type="float" office:value="30" calcext:value-type="float">
            <text:p>30</text:p>
          </table:table-cell>
          <table:table-cell table:formula="of:=[.Q82]" office:value-type="float" office:value="-115" calcext:value-type="float">
            <text:p>-115</text:p>
          </table:table-cell>
          <table:table-cell table:number-columns-repeated="2"/>
          <table:table-cell table:formula="of:=[.T82]" office:value-type="float" office:value="12.85" calcext:value-type="float">
            <text:p>12,85</text:p>
          </table:table-cell>
          <table:table-cell table:formula="of:=[.U8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1M00S" calcext:value-type="time">
            <text:p>00:41:00</text:p>
          </table:table-cell>
          <table:table-cell office:value-type="float" office:value="10.38" calcext:value-type="float">
            <text:p>10,38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1M30S" calcext:value-type="time">
            <text:p>00:41:30</text:p>
          </table:table-cell>
          <table:table-cell office:value-type="float" office:value="10.76" calcext:value-type="float">
            <text:p>10,76</text:p>
          </table:table-cell>
          <table:table-cell office:value-type="float" office:value="204" calcext:value-type="float">
            <text:p>204</text:p>
          </table:table-cell>
          <table:table-cell table:formula="of:=SUM([.B84]*[.P79])+[.Q79]" office:value-type="float" office:value="207.8" calcext:value-type="float">
            <text:p>207,8</text:p>
          </table:table-cell>
          <table:table-cell table:formula="of:=SUM([.B84]*[.T84])+[.U84]" office:value-type="float" office:value="84.066" calcext:value-type="float">
            <text:p>84,066</text:p>
          </table:table-cell>
          <table:table-cell table:formula="of:=SUM([.C84]+SUM((100-[.E84])*[.C84]/100))" office:value-type="float" office:value="236.50536" calcext:value-type="float">
            <text:p>236,50536</text:p>
          </table:table-cell>
          <table:table-cell table:formula="of:=SUM([.D84]+((100-[.E84])*[.D84]/100))" office:value-type="float" office:value="240.910852" calcext:value-type="float">
            <text:p>240,9108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 table:number-columns-repeated="2"/>
          <table:table-cell table:formula="of:=[.T83]" office:value-type="float" office:value="12.85" calcext:value-type="float">
            <text:p>12,85</text:p>
          </table:table-cell>
          <table:table-cell table:formula="of:=[.U8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1M30S" calcext:value-type="time">
            <text:p>00:41:30</text:p>
          </table:table-cell>
          <table:table-cell office:value-type="float" office:value="10.37" calcext:value-type="float">
            <text:p>10,37</text:p>
          </table:table-cell>
          <table:table-cell office:value-type="float" office:value="239" calcext:value-type="float">
            <text:p>23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time" office:time-value="PT00H42M00S" calcext:value-type="time">
            <text:p>00:42:00</text:p>
          </table:table-cell>
          <table:table-cell office:value-type="float" office:value="10.75" calcext:value-type="float">
            <text:p>10,75</text:p>
          </table:table-cell>
          <table:table-cell office:value-type="float" office:value="205" calcext:value-type="float">
            <text:p>205</text:p>
          </table:table-cell>
          <table:table-cell table:formula="of:=SUM([.B85]*[.P79])+[.Q79]" office:value-type="float" office:value="207.5" calcext:value-type="float">
            <text:p>207,5</text:p>
          </table:table-cell>
          <table:table-cell table:formula="of:=SUM([.B85]*[.T85])+[.U85]" office:value-type="float" office:value="83.9375" calcext:value-type="float">
            <text:p>83,9375</text:p>
          </table:table-cell>
          <table:table-cell table:formula="of:=SUM([.C85]+SUM((100-[.E85])*[.C85]/100))" office:value-type="float" office:value="237.928125" calcext:value-type="float">
            <text:p>237,928125</text:p>
          </table:table-cell>
          <table:table-cell table:formula="of:=SUM([.D85]+((100-[.E85])*[.D85]/100))" office:value-type="float" office:value="240.8296875" calcext:value-type="float">
            <text:p>240,82968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3]" office:value-type="float" office:value="30" calcext:value-type="float">
            <text:p>30</text:p>
          </table:table-cell>
          <table:table-cell table:formula="of:=[.Q83]" office:value-type="float" office:value="-115" calcext:value-type="float">
            <text:p>-115</text:p>
          </table:table-cell>
          <table:table-cell table:number-columns-repeated="2"/>
          <table:table-cell table:formula="of:=[.T84]" office:value-type="float" office:value="12.85" calcext:value-type="float">
            <text:p>12,85</text:p>
          </table:table-cell>
          <table:table-cell table:formula="of:=[.U84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2M00S" calcext:value-type="time">
            <text:p>00:42:00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time" office:time-value="PT00H42M30S" calcext:value-type="time">
            <text:p>00:42:30</text:p>
          </table:table-cell>
          <table:table-cell office:value-type="float" office:value="10.74" calcext:value-type="float">
            <text:p>10,74</text:p>
          </table:table-cell>
          <table:table-cell office:value-type="float" office:value="204" calcext:value-type="float">
            <text:p>204</text:p>
          </table:table-cell>
          <table:table-cell table:formula="of:=SUM([.B86]*[.P86])+[.Q86]" office:value-type="float" office:value="207.2" calcext:value-type="float">
            <text:p>207,2</text:p>
          </table:table-cell>
          <table:table-cell table:formula="of:=SUM([.B86]*[.T86])+[.U86]" office:value-type="float" office:value="83.809" calcext:value-type="float">
            <text:p>83,809</text:p>
          </table:table-cell>
          <table:table-cell table:formula="of:=SUM([.C86]+SUM((100-[.E86])*[.C86]/100))" office:value-type="float" office:value="237.02964" calcext:value-type="float">
            <text:p>237,02964</text:p>
          </table:table-cell>
          <table:table-cell table:formula="of:=SUM([.D86]+((100-[.E86])*[.D86]/100))" office:value-type="float" office:value="240.747752" calcext:value-type="float">
            <text:p>240,7477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 table:number-columns-repeated="2"/>
          <table:table-cell table:formula="of:=[.T85]" office:value-type="float" office:value="12.85" calcext:value-type="float">
            <text:p>12,85</text:p>
          </table:table-cell>
          <table:table-cell table:formula="of:=[.U85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2M30S" calcext:value-type="time">
            <text:p>00:42:30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time" office:time-value="PT00H43M00S" calcext:value-type="time">
            <text:p>00:43:00</text:p>
          </table:table-cell>
          <table:table-cell office:value-type="float" office:value="10.72" calcext:value-type="float">
            <text:p>10,72</text:p>
          </table:table-cell>
          <table:table-cell office:value-type="float" office:value="204" calcext:value-type="float">
            <text:p>204</text:p>
          </table:table-cell>
          <table:table-cell table:formula="of:=SUM([.B87]*[.P86])+[.Q86]" office:value-type="float" office:value="206.6" calcext:value-type="float">
            <text:p>206,6</text:p>
          </table:table-cell>
          <table:table-cell table:formula="of:=SUM([.B87]*[.T87])+[.U87]" office:value-type="float" office:value="83.552" calcext:value-type="float">
            <text:p>83,552</text:p>
          </table:table-cell>
          <table:table-cell table:formula="of:=SUM([.C87]+SUM((100-[.E87])*[.C87]/100))" office:value-type="float" office:value="237.55392" calcext:value-type="float">
            <text:p>237,55392</text:p>
          </table:table-cell>
          <table:table-cell table:formula="of:=SUM([.D87]+((100-[.E87])*[.D87]/100))" office:value-type="float" office:value="240.581568" calcext:value-type="float">
            <text:p>240,5815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5]" office:value-type="float" office:value="30" calcext:value-type="float">
            <text:p>30</text:p>
          </table:table-cell>
          <table:table-cell table:formula="of:=[.Q85]" office:value-type="float" office:value="-115" calcext:value-type="float">
            <text:p>-115</text:p>
          </table:table-cell>
          <table:table-cell table:number-columns-repeated="2"/>
          <table:table-cell table:formula="of:=[.T86]" office:value-type="float" office:value="12.85" calcext:value-type="float">
            <text:p>12,85</text:p>
          </table:table-cell>
          <table:table-cell table:formula="of:=[.U86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3M00S" calcext:value-type="time">
            <text:p>00:43:00</text:p>
          </table:table-cell>
          <table:table-cell office:value-type="float" office:value="10.28" calcext:value-type="float">
            <text:p>10,28</text:p>
          </table:table-cell>
          <table:table-cell office:value-type="float" office:value="238" calcext:value-type="float">
            <text:p>23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time" office:time-value="PT00H43M30S" calcext:value-type="time">
            <text:p>00:43:30</text:p>
          </table:table-cell>
          <table:table-cell office:value-type="float" office:value="10.68" calcext:value-type="float">
            <text:p>10,68</text:p>
          </table:table-cell>
          <table:table-cell office:value-type="float" office:value="202" calcext:value-type="float">
            <text:p>202</text:p>
          </table:table-cell>
          <table:table-cell table:formula="of:=SUM([.B88]*[.P86])+[.Q86]" office:value-type="float" office:value="205.4" calcext:value-type="float">
            <text:p>205,4</text:p>
          </table:table-cell>
          <table:table-cell table:formula="of:=SUM([.B88]*[.T88])+[.U88]" office:value-type="float" office:value="83.038" calcext:value-type="float">
            <text:p>83,038</text:p>
          </table:table-cell>
          <table:table-cell table:formula="of:=SUM([.C88]+SUM((100-[.E88])*[.C88]/100))" office:value-type="float" office:value="236.26324" calcext:value-type="float">
            <text:p>236,26324</text:p>
          </table:table-cell>
          <table:table-cell table:formula="of:=SUM([.D88]+((100-[.E88])*[.D88]/100))" office:value-type="float" office:value="240.239948" calcext:value-type="float">
            <text:p>240,2399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 table:number-columns-repeated="2"/>
          <table:table-cell table:formula="of:=[.T87]" office:value-type="float" office:value="12.85" calcext:value-type="float">
            <text:p>12,85</text:p>
          </table:table-cell>
          <table:table-cell table:formula="of:=[.U87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3M30S" calcext:value-type="time">
            <text:p>00:43:30</text:p>
          </table:table-cell>
          <table:table-cell office:value-type="float" office:value="10.22" calcext:value-type="float">
            <text:p>10,22</text:p>
          </table:table-cell>
          <table:table-cell office:value-type="float" office:value="236" calcext:value-type="float">
            <text:p>23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time" office:time-value="PT00H44M00S" calcext:value-type="time">
            <text:p>00:44:00</text:p>
          </table:table-cell>
          <table:table-cell office:value-type="float" office:value="10.64" calcext:value-type="float">
            <text:p>10,64</text:p>
          </table:table-cell>
          <table:table-cell office:value-type="float" office:value="202" calcext:value-type="float">
            <text:p>202</text:p>
          </table:table-cell>
          <table:table-cell table:formula="of:=SUM([.B89]*[.P86])+[.Q86]" office:value-type="float" office:value="204.2" calcext:value-type="float">
            <text:p>204,2</text:p>
          </table:table-cell>
          <table:table-cell table:formula="of:=SUM([.B89]*[.T89])+[.U89]" office:value-type="float" office:value="82.524" calcext:value-type="float">
            <text:p>82,524</text:p>
          </table:table-cell>
          <table:table-cell table:formula="of:=SUM([.C89]+SUM((100-[.E89])*[.C89]/100))" office:value-type="float" office:value="237.30152" calcext:value-type="float">
            <text:p>237,30152</text:p>
          </table:table-cell>
          <table:table-cell table:formula="of:=SUM([.D89]+((100-[.E89])*[.D89]/100))" office:value-type="float" office:value="239.885992" calcext:value-type="float">
            <text:p>239,88599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7]" office:value-type="float" office:value="30" calcext:value-type="float">
            <text:p>30</text:p>
          </table:table-cell>
          <table:table-cell table:formula="of:=[.Q87]" office:value-type="float" office:value="-115" calcext:value-type="float">
            <text:p>-115</text:p>
          </table:table-cell>
          <table:table-cell table:number-columns-repeated="2"/>
          <table:table-cell table:formula="of:=[.T88]" office:value-type="float" office:value="12.85" calcext:value-type="float">
            <text:p>12,85</text:p>
          </table:table-cell>
          <table:table-cell table:formula="of:=[.U88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4M00S" calcext:value-type="time">
            <text:p>00:44:00</text:p>
          </table:table-cell>
          <table:table-cell office:value-type="float" office:value="10.13" calcext:value-type="float">
            <text:p>10,13</text:p>
          </table:table-cell>
          <table:table-cell office:value-type="float" office:value="234" calcext:value-type="float">
            <text:p>23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time" office:time-value="PT00H44M30S" calcext:value-type="time">
            <text:p>00:44:30</text:p>
          </table:table-cell>
          <table:table-cell office:value-type="float" office:value="10.6" calcext:value-type="float">
            <text:p>10,6</text:p>
          </table:table-cell>
          <table:table-cell office:value-type="float" office:value="201" calcext:value-type="float">
            <text:p>201</text:p>
          </table:table-cell>
          <table:table-cell table:formula="of:=SUM([.B90]*[.P86])+[.Q86]" office:value-type="float" office:value="203" calcext:value-type="float">
            <text:p>203</text:p>
          </table:table-cell>
          <table:table-cell table:formula="of:=SUM([.B90]*[.T90])+[.U90]" office:value-type="float" office:value="82.01" calcext:value-type="float">
            <text:p>82,01</text:p>
          </table:table-cell>
          <table:table-cell table:formula="of:=SUM([.C90]+SUM((100-[.E90])*[.C90]/100))" office:value-type="float" office:value="237.1599" calcext:value-type="float">
            <text:p>237,1599</text:p>
          </table:table-cell>
          <table:table-cell table:formula="of:=SUM([.D90]+((100-[.E90])*[.D90]/100))" office:value-type="float" office:value="239.5197" calcext:value-type="float">
            <text:p>239,519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 table:number-columns-repeated="2"/>
          <table:table-cell table:formula="of:=[.T89]" office:value-type="float" office:value="12.85" calcext:value-type="float">
            <text:p>12,85</text:p>
          </table:table-cell>
          <table:table-cell table:formula="of:=[.U89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4M30S" calcext:value-type="time">
            <text:p>00:44:30</text:p>
          </table:table-cell>
          <table:table-cell office:value-type="float" office:value="10.03" calcext:value-type="float">
            <text:p>10,03</text:p>
          </table:table-cell>
          <table:table-cell office:value-type="float" office:value="234" calcext:value-type="float">
            <text:p>23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office:value-type="float" office:value="10.54" calcext:value-type="float">
            <text:p>10,54</text:p>
          </table:table-cell>
          <table:table-cell office:value-type="float" office:value="199" calcext:value-type="float">
            <text:p>199</text:p>
          </table:table-cell>
          <table:table-cell table:formula="of:=SUM([.B91]*[.P86])+[.Q86]" office:value-type="float" office:value="201.2" calcext:value-type="float">
            <text:p>201,2</text:p>
          </table:table-cell>
          <table:table-cell table:formula="of:=SUM([.B91]*[.T91])+[.U91]" office:value-type="float" office:value="81.239" calcext:value-type="float">
            <text:p>81,239</text:p>
          </table:table-cell>
          <table:table-cell table:formula="of:=SUM([.C91]+SUM((100-[.E91])*[.C91]/100))" office:value-type="float" office:value="236.33439" calcext:value-type="float">
            <text:p>236,33439</text:p>
          </table:table-cell>
          <table:table-cell table:formula="of:=SUM([.D91]+((100-[.E91])*[.D91]/100))" office:value-type="float" office:value="238.947132" calcext:value-type="float">
            <text:p>238,94713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89]" office:value-type="float" office:value="30" calcext:value-type="float">
            <text:p>30</text:p>
          </table:table-cell>
          <table:table-cell table:formula="of:=[.Q89]" office:value-type="float" office:value="-115" calcext:value-type="float">
            <text:p>-115</text:p>
          </table:table-cell>
          <table:table-cell table:number-columns-repeated="2"/>
          <table:table-cell table:formula="of:=[.T90]" office:value-type="float" office:value="12.85" calcext:value-type="float">
            <text:p>12,85</text:p>
          </table:table-cell>
          <table:table-cell table:formula="of:=[.U90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5M00S" calcext:value-type="time">
            <text:p>00:45:00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time" office:time-value="PT00H45M30S" calcext:value-type="time">
            <text:p>00:45:30</text:p>
          </table:table-cell>
          <table:table-cell office:value-type="float" office:value="10.47" calcext:value-type="float">
            <text:p>10,47</text:p>
          </table:table-cell>
          <table:table-cell office:value-type="float" office:value="196" calcext:value-type="float">
            <text:p>196</text:p>
          </table:table-cell>
          <table:table-cell table:formula="of:=SUM([.B92]*[.P86])+[.Q86]" office:value-type="float" office:value="199.1" calcext:value-type="float">
            <text:p>199,1</text:p>
          </table:table-cell>
          <table:table-cell table:formula="of:=SUM([.B92]*[.T92])+[.U92]" office:value-type="float" office:value="80.3395" calcext:value-type="float">
            <text:p>80,3395</text:p>
          </table:table-cell>
          <table:table-cell table:formula="of:=SUM([.C92]+SUM((100-[.E92])*[.C92]/100))" office:value-type="float" office:value="234.53458" calcext:value-type="float">
            <text:p>234,53458</text:p>
          </table:table-cell>
          <table:table-cell table:formula="of:=SUM([.D92]+((100-[.E92])*[.D92]/100))" office:value-type="float" office:value="238.2440555" calcext:value-type="float">
            <text:p>238,24405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1]" office:value-type="float" office:value="30" calcext:value-type="float">
            <text:p>30</text:p>
          </table:table-cell>
          <table:table-cell table:formula="of:=[.Q91]" office:value-type="float" office:value="-115" calcext:value-type="float">
            <text:p>-115</text:p>
          </table:table-cell>
          <table:table-cell table:number-columns-repeated="2"/>
          <table:table-cell table:formula="of:=[.T91]" office:value-type="float" office:value="12.85" calcext:value-type="float">
            <text:p>12,85</text:p>
          </table:table-cell>
          <table:table-cell table:formula="of:=[.U91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5M30S" calcext:value-type="time">
            <text:p>00:45:30</text:p>
          </table:table-cell>
          <table:table-cell office:value-type="float" office:value="9.95" calcext:value-type="float">
            <text:p>9,95</text:p>
          </table:table-cell>
          <table:table-cell office:value-type="float" office:value="174" calcext:value-type="float">
            <text:p>17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6M00S" calcext:value-type="time">
            <text:p>00:46:00</text:p>
          </table:table-cell>
          <table:table-cell office:value-type="float" office:value="10.38" calcext:value-type="float">
            <text:p>10,38</text:p>
          </table:table-cell>
          <table:table-cell office:value-type="float" office:value="194" calcext:value-type="float">
            <text:p>194</text:p>
          </table:table-cell>
          <table:table-cell table:formula="of:=SUM([.B93]*[.P93])+[.Q93]" office:value-type="float" office:value="196.4" calcext:value-type="float">
            <text:p>196,4</text:p>
          </table:table-cell>
          <table:table-cell table:formula="of:=SUM([.B93]*[.T93])+[.U93]" office:value-type="float" office:value="79.183" calcext:value-type="float">
            <text:p>79,183</text:p>
          </table:table-cell>
          <table:table-cell table:formula="of:=SUM([.C93]+SUM((100-[.E93])*[.C93]/100))" office:value-type="float" office:value="234.38498" calcext:value-type="float">
            <text:p>234,38498</text:p>
          </table:table-cell>
          <table:table-cell table:formula="of:=SUM([.D93]+((100-[.E93])*[.D93]/100))" office:value-type="float" office:value="237.284588" calcext:value-type="float">
            <text:p>237,28458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 table:number-columns-repeated="2"/>
          <table:table-cell table:formula="of:=[.T92]" office:value-type="float" office:value="12.85" calcext:value-type="float">
            <text:p>12,85</text:p>
          </table:table-cell>
          <table:table-cell table:formula="of:=[.U92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6M00S" calcext:value-type="time">
            <text:p>00:46:00</text:p>
          </table:table-cell>
          <table:table-cell office:value-type="float" office:value="9.83" calcext:value-type="float">
            <text:p>9,83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6M30S" calcext:value-type="time">
            <text:p>00:46:30</text:p>
          </table:table-cell>
          <table:table-cell office:value-type="float" office:value="10.28" calcext:value-type="float">
            <text:p>10,28</text:p>
          </table:table-cell>
          <table:table-cell office:value-type="float" office:value="191" calcext:value-type="float">
            <text:p>191</text:p>
          </table:table-cell>
          <table:table-cell table:formula="of:=SUM([.B94]*[.P93])+[.Q93]" office:value-type="float" office:value="193.4" calcext:value-type="float">
            <text:p>193,4</text:p>
          </table:table-cell>
          <table:table-cell table:formula="of:=SUM([.B94]*[.T94])+[.U94]" office:value-type="float" office:value="77.898" calcext:value-type="float">
            <text:p>77,898</text:p>
          </table:table-cell>
          <table:table-cell table:formula="of:=SUM([.C94]+SUM((100-[.E94])*[.C94]/100))" office:value-type="float" office:value="233.21482" calcext:value-type="float">
            <text:p>233,21482</text:p>
          </table:table-cell>
          <table:table-cell table:formula="of:=SUM([.D94]+((100-[.E94])*[.D94]/100))" office:value-type="float" office:value="236.145268" calcext:value-type="float">
            <text:p>236,1452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2]" office:value-type="float" office:value="30" calcext:value-type="float">
            <text:p>30</text:p>
          </table:table-cell>
          <table:table-cell table:formula="of:=[.Q92]" office:value-type="float" office:value="-115" calcext:value-type="float">
            <text:p>-115</text:p>
          </table:table-cell>
          <table:table-cell table:number-columns-repeated="2"/>
          <table:table-cell table:formula="of:=[.T93]" office:value-type="float" office:value="12.85" calcext:value-type="float">
            <text:p>12,85</text:p>
          </table:table-cell>
          <table:table-cell table:formula="of:=[.U93]" office:value-type="float" office:value="-54.2" calcext:value-type="float">
            <text:p>-54,2</text:p>
          </table:table-cell>
          <table:table-cell table:number-columns-repeated="2"/>
          <table:table-cell office:value-type="time" office:time-value="PT00H46M30S" calcext:value-type="time">
            <text:p>00:46:30</text:p>
          </table:table-cell>
          <table:table-cell office:value-type="float" office:value="9.67" calcext:value-type="float">
            <text:p>9,67</text:p>
          </table:table-cell>
          <table:table-cell office:value-type="float" office:value="167" calcext:value-type="float">
            <text:p>16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time" office:time-value="PT00H47M00S" calcext:value-type="time">
            <text:p>00:47:00</text:p>
          </table:table-cell>
          <table:table-cell office:value-type="float" office:value="10.13" calcext:value-type="float">
            <text:p>10,13</text:p>
          </table:table-cell>
          <table:table-cell office:value-type="float" office:value="188" calcext:value-type="float">
            <text:p>188</text:p>
          </table:table-cell>
          <table:table-cell table:formula="of:=SUM([.B95]*[.P93])+[.Q93]" office:value-type="float" office:value="188.9" calcext:value-type="float">
            <text:p>188,9</text:p>
          </table:table-cell>
          <table:table-cell table:formula="of:=SUM([.B95]*[.T95])+[.U95]" office:value-type="float" office:value="75.9705" calcext:value-type="float">
            <text:p>75,9705</text:p>
          </table:table-cell>
          <table:table-cell table:formula="of:=SUM([.C95]+SUM((100-[.E95])*[.C95]/100))" office:value-type="float" office:value="233.17546" calcext:value-type="float">
            <text:p>233,17546</text:p>
          </table:table-cell>
          <table:table-cell table:formula="of:=SUM([.D95]+((100-[.E95])*[.D95]/100))" office:value-type="float" office:value="234.2917255" calcext:value-type="float">
            <text:p>234,29172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 table:number-columns-repeated="2"/>
          <table:table-cell table:formula="of:=[.T94]" office:value-type="float" office:value="12.85" calcext:value-type="float">
            <text:p>12,85</text:p>
          </table:table-cell>
          <table:table-cell table:formula="of:=[.U94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time" office:time-value="PT00H47M30S" calcext:value-type="time">
            <text:p>00:47:30</text:p>
          </table:table-cell>
          <table:table-cell office:value-type="float" office:value="9.93" calcext:value-type="float">
            <text:p>9,93</text:p>
          </table:table-cell>
          <table:table-cell office:value-type="float" office:value="179" calcext:value-type="float">
            <text:p>179</text:p>
          </table:table-cell>
          <table:table-cell table:formula="of:=SUM([.B96]*[.P93])+[.Q93]" office:value-type="float" office:value="182.9" calcext:value-type="float">
            <text:p>182,9</text:p>
          </table:table-cell>
          <table:table-cell table:formula="of:=SUM([.B96]*[.T96])+[.U96]" office:value-type="float" office:value="73.4005" calcext:value-type="float">
            <text:p>73,4005</text:p>
          </table:table-cell>
          <table:table-cell table:formula="of:=SUM([.C96]+SUM((100-[.E96])*[.C96]/100))" office:value-type="float" office:value="226.613105" calcext:value-type="float">
            <text:p>226,613105</text:p>
          </table:table-cell>
          <table:table-cell table:formula="of:=SUM([.D96]+((100-[.E96])*[.D96]/100))" office:value-type="float" office:value="231.5504855" calcext:value-type="float">
            <text:p>231,55048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4]" office:value-type="float" office:value="30" calcext:value-type="float">
            <text:p>30</text:p>
          </table:table-cell>
          <table:table-cell table:formula="of:=[.Q94]" office:value-type="float" office:value="-115" calcext:value-type="float">
            <text:p>-115</text:p>
          </table:table-cell>
          <table:table-cell table:number-columns-repeated="2"/>
          <table:table-cell table:formula="of:=[.T95]" office:value-type="float" office:value="12.85" calcext:value-type="float">
            <text:p>12,85</text:p>
          </table:table-cell>
          <table:table-cell table:formula="of:=[.U95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time" office:time-value="PT00H48M00S" calcext:value-type="time">
            <text:p>00:48:00</text:p>
          </table:table-cell>
          <table:table-cell office:value-type="float" office:value="9.48" calcext:value-type="float">
            <text:p>9,48</text:p>
          </table:table-cell>
          <table:table-cell office:value-type="float" office:value="159" calcext:value-type="float">
            <text:p>159</text:p>
          </table:table-cell>
          <table:table-cell table:formula="of:=SUM([.B97]*[.P93])+[.Q93]" office:value-type="float" office:value="169.4" calcext:value-type="float">
            <text:p>169,4</text:p>
          </table:table-cell>
          <table:table-cell table:formula="of:=SUM([.B97]*[.T97])+[.U97]" office:value-type="float" office:value="67.618" calcext:value-type="float">
            <text:p>67,618</text:p>
          </table:table-cell>
          <table:table-cell table:formula="of:=SUM([.C97]+SUM((100-[.E97])*[.C97]/100))" office:value-type="float" office:value="210.48738" calcext:value-type="float">
            <text:p>210,48738</text:p>
          </table:table-cell>
          <table:table-cell table:formula="of:=SUM([.D97]+((100-[.E97])*[.D97]/100))" office:value-type="float" office:value="224.255108" calcext:value-type="float">
            <text:p>224,25510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P95]" office:value-type="float" office:value="30" calcext:value-type="float">
            <text:p>30</text:p>
          </table:table-cell>
          <table:table-cell table:formula="of:=[.Q95]" office:value-type="float" office:value="-115" calcext:value-type="float">
            <text:p>-115</text:p>
          </table:table-cell>
          <table:table-cell table:number-columns-repeated="2"/>
          <table:table-cell table:formula="of:=[.T96]" office:value-type="float" office:value="12.85" calcext:value-type="float">
            <text:p>12,85</text:p>
          </table:table-cell>
          <table:table-cell table:formula="of:=[.U96]" office:value-type="float" office:value="-54.2" calcext:value-type="float">
            <text:p>-54,2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8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9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table table:name="Diagrammes" table:style-name="ta1">
        <table:shapes>
          <draw:frame draw:z-index="0" draw:style-name="gr1" draw:text-style-name="P1" svg:width="404.34mm" svg:height="126.78mm" svg:x="0.01mm" svg:y="0.01mm">
            <loext:p draw:notify-on-update-of-ranges="'Valeurs Mesures'.B2:'Valeurs Mesures'.B97 'Valeurs Mesures'.C1:'Valeurs Mesures'.C1 'Valeurs Mesures'.C1:'Valeurs Mesures'.C97 'Valeurs Mesures'.F1:'Valeurs Mesures'.F1 'Valeurs Mesures'.F2:'Valeurs Mesures'.F97 'Valeurs Mesures'.D1:'Valeurs Mesures'.D1 'Valeurs Mesures'.D1:'Valeurs Mesures'.D97 'Valeurs Mesures'.G1:'Valeurs Mesures'.G1 'Valeurs Mesures'.G2:'Valeurs Mesures'.G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5.38mm" svg:height="126.78mm" svg:x="0mm" svg:y="137.21mm">
            <loext:p draw:notify-on-update-of-ranges="'Valeurs Mesures'.L2:'Valeurs Mesures'.L67 'Valeurs Mesures'.M1:'Valeurs Mesures'.M1 'Valeurs Mesures'.M2:'Valeurs Mesures'.M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00.24mm" svg:height="149mm" svg:x="0mm" svg:y="271.96mm">
            <loext:p draw:notify-on-update-of-ranges="'Valeurs Mesures'.Y2:'Valeurs Mesures'.Y94 'Valeurs Mesures'.Z1:'Valeurs Mesures'.Z1 'Valeurs Mesures'.Z2:'Valeurs Mesures'.Z94 'Valeurs Mesures'.AA1:'Valeurs Mesures'.AA1 'Valeurs Mesures'.AA2:'Valeurs Mesures'.AA9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4:17:29.12336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7T14:18:51.870035061</dc:date>
    <meta:editing-duration>PT5H9M37S</meta:editing-duration>
    <meta:editing-cycles>247</meta:editing-cycles>
    <meta:generator>LibreOffice/5.1.6.2$Linux_X86_64 LibreOffice_project/10m0$Build-2</meta:generator>
    <meta:print-date>2017-04-28T21:52:50.988707929</meta:print-date>
    <meta:document-statistic meta:table-count="2" meta:cell-count="16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435cm" svg:height="12.679cm" xlink:href=".." xlink:type="simple" chart:class="chart:line" chart:column-mapping="2 3" chart:style-name="ch1">
        <chart:title svg:x="17.531cm" svg:y="0.389cm" chart:style-name="ch2">
          <text:p>PowerMotor/BatteryLevel</text:p>
        </chart:title>
        <chart:legend chart:legend-position="end" svg:x="35.092cm" svg:y="5.333cm" style:legend-expansion="high" chart:style-name="ch3"/>
        <chart:plot-area chart:style-name="ch4" table:cell-range-address="'Valeurs Mesures'.B2:'Valeurs Mesures'.B97 'Valeurs Mesures'.C1:'Valeurs Mesures'.D97 'Valeurs Mesures'.F1:'Valeurs Mesures'.G97" chart:data-source-has-labels="both" svg:x="1.794cm" svg:y="1.451cm" svg:width="32.49cm" svg:height="10.019cm">
          <chartooo:coordinate-region svg:x="2.609cm" svg:y="1.451cm" svg:width="31.675cm" svg:height="8.714cm"/>
          <chart:axis chart:dimension="x" chart:name="primary-x" chart:style-name="ch5" chartooo:axis-type="auto">
            <chartooo:date-scale/>
            <chart:title svg:x="16.43cm" svg:y="11.724cm" chart:style-name="ch6">
              <text:p>Battery Level Voltage</text:p>
            </chart:title>
            <chart:categories table:cell-range-address="'Valeurs Mesures'.B2:'Valeurs Mesures'.B97"/>
          </chart:axis>
          <chart:axis chart:dimension="y" chart:name="primary-y" chart:style-name="ch5">
            <chart:title svg:x="0.451cm" svg:y="7.928cm" chart:style-name="ch7">
              <text:p>Puissance Gramme</text:p>
            </chart:title>
            <chart:grid chart:style-name="ch8" chart:class="major"/>
          </chart:axis>
          <chart:series chart:style-name="ch9" chart:values-cell-range-address="'Valeurs Mesures'.C1:'Valeurs Mesures'.C97" chart:label-cell-address="'Valeurs Mesures'.C1:'Valeurs Mesures'.C1" chart:class="chart:line">
            <chart:data-point chart:repeated="97"/>
          </chart:series>
          <chart:series chart:style-name="ch10" chart:values-cell-range-address="'Valeurs Mesures'.F2:'Valeurs Mesures'.F97" chart:label-cell-address="'Valeurs Mesures'.F1:'Valeurs Mesures'.F1" chart:class="chart:line">
            <chart:data-point chart:repeated="96"/>
          </chart:series>
          <chart:series chart:style-name="ch11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2" chart:values-cell-range-address="'Valeurs Mesures'.G2:'Valeurs Mesures'.G97" chart:label-cell-address="'Valeurs Mesures'.G1:'Valeurs Mesures'.G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C1:'Valeurs Mesures'.C1</svg:desc>
                </draw:g>
              </table:table-cell>
              <table:table-cell office:value-type="string">
                <text:p>Correction</text:p>
                <draw:g>
                  <svg:desc>'Valeurs Mesures'.F1:'Valeurs Mesures'.F1</svg:desc>
                </draw:g>
              </table:table-cell>
              <table:table-cell office:value-type="string">
                <text:p>Theorique</text:p>
                <draw:g>
                  <svg:desc>'Valeurs Mesures'.D1:'Valeurs Mesures'.D1</svg:desc>
                </draw:g>
              </table:table-cell>
              <table:table-cell office:value-type="string">
                <text:p>Correction Theorique</text:p>
                <draw:g>
                  <svg:desc>'Valeurs Mesures'.G1:'Valeurs Mesures'.G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C1:'Valeurs Mesures'.C97</svg:desc>
                </draw:g>
              </table:table-cell>
              <table:table-cell office:value-type="float" office:value="242.063235">
                <text:p>242.063235</text:p>
                <draw:g>
                  <svg:desc>'Valeurs Mesures'.F2:'Valeurs Mesures'.F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4.9520555">
                <text:p>244.9520555</text:p>
                <draw:g>
                  <svg:desc>'Valeurs Mesures'.G2:'Valeurs Mesures'.G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5.9">
                <text:p>245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0.6168">
                <text:p>240.6168</text:p>
              </table:table-cell>
              <table:table-cell office:value-type="float" office:value="245">
                <text:p>245</text:p>
              </table:table-cell>
              <table:table-cell office:value-type="float" office:value="245.028108">
                <text:p>245.02810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1.542">
                <text:p>241.542</text:p>
              </table:table-cell>
              <table:table-cell office:value-type="float" office:value="244.4">
                <text:p>244.4</text:p>
              </table:table-cell>
              <table:table-cell office:value-type="float" office:value="245.0644875">
                <text:p>245.0644875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2.4672">
                <text:p>242.4672</text:p>
              </table:table-cell>
              <table:table-cell office:value-type="float" office:value="243.5">
                <text:p>243.5</text:p>
              </table:table-cell>
              <table:table-cell office:value-type="float" office:value="245.093928">
                <text:p>245.093928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39.63912">
                <text:p>239.63912</text:p>
              </table:table-cell>
              <table:table-cell office:value-type="float" office:value="242.6">
                <text:p>242.6</text:p>
              </table:table-cell>
              <table:table-cell office:value-type="float" office:value="245.122388">
                <text:p>245.12238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1.568175">
                <text:p>241.568175</text:p>
              </table:table-cell>
              <table:table-cell office:value-type="float" office:value="241.4">
                <text:p>241.4</text:p>
              </table:table-cell>
              <table:table-cell office:value-type="float" office:value="245.1356375">
                <text:p>245.135637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39.41242">
                <text:p>239.41242</text:p>
              </table:table-cell>
              <table:table-cell office:value-type="float" office:value="240.5">
                <text:p>240.5</text:p>
              </table:table-cell>
              <table:table-cell office:value-type="float" office:value="245.141948">
                <text:p>245.141948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41.945425">
                <text:p>241.945425</text:p>
              </table:table-cell>
              <table:table-cell office:value-type="float" office:value="239.6">
                <text:p>239.6</text:p>
              </table:table-cell>
              <table:table-cell office:value-type="float" office:value="245.1370455">
                <text:p>245.137045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41.51725">
                <text:p>241.51725</text:p>
              </table:table-cell>
              <table:table-cell office:value-type="float" office:value="238.1">
                <text:p>238.1</text:p>
              </table:table-cell>
              <table:table-cell office:value-type="float" office:value="245.1296875">
                <text:p>245.129687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40.04924">
                <text:p>240.04924</text:p>
              </table:table-cell>
              <table:table-cell office:value-type="float" office:value="237.5">
                <text:p>237.5</text:p>
              </table:table-cell>
              <table:table-cell office:value-type="float" office:value="245.1192455">
                <text:p>245.11924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40.9436">
                <text:p>240.9436</text:p>
              </table:table-cell>
              <table:table-cell office:value-type="float" office:value="236.9">
                <text:p>236.9</text:p>
              </table:table-cell>
              <table:table-cell office:value-type="float" office:value="245.0978">
                <text:p>245.0978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41.83796">
                <text:p>241.83796</text:p>
              </table:table-cell>
              <table:table-cell office:value-type="float" office:value="236">
                <text:p>236</text:p>
              </table:table-cell>
              <table:table-cell office:value-type="float" office:value="245.0694155">
                <text:p>245.0694155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41.389225">
                <text:p>241.389225</text:p>
              </table:table-cell>
              <table:table-cell office:value-type="float" office:value="235.1">
                <text:p>235.1</text:p>
              </table:table-cell>
              <table:table-cell office:value-type="float" office:value="245.0466375">
                <text:p>245.046637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39.887805">
                <text:p>239.887805</text:p>
              </table:table-cell>
              <table:table-cell office:value-type="float" office:value="234.5">
                <text:p>234.5</text:p>
              </table:table-cell>
              <table:table-cell office:value-type="float" office:value="245.0207755">
                <text:p>245.0207755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41.2309">
                <text:p>241.2309</text:p>
              </table:table-cell>
              <table:table-cell office:value-type="float" office:value="233.9">
                <text:p>233.9</text:p>
              </table:table-cell>
              <table:table-cell office:value-type="float" office:value="245.006688">
                <text:p>245.006688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41.064865">
                <text:p>241.064865</text:p>
              </table:table-cell>
              <table:table-cell office:value-type="float" office:value="233.6">
                <text:p>233.6</text:p>
              </table:table-cell>
              <table:table-cell office:value-type="float" office:value="244.9597995">
                <text:p>244.959799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41.35913">
                <text:p>241.35913</text:p>
              </table:table-cell>
              <table:table-cell office:value-type="float" office:value="232.7">
                <text:p>232.7</text:p>
              </table:table-cell>
              <table:table-cell office:value-type="float" office:value="244.942628">
                <text:p>244.942628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41.94766">
                <text:p>241.94766</text:p>
              </table:table-cell>
              <table:table-cell office:value-type="float" office:value="232.4">
                <text:p>232.4</text:p>
              </table:table-cell>
              <table:table-cell office:value-type="float" office:value="244.905972">
                <text:p>244.90597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43.29975">
                <text:p>243.29975</text:p>
              </table:table-cell>
              <table:table-cell office:value-type="float" office:value="231.8">
                <text:p>231.8</text:p>
              </table:table-cell>
              <table:table-cell office:value-type="float" office:value="244.8864875">
                <text:p>244.886487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41.00136">
                <text:p>241.00136</text:p>
              </table:table-cell>
              <table:table-cell office:value-type="float" office:value="231.5">
                <text:p>231.5</text:p>
              </table:table-cell>
              <table:table-cell office:value-type="float" office:value="244.823408">
                <text:p>244.8234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40.5205">
                <text:p>240.5205</text:p>
              </table:table-cell>
              <table:table-cell office:value-type="float" office:value="230.6">
                <text:p>230.6</text:p>
              </table:table-cell>
              <table:table-cell office:value-type="float" office:value="244.7775">
                <text:p>244.7775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40.323625">
                <text:p>240.323625</text:p>
              </table:table-cell>
              <table:table-cell office:value-type="float" office:value="230">
                <text:p>230</text:p>
              </table:table-cell>
              <table:table-cell office:value-type="float" office:value="244.7028555">
                <text:p>244.702855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43.626615">
                <text:p>243.626615</text:p>
              </table:table-cell>
              <table:table-cell office:value-type="float" office:value="229.1">
                <text:p>229.1</text:p>
              </table:table-cell>
              <table:table-cell office:value-type="float" office:value="244.5925355">
                <text:p>244.5925355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41.76925">
                <text:p>241.76925</text:p>
              </table:table-cell>
              <table:table-cell office:value-type="float" office:value="227.9">
                <text:p>227.9</text:p>
              </table:table-cell>
              <table:table-cell office:value-type="float" office:value="244.563028">
                <text:p>244.563028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46.950165">
                <text:p>246.950165</text:p>
              </table:table-cell>
              <table:table-cell office:value-type="float" office:value="227.6">
                <text:p>227.6</text:p>
              </table:table-cell>
              <table:table-cell office:value-type="float" office:value="244.4698795">
                <text:p>244.469879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45.376785">
                <text:p>245.376785</text:p>
              </table:table-cell>
              <table:table-cell office:value-type="float" office:value="226.7">
                <text:p>226.7</text:p>
              </table:table-cell>
              <table:table-cell office:value-type="float" office:value="244.4039255">
                <text:p>244.4039255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46.75072">
                <text:p>246.75072</text:p>
              </table:table-cell>
              <table:table-cell office:value-type="float" office:value="226.1">
                <text:p>226.1</text:p>
              </table:table-cell>
              <table:table-cell office:value-type="float" office:value="244.369792">
                <text:p>244.36979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41.91263">
                <text:p>241.91263</text:p>
              </table:table-cell>
              <table:table-cell office:value-type="float" office:value="225.8">
                <text:p>225.8</text:p>
              </table:table-cell>
              <table:table-cell office:value-type="float" office:value="244.299212">
                <text:p>244.29921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45.74788">
                <text:p>245.74788</text:p>
              </table:table-cell>
              <table:table-cell office:value-type="float" office:value="225.2">
                <text:p>225.2</text:p>
              </table:table-cell>
              <table:table-cell office:value-type="float" office:value="244.225548">
                <text:p>244.22554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41.68363">
                <text:p>241.68363</text:p>
              </table:table-cell>
              <table:table-cell office:value-type="float" office:value="224.6">
                <text:p>224.6</text:p>
              </table:table-cell>
              <table:table-cell office:value-type="float" office:value="244.1875595">
                <text:p>244.187559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39.789">
                <text:p>239.789</text:p>
              </table:table-cell>
              <table:table-cell office:value-type="float" office:value="224.3">
                <text:p>224.3</text:p>
              </table:table-cell>
              <table:table-cell office:value-type="float" office:value="244.1488">
                <text:p>244.1488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42.53944">
                <text:p>242.53944</text:p>
              </table:table-cell>
              <table:table-cell office:value-type="float" office:value="224">
                <text:p>224</text:p>
              </table:table-cell>
              <table:table-cell office:value-type="float" office:value="244.068968">
                <text:p>244.068968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42.01489">
                <text:p>242.01489</text:p>
              </table:table-cell>
              <table:table-cell office:value-type="float" office:value="223.4">
                <text:p>223.4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42.01489">
                <text:p>242.01489</text:p>
              </table:table-cell>
              <table:table-cell office:value-type="float" office:value="222.8">
                <text:p>222.8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39.28988">
                <text:p>239.28988</text:p>
              </table:table-cell>
              <table:table-cell office:value-type="float" office:value="222.8">
                <text:p>222.8</text:p>
              </table:table-cell>
              <table:table-cell office:value-type="float" office:value="243.900052">
                <text:p>243.900052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42.0506">
                <text:p>242.0506</text:p>
              </table:table-cell>
              <table:table-cell office:value-type="float" office:value="222.2">
                <text:p>222.2</text:p>
              </table:table-cell>
              <table:table-cell office:value-type="float" office:value="243.810968">
                <text:p>243.810968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42.3333">
                <text:p>242.3333</text:p>
              </table:table-cell>
              <table:table-cell office:value-type="float" office:value="221.6">
                <text:p>221.6</text:p>
              </table:table-cell>
              <table:table-cell office:value-type="float" office:value="243.7652695">
                <text:p>243.76526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40.69053">
                <text:p>240.69053</text:p>
              </table:table-cell>
              <table:table-cell office:value-type="float" office:value="221.3">
                <text:p>221.3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41.794615">
                <text:p>241.794615</text:p>
              </table:table-cell>
              <table:table-cell office:value-type="float" office:value="220.7">
                <text:p>220.7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41.25079">
                <text:p>241.25079</text:p>
              </table:table-cell>
              <table:table-cell office:value-type="float" office:value="220.7">
                <text:p>220.7</text:p>
              </table:table-cell>
              <table:table-cell office:value-type="float" office:value="243.5747655">
                <text:p>243.5747655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41.53092">
                <text:p>241.53092</text:p>
              </table:table-cell>
              <table:table-cell office:value-type="float" office:value="220.1">
                <text:p>220.1</text:p>
              </table:table-cell>
              <table:table-cell office:value-type="float" office:value="243.525212">
                <text:p>243.52521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39.5926">
                <text:p>239.5926</text:p>
              </table:table-cell>
              <table:table-cell office:value-type="float" office:value="219.8">
                <text:p>219.8</text:p>
              </table:table-cell>
              <table:table-cell office:value-type="float" office:value="243.4748875">
                <text:p>243.4748875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37.92413">
                <text:p>237.92413</text:p>
              </table:table-cell>
              <table:table-cell office:value-type="float" office:value="219.5">
                <text:p>219.5</text:p>
              </table:table-cell>
              <table:table-cell office:value-type="float" office:value="243.3719255">
                <text:p>243.3719255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39.588475">
                <text:p>239.588475</text:p>
              </table:table-cell>
              <table:table-cell office:value-type="float" office:value="218.9">
                <text:p>218.9</text:p>
              </table:table-cell>
              <table:table-cell office:value-type="float" office:value="243.2658795">
                <text:p>243.265879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.3">
                <text:p>218.3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">
                <text:p>218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0.4173">
                <text:p>240.4173</text:p>
              </table:table-cell>
              <table:table-cell office:value-type="float" office:value="218">
                <text:p>218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39.29908">
                <text:p>239.29908</text:p>
              </table:table-cell>
              <table:table-cell office:value-type="float" office:value="217.4">
                <text:p>217.4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39.57407">
                <text:p>239.57407</text:p>
              </table:table-cell>
              <table:table-cell office:value-type="float" office:value="217.4">
                <text:p>217.4</text:p>
              </table:table-cell>
              <table:table-cell office:value-type="float" office:value="243.0445355">
                <text:p>243.0445355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39.001975">
                <text:p>239.001975</text:p>
              </table:table-cell>
              <table:table-cell office:value-type="float" office:value="217.1">
                <text:p>217.1</text:p>
              </table:table-cell>
              <table:table-cell office:value-type="float" office:value="242.9292375">
                <text:p>242.929237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41.5224">
                <text:p>241.5224</text:p>
              </table:table-cell>
              <table:table-cell office:value-type="float" office:value="216.5">
                <text:p>216.5</text:p>
              </table:table-cell>
              <table:table-cell office:value-type="float" office:value="242.870432">
                <text:p>242.870432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40.67403">
                <text:p>240.67403</text:p>
              </table:table-cell>
              <table:table-cell office:value-type="float" office:value="216.2">
                <text:p>216.2</text:p>
              </table:table-cell>
              <table:table-cell office:value-type="float" office:value="242.8108555">
                <text:p>242.8108555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40.94902">
                <text:p>240.94902</text:p>
              </table:table-cell>
              <table:table-cell office:value-type="float" office:value="215.9">
                <text:p>215.9</text:p>
              </table:table-cell>
              <table:table-cell office:value-type="float" office:value="242.750508">
                <text:p>242.750508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38.96958">
                <text:p>238.96958</text:p>
              </table:table-cell>
              <table:table-cell office:value-type="float" office:value="215.6">
                <text:p>215.6</text:p>
              </table:table-cell>
              <table:table-cell office:value-type="float" office:value="242.6893895">
                <text:p>242.68938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.3">
                <text:p>215.3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">
                <text:p>215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37.5247">
                <text:p>237.5247</text:p>
              </table:table-cell>
              <table:table-cell office:value-type="float" office:value="215">
                <text:p>215</text:p>
              </table:table-cell>
              <table:table-cell office:value-type="float" office:value="242.501408">
                <text:p>242.501408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40.05926">
                <text:p>240.05926</text:p>
              </table:table-cell>
              <table:table-cell office:value-type="float" office:value="214.4">
                <text:p>214.4</text:p>
              </table:table-cell>
              <table:table-cell office:value-type="float" office:value="242.4372055">
                <text:p>242.4372055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4.1">
                <text:p>214.1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3.8">
                <text:p>213.8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39.469175">
                <text:p>239.469175</text:p>
              </table:table-cell>
              <table:table-cell office:value-type="float" office:value="213.8">
                <text:p>213.8</text:p>
              </table:table-cell>
              <table:table-cell office:value-type="float" office:value="242.3064875">
                <text:p>242.306487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39.74031">
                <text:p>239.74031</text:p>
              </table:table-cell>
              <table:table-cell office:value-type="float" office:value="213.5">
                <text:p>213.5</text:p>
              </table:table-cell>
              <table:table-cell office:value-type="float" office:value="242.239972">
                <text:p>242.239972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38.87395">
                <text:p>238.87395</text:p>
              </table:table-cell>
              <table:table-cell office:value-type="float" office:value="213.2">
                <text:p>213.2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40.011445">
                <text:p>240.011445</text:p>
              </table:table-cell>
              <table:table-cell office:value-type="float" office:value="212.9">
                <text:p>212.9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39.1438">
                <text:p>239.1438</text:p>
              </table:table-cell>
              <table:table-cell office:value-type="float" office:value="212.9">
                <text:p>212.9</text:p>
              </table:table-cell>
              <table:table-cell office:value-type="float" office:value="242.104628">
                <text:p>242.10462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39.41365">
                <text:p>239.41365</text:p>
              </table:table-cell>
              <table:table-cell office:value-type="float" office:value="212.6">
                <text:p>212.6</text:p>
              </table:table-cell>
              <table:table-cell office:value-type="float" office:value="242.0357995">
                <text:p>242.0357995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39.95335">
                <text:p>239.95335</text:p>
              </table:table-cell>
              <table:table-cell office:value-type="float" office:value="212.3">
                <text:p>212.3</text:p>
              </table:table-cell>
              <table:table-cell office:value-type="float" office:value="241.8958295">
                <text:p>241.895829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7">
                <text:p>211.7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4">
                <text:p>211.4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4">
                <text:p>211.4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1">
                <text:p>211.1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38.7372">
                <text:p>238.7372</text:p>
              </table:table-cell>
              <table:table-cell office:value-type="float" office:value="211.1">
                <text:p>211.1</text:p>
              </table:table-cell>
              <table:table-cell office:value-type="float" office:value="241.6066375">
                <text:p>241.6066375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37.85542">
                <text:p>237.85542</text:p>
              </table:table-cell>
              <table:table-cell office:value-type="float" office:value="210.5">
                <text:p>210.5</text:p>
              </table:table-cell>
              <table:table-cell office:value-type="float" office:value="241.532412">
                <text:p>241.53241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39.27176">
                <text:p>239.27176</text:p>
              </table:table-cell>
              <table:table-cell office:value-type="float" office:value="210.2">
                <text:p>210.2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38.121415">
                <text:p>238.121415</text:p>
              </table:table-cell>
              <table:table-cell office:value-type="float" office:value="209.9">
                <text:p>209.9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36.08415">
                <text:p>236.08415</text:p>
              </table:table-cell>
              <table:table-cell office:value-type="float" office:value="209.9">
                <text:p>209.9</text:p>
              </table:table-cell>
              <table:table-cell office:value-type="float" office:value="241.381648">
                <text:p>241.38164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35.19466">
                <text:p>235.19466</text:p>
              </table:table-cell>
              <table:table-cell office:value-type="float" office:value="209.6">
                <text:p>209.6</text:p>
              </table:table-cell>
              <table:table-cell office:value-type="float" office:value="241.3051095">
                <text:p>241.3051095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35.71894">
                <text:p>235.71894</text:p>
              </table:table-cell>
              <table:table-cell office:value-type="float" office:value="209.3">
                <text:p>209.3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36.611">
                <text:p>236.611</text:p>
              </table:table-cell>
              <table:table-cell office:value-type="float" office:value="208.7">
                <text:p>208.7</text:p>
              </table:table-cell>
              <table:table-cell office:value-type="float" office:value="241.2278">
                <text:p>241.2278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36.874425">
                <text:p>236.874425</text:p>
              </table:table-cell>
              <table:table-cell office:value-type="float" office:value="209">
                <text:p>209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37.401275">
                <text:p>237.401275</text:p>
              </table:table-cell>
              <table:table-cell office:value-type="float" office:value="208.7">
                <text:p>208.7</text:p>
              </table:table-cell>
              <table:table-cell office:value-type="float" office:value="240.9912455">
                <text:p>240.991245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36.50536">
                <text:p>236.50536</text:p>
              </table:table-cell>
              <table:table-cell office:value-type="float" office:value="208.1">
                <text:p>208.1</text:p>
              </table:table-cell>
              <table:table-cell office:value-type="float" office:value="240.910852">
                <text:p>240.910852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37.928125">
                <text:p>237.928125</text:p>
              </table:table-cell>
              <table:table-cell office:value-type="float" office:value="207.8">
                <text:p>207.8</text:p>
              </table:table-cell>
              <table:table-cell office:value-type="float" office:value="240.8296875">
                <text:p>240.829687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37.02964">
                <text:p>237.02964</text:p>
              </table:table-cell>
              <table:table-cell office:value-type="float" office:value="207.5">
                <text:p>207.5</text:p>
              </table:table-cell>
              <table:table-cell office:value-type="float" office:value="240.747752">
                <text:p>240.747752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37.55392">
                <text:p>237.55392</text:p>
              </table:table-cell>
              <table:table-cell office:value-type="float" office:value="207.2">
                <text:p>207.2</text:p>
              </table:table-cell>
              <table:table-cell office:value-type="float" office:value="240.581568">
                <text:p>240.581568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36.26324">
                <text:p>236.26324</text:p>
              </table:table-cell>
              <table:table-cell office:value-type="float" office:value="206.6">
                <text:p>206.6</text:p>
              </table:table-cell>
              <table:table-cell office:value-type="float" office:value="240.239948">
                <text:p>240.23994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37.30152">
                <text:p>237.30152</text:p>
              </table:table-cell>
              <table:table-cell office:value-type="float" office:value="205.4">
                <text:p>205.4</text:p>
              </table:table-cell>
              <table:table-cell office:value-type="float" office:value="239.885992">
                <text:p>239.88599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37.1599">
                <text:p>237.1599</text:p>
              </table:table-cell>
              <table:table-cell office:value-type="float" office:value="204.2">
                <text:p>204.2</text:p>
              </table:table-cell>
              <table:table-cell office:value-type="float" office:value="239.5197">
                <text:p>239.5197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36.33439">
                <text:p>236.33439</text:p>
              </table:table-cell>
              <table:table-cell office:value-type="float" office:value="203">
                <text:p>203</text:p>
              </table:table-cell>
              <table:table-cell office:value-type="float" office:value="238.947132">
                <text:p>238.94713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34.53458">
                <text:p>234.53458</text:p>
              </table:table-cell>
              <table:table-cell office:value-type="float" office:value="201.2">
                <text:p>201.2</text:p>
              </table:table-cell>
              <table:table-cell office:value-type="float" office:value="238.2440555">
                <text:p>238.2440555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234.38498">
                <text:p>234.38498</text:p>
              </table:table-cell>
              <table:table-cell office:value-type="float" office:value="199.1">
                <text:p>199.1</text:p>
              </table:table-cell>
              <table:table-cell office:value-type="float" office:value="237.284588">
                <text:p>237.28458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233.21482">
                <text:p>233.21482</text:p>
              </table:table-cell>
              <table:table-cell office:value-type="float" office:value="196.4">
                <text:p>196.4</text:p>
              </table:table-cell>
              <table:table-cell office:value-type="float" office:value="236.145268">
                <text:p>236.145268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233.17546">
                <text:p>233.17546</text:p>
              </table:table-cell>
              <table:table-cell office:value-type="float" office:value="193.4">
                <text:p>193.4</text:p>
              </table:table-cell>
              <table:table-cell office:value-type="float" office:value="234.2917255">
                <text:p>234.2917255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226.613105">
                <text:p>226.613105</text:p>
              </table:table-cell>
              <table:table-cell office:value-type="float" office:value="188.9">
                <text:p>188.9</text:p>
              </table:table-cell>
              <table:table-cell office:value-type="float" office:value="231.5504855">
                <text:p>231.550485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210.48738">
                <text:p>210.48738</text:p>
              </table:table-cell>
              <table:table-cell office:value-type="float" office:value="182.9">
                <text:p>182.9</text:p>
              </table:table-cell>
              <table:table-cell office:value-type="float" office:value="224.255108">
                <text:p>224.25510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39cm" svg:height="12.679cm" xlink:href=".." xlink:type="simple" chart:class="chart:line" chart:style-name="ch1">
        <chart:title svg:x="17.583cm" svg:y="0.389cm" chart:style-name="ch2">
          <text:p>PowerMotor/BatteryLevel</text:p>
        </chart:title>
        <chart:legend chart:legend-position="end" svg:x="36.498cm" svg:y="6.05cm" style:legend-expansion="high" chart:style-name="ch3"/>
        <chart:plot-area chart:style-name="ch4" table:cell-range-address="'Valeurs Mesures'.L2:'Valeurs Mesures'.M67 'Valeurs Mesures'.M1:'Valeurs Mesures'.M1" chart:data-source-has-labels="both" svg:x="1.796cm" svg:y="1.451cm" svg:width="33.892cm" svg:height="10.019cm">
          <chartooo:coordinate-region svg:x="2.611cm" svg:y="1.451cm" svg:width="33.077cm" svg:height="8.714cm"/>
          <chart:axis chart:dimension="x" chart:name="primary-x" chart:style-name="ch5" chartooo:axis-type="auto">
            <chartooo:date-scale/>
            <chart:title svg:x="17.066cm" svg:y="11.726cm" chart:style-name="ch6">
              <text:p>Battery Level Voltage</text:p>
            </chart:title>
            <chart:categories table:cell-range-address="'Valeurs Mesures'.L2:'Valeurs Mesures'.L67"/>
          </chart:axis>
          <chart:axis chart:dimension="y" chart:name="primary-y" chart:style-name="ch5">
            <chart:title svg:x="0.451cm" svg:y="7.834cm" chart:style-name="ch7">
              <text:p>Power on balance</text:p>
            </chart:title>
            <chart:grid chart:style-name="ch8" chart:class="major"/>
          </chart:axis>
          <chart:series chart:style-name="ch9" chart:values-cell-range-address="'Valeurs Mesures'.M2:'Valeurs Mesures'.M67" chart:label-cell-address="'Valeurs Mesures'.M1:'Valeurs Mesures'.M1" chart:class="chart:line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M1:'Valeurs Mesures'.M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L2:'Valeurs Mesures'.L67</svg:desc>
                </draw:g>
              </table:table-cell>
              <table:table-cell office:value-type="float" office:value="740">
                <text:p>740</text:p>
                <draw:g>
                  <svg:desc>'Valeurs Mesures'.M2:'Valeurs Mesures'.M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25cm" svg:height="14.901cm" xlink:href=".." xlink:type="simple" chart:class="chart:line" chart:style-name="ch1">
        <chart:title svg:x="14.739cm" svg:y="0.434cm" chart:style-name="ch2">
          <text:p>Evolution Power on Balance with Power Correction</text:p>
        </chart:title>
        <chart:subtitle svg:x="15.865cm" svg:y="1.542cm" chart:style-name="ch3">
          <text:p>Signal ASK / POWER on balance | Signal : 1400</text:p>
        </chart:subtitle>
        <chart:legend chart:legend-position="end" svg:x="34.228cm" svg:y="6.922cm" style:legend-expansion="high" chart:style-name="ch4"/>
        <chart:plot-area chart:style-name="ch5" table:cell-range-address="'Valeurs Mesures'.Y2:'Valeurs Mesures'.AA94 'Valeurs Mesures'.Z1:'Valeurs Mesures'.AA1" chart:data-source-has-labels="both" svg:x="0.8cm" svg:y="2.511cm" svg:width="32.628cm" svg:height="11.136cm">
          <chartooo:coordinate-region svg:x="1.615cm" svg:y="2.511cm" svg:width="31.49cm" svg:height="9.831cm"/>
          <chart:axis chart:dimension="x" chart:name="primary-x" chart:style-name="ch6" chartooo:axis-type="auto">
            <chartooo:date-scale/>
            <chart:title svg:x="15.505cm" svg:y="13.946cm" chart:style-name="ch7">
              <text:p>Battery Level Voltage</text:p>
            </chart:title>
            <chart:categories table:cell-range-address="'Valeurs Mesures'.Y2:'Valeurs Mesures'.Y94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'Valeurs Mesures'.Z2:'Valeurs Mesures'.Z94" chart:label-cell-address="'Valeurs Mesures'.Z1:'Valeurs Mesures'.Z1" chart:class="chart:line">
            <chart:data-point chart:repeated="93"/>
          </chart:series>
          <chart:series chart:style-name="ch10" chart:values-cell-range-address="'Valeurs Mesures'.AA2:'Valeurs Mesures'.AA94" chart:label-cell-address="'Valeurs Mesures'.AA1:'Valeurs Mesures'.AA1" chart:class="chart:line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00 MotorPower on balance</text:p>
                <draw:g>
                  <svg:desc>'Valeurs Mesures'.Z1:'Valeurs Mesures'.Z1</svg:desc>
                </draw:g>
              </table:table-cell>
              <table:table-cell office:value-type="string">
                <text:p>1400 Signal Ask (offet)</text:p>
                <draw:g>
                  <svg:desc>'Valeurs Mesures'.AA1:'Valeurs Mesures'.AA1</svg:desc>
                </draw:g>
              </table:table-cell>
            </table:table-row>
          </table:table-header-rows>
          <table:table-rows>
            <table:table-row>
              <table:table-cell office:value-type="float" office:value="11.89">
                <text:p>11.89</text:p>
                <draw:g>
                  <svg:desc>'Valeurs Mesures'.Y2:'Valeurs Mesures'.Y94</svg:desc>
                </draw:g>
              </table:table-cell>
              <table:table-cell office:value-type="float" office:value="259">
                <text:p>259</text:p>
                <draw:g>
                  <svg:desc>'Valeurs Mesures'.Z2:'Valeurs Mesures'.Z94</svg:desc>
                </draw:g>
              </table:table-cell>
              <table:table-cell office:value-type="float" office:value="1420">
                <text:p>1420</text:p>
                <draw:g>
                  <svg:desc>'Valeurs Mesures'.AA2:'Valeurs Mesures'.AA94</svg:desc>
                </draw:g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255">
                <text:p>25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57">
                <text:p>25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56">
                <text:p>25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4">
                <text:p>11.74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2">
                <text:p>11.72</text:p>
              </table:table-cell>
              <table:table-cell office:value-type="float" office:value="255">
                <text:p>25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11.68">
                <text:p>11.68</text:p>
              </table:table-cell>
              <table:table-cell office:value-type="float" office:value="255">
                <text:p>25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252">
                <text:p>25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11.64">
                <text:p>11.64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51">
                <text:p>25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1.60</text:p>
              </table:table-cell>
              <table:table-cell office:value-type="float" office:value="250">
                <text:p>25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52">
                <text:p>25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51">
                <text:p>25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51">
                <text:p>25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252">
                <text:p>25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51">
                <text:p>25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51">
                <text:p>25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1.33">
                <text:p>11.33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49">
                <text:p>24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9">
                <text:p>11.29</text:p>
              </table:table-cell>
              <table:table-cell office:value-type="float" office:value="251">
                <text:p>25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3">
                <text:p>11.23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44">
                <text:p>24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46">
                <text:p>24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8">
                <text:p>11.18</text:p>
              </table:table-cell>
              <table:table-cell office:value-type="float" office:value="247">
                <text:p>24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47">
                <text:p>24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45">
                <text:p>24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245">
                <text:p>24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46">
                <text:p>24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45">
                <text:p>24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44">
                <text:p>24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44">
                <text:p>24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44">
                <text:p>24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5">
                <text:p>24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4">
                <text:p>24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44">
                <text:p>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45">
                <text:p>24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44">
                <text:p>24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2">
                <text:p>2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3">
                <text:p>2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4">
                <text:p>24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45">
                <text:p>2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244">
                <text:p>24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10.62">
                <text:p>10.62</text:p>
              </table:table-cell>
              <table:table-cell office:value-type="float" office:value="244">
                <text:p>2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5">
                <text:p>24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9">
                <text:p>10.59</text:p>
              </table:table-cell>
              <table:table-cell office:value-type="float" office:value="246">
                <text:p>24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3">
                <text:p>24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5">
                <text:p>24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4">
                <text:p>24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2">
                <text:p>10.52</text:p>
              </table:table-cell>
              <table:table-cell office:value-type="float" office:value="245">
                <text:p>24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4">
                <text:p>2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2">
                <text:p>24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3">
                <text:p>24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4">
                <text:p>2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3">
                <text:p>24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3">
                <text:p>10.43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241">
                <text:p>24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0">
                <text:p>2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2">
                <text:p>2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39">
                <text:p>10.39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7">
                <text:p>10.37</text:p>
              </table:table-cell>
              <table:table-cell office:value-type="float" office:value="239">
                <text:p>23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238">
                <text:p>23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10.22">
                <text:p>10.22</text:p>
              </table:table-cell>
              <table:table-cell office:value-type="float" office:value="236">
                <text:p>23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234">
                <text:p>23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234">
                <text:p>23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174">
                <text:p>1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83">
                <text:p>9.83</text:p>
              </table:table-cell>
              <table:table-cell office:value-type="float" office:value="170">
                <text:p>1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167">
                <text:p>167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